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sCited / Year</text:p>
          </table:table-cell>
          <table:table-cell office:value-type="string" calcext:value-type="string">
            <text:p>percentNonCS</text:p>
          </table:table-cell>
        </table:table-row>
        <table:table-row table:style-name="ro1">
          <table:table-cell office:value-type="float" office:value="0.0627177700348432" calcext:value-type="float">
            <text:p>0.062717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04529616724739" calcext:value-type="float">
            <text:p>0.01045296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348432055749129" calcext:value-type="float">
            <text:p>0.034843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3812842210055" calcext:value-type="float">
            <text:p>0.026381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1348929815829" calcext:value-type="float">
            <text:p>0.081134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919860627178" calcext:value-type="float">
            <text:p>0.1289198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3992035838726" calcext:value-type="float">
            <text:p>0.022399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7760079641613" calcext:value-type="float">
            <text:p>0.049776008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472872075659532" calcext:value-type="float">
            <text:p>0.047287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7088103534097" calcext:value-type="float">
            <text:p>0.00647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9059233449477" calcext:value-type="float">
            <text:p>0.0209059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880039820806" calcext:value-type="float">
            <text:p>0.0248880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57142857142857" calcext:value-type="float">
            <text:p>3.5714285714</text:p>
          </table:table-cell>
        </table:table-row>
        <table:table-row table:style-name="ro1">
          <table:table-cell office:value-type="float" office:value="0.0333499253359881" calcext:value-type="float">
            <text:p>0.0333499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2872075659532" calcext:value-type="float">
            <text:p>0.047287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3588850174216" calcext:value-type="float">
            <text:p>0.031358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3588850174216" calcext:value-type="float">
            <text:p>0.031358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2065704330513" calcext:value-type="float">
            <text:p>0.0652065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211050273768" calcext:value-type="float">
            <text:p>0.0642110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7536087605774" calcext:value-type="float">
            <text:p>0.0054753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2334494773519" calcext:value-type="float">
            <text:p>0.059233449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84171229467397" calcext:value-type="float">
            <text:p>0.0184171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69238427078148" calcext:value-type="float">
            <text:p>0.01692384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0298656047784968" calcext:value-type="float">
            <text:p>0.0029865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3364858138377" calcext:value-type="float">
            <text:p>0.0363364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426580388253" calcext:value-type="float">
            <text:p>0.1274265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3140866102539" calcext:value-type="float">
            <text:p>0.041314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7177700348432" calcext:value-type="float">
            <text:p>0.0627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8252862120458" calcext:value-type="float">
            <text:p>0.03882528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666998506719761" calcext:value-type="float">
            <text:p>0.0666998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0676953708313" calcext:value-type="float">
            <text:p>0.09606769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9104031856645" calcext:value-type="float">
            <text:p>0.019910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9059233449477" calcext:value-type="float">
            <text:p>0.02090592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7804878048781" calcext:value-type="float">
            <text:p>0.0487804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2424091587855" calcext:value-type="float">
            <text:p>0.0572424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3275261324042" calcext:value-type="float">
            <text:p>0.038327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390243902439" calcext:value-type="float">
            <text:p>0.024390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2424091587855" calcext:value-type="float">
            <text:p>0.0572424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9104031856645" calcext:value-type="float">
            <text:p>0.019910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3947237431558" calcext:value-type="float">
            <text:p>0.023394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417620706819" calcext:value-type="float">
            <text:p>0.0129417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211548033848" calcext:value-type="float">
            <text:p>0.175211548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343454454952713" calcext:value-type="float">
            <text:p>0.03434544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63364858138377" calcext:value-type="float">
            <text:p>0.0363364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8700846192135" calcext:value-type="float">
            <text:p>0.028870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3454454952713" calcext:value-type="float">
            <text:p>0.03434544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3532338308458" calcext:value-type="float">
            <text:p>0.029353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378109452736" calcext:value-type="float">
            <text:p>0.012437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2885572139304" calcext:value-type="float">
            <text:p>0.0422885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2338308457711" calcext:value-type="float">
            <text:p>0.0532338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5771144278607" calcext:value-type="float">
            <text:p>0.0084577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7164179104478" calcext:value-type="float">
            <text:p>0.0567164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258706467662" calcext:value-type="float">
            <text:p>0.0348258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6616915422886" calcext:value-type="float">
            <text:p>0.0676616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1890547263682" calcext:value-type="float">
            <text:p>0.2218905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2686567164179" calcext:value-type="float">
            <text:p>0.0462686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7313432835821" calcext:value-type="float">
            <text:p>0.0537313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2935323383085" calcext:value-type="float">
            <text:p>0.04129353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.0114427860696517" calcext:value-type="float">
            <text:p>0.0114427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6268656716418" calcext:value-type="float">
            <text:p>0.0074626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8706467661692" calcext:value-type="float">
            <text:p>0.0258706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592039800995" calcext:value-type="float">
            <text:p>0.081592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0547263681592" calcext:value-type="float">
            <text:p>0.0890547264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74129353233831" calcext:value-type="float">
            <text:p>0.0174129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00497512437811" calcext:value-type="float">
            <text:p>0.0900497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30348258706468" calcext:value-type="float">
            <text:p>0.093034825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72636815920398" calcext:value-type="float">
            <text:p>0.07263681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08457711442786" calcext:value-type="float">
            <text:p>0.0308457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273631840796" calcext:value-type="float">
            <text:p>0.0452736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2835820895522" calcext:value-type="float">
            <text:p>0.0432835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9203980099502" calcext:value-type="float">
            <text:p>0.01592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8706467661692" calcext:value-type="float">
            <text:p>0.0258706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3781094527363" calcext:value-type="float">
            <text:p>0.024378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378109452736" calcext:value-type="float">
            <text:p>0.012437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9154228855721" calcext:value-type="float">
            <text:p>0.01691542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69154228855721" calcext:value-type="float">
            <text:p>0.0169154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8606965174129" calcext:value-type="float">
            <text:p>0.0278606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1741293532338" calcext:value-type="float">
            <text:p>0.065174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8557213930348" calcext:value-type="float">
            <text:p>0.0288557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6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6915422885572" calcext:value-type="float">
            <text:p>0.0616915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1592039801" calcext:value-type="float">
            <text:p>0.168159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7014925373134" calcext:value-type="float">
            <text:p>0.005970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6766169154229" calcext:value-type="float">
            <text:p>0.0064676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3283582089552" calcext:value-type="float">
            <text:p>0.03432835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208955223880597" calcext:value-type="float">
            <text:p>0.0208955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7114427860696" calcext:value-type="float">
            <text:p>0.2771144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482587064677" calcext:value-type="float">
            <text:p>0.030348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1492537313433" calcext:value-type="float">
            <text:p>0.07014925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626865671641791" calcext:value-type="float">
            <text:p>0.0626865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3034825870647" calcext:value-type="float">
            <text:p>0.0393034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2388059701493" calcext:value-type="float">
            <text:p>0.052238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851317752362" calcext:value-type="float">
            <text:p>0.020885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201392342118" calcext:value-type="float">
            <text:p>0.1452013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3222277473894" calcext:value-type="float">
            <text:p>0.032322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8413724515167" calcext:value-type="float">
            <text:p>0.0288413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5350571854799" calcext:value-type="float">
            <text:p>0.00845350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87866732968672" calcext:value-type="float">
            <text:p>0.03878667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3714569865738" calcext:value-type="float">
            <text:p>0.02337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245151665838" calcext:value-type="float">
            <text:p>0.137245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7265042267529" calcext:value-type="float">
            <text:p>0.004972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7647936350075" calcext:value-type="float">
            <text:p>0.04276479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89756340129289" calcext:value-type="float">
            <text:p>0.5897563401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268523122824465" calcext:value-type="float">
            <text:p>0.026852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8577821979115" calcext:value-type="float">
            <text:p>0.0258577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234211834908" calcext:value-type="float">
            <text:p>0.01392342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355047240179" calcext:value-type="float">
            <text:p>0.026355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5077076081551" calcext:value-type="float">
            <text:p>0.0089507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7483838886126" calcext:value-type="float">
            <text:p>0.04574838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198906016907011" calcext:value-type="float">
            <text:p>0.001989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4803580308304" calcext:value-type="float">
            <text:p>0.0094480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9885629040279" calcext:value-type="float">
            <text:p>0.0929885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343610144207" calcext:value-type="float">
            <text:p>0.0119343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507210343112879" calcext:value-type="float">
            <text:p>0.0507210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7374440576828" calcext:value-type="float">
            <text:p>0.0477374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1745400298359" calcext:value-type="float">
            <text:p>0.05917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753356539035" calcext:value-type="float">
            <text:p>0.1357533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987568373943" calcext:value-type="float">
            <text:p>0.2749875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589259075087" calcext:value-type="float">
            <text:p>0.165589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321730482347" calcext:value-type="float">
            <text:p>0.1233217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3112879164595" calcext:value-type="float">
            <text:p>0.034311287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7901541521631" calcext:value-type="float">
            <text:p>0.0179015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8030830432621" calcext:value-type="float">
            <text:p>0.03580308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561909497762307" calcext:value-type="float">
            <text:p>0.0561909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331675783192" calcext:value-type="float">
            <text:p>0.030333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5897563401293" calcext:value-type="float">
            <text:p>0.0074589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1253107906514" calcext:value-type="float">
            <text:p>0.068125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764296369965" calcext:value-type="float">
            <text:p>0.13376429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497265042267529" calcext:value-type="float">
            <text:p>0.004972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5624067628046" calcext:value-type="float">
            <text:p>0.007956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6225758329189" calcext:value-type="float">
            <text:p>0.0686225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8359025360517" calcext:value-type="float">
            <text:p>0.0298359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262058677275" calcext:value-type="float">
            <text:p>0.0432620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234211834908" calcext:value-type="float">
            <text:p>0.0139234212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293386374937842" calcext:value-type="float">
            <text:p>0.0293386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6991546494281" calcext:value-type="float">
            <text:p>0.00546991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.0119284294234592" calcext:value-type="float">
            <text:p>0.0119284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6898608349901" calcext:value-type="float">
            <text:p>0.05168986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8210735586481" calcext:value-type="float">
            <text:p>0.0029821074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516898608349901" calcext:value-type="float">
            <text:p>0.0516898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3777335984095" calcext:value-type="float">
            <text:p>0.0203777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9045725646123" calcext:value-type="float">
            <text:p>0.0159045726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695825049701789" calcext:value-type="float">
            <text:p>0.006958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9423459244533" calcext:value-type="float">
            <text:p>0.0929423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493041749503" calcext:value-type="float">
            <text:p>0.008449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254473161034" calcext:value-type="float">
            <text:p>0.0124254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324055666004" calcext:value-type="float">
            <text:p>0.029324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4632206759443" calcext:value-type="float">
            <text:p>0.0089463221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0596421471172962" calcext:value-type="float">
            <text:p>0.005964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6958250497018" calcext:value-type="float">
            <text:p>0.050695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105367793241" calcext:value-type="float">
            <text:p>0.0014910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8568588469185" calcext:value-type="float">
            <text:p>0.0238568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493041749503" calcext:value-type="float">
            <text:p>0.008449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2047713717694" calcext:value-type="float">
            <text:p>0.0492047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508946322068" calcext:value-type="float">
            <text:p>0.0248508946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54075546719682" calcext:value-type="float">
            <text:p>0.0154075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6123260437376" calcext:value-type="float">
            <text:p>0.006461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9900596421471" calcext:value-type="float">
            <text:p>0.084990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8210735586481" calcext:value-type="float">
            <text:p>0.029821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836978131213" calcext:value-type="float">
            <text:p>0.0193836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7852882703777" calcext:value-type="float">
            <text:p>0.035785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2166998011928" calcext:value-type="float">
            <text:p>0.0472166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9045725646123" calcext:value-type="float">
            <text:p>0.01590457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5825049701789" calcext:value-type="float">
            <text:p>0.006958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844930417495" calcext:value-type="float">
            <text:p>0.0258449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747514910537" calcext:value-type="float">
            <text:p>0.020874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34393638171" calcext:value-type="float">
            <text:p>0.0109343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7017892644135" calcext:value-type="float">
            <text:p>0.004970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234592445328" calcext:value-type="float">
            <text:p>0.0442345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807157057654" calcext:value-type="float">
            <text:p>0.00198807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8091451292246" calcext:value-type="float">
            <text:p>0.031809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254473161034" calcext:value-type="float">
            <text:p>0.1242544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24652087475" calcext:value-type="float">
            <text:p>0.0129224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8986083499006" calcext:value-type="float">
            <text:p>0.0168986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4015904572565" calcext:value-type="float">
            <text:p>0.0164015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89662027833" calcext:value-type="float">
            <text:p>0.018389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8807157057654" calcext:value-type="float">
            <text:p>0.0198807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1570576540756" calcext:value-type="float">
            <text:p>0.057157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4015904572565" calcext:value-type="float">
            <text:p>0.0164015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224652087475" calcext:value-type="float">
            <text:p>0.0129224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9045725646123" calcext:value-type="float">
            <text:p>0.0159045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8926441351889" calcext:value-type="float">
            <text:p>0.01789264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497017892644135" calcext:value-type="float">
            <text:p>0.0004970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0616302186879" calcext:value-type="float">
            <text:p>0.0730616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180914512922" calcext:value-type="float">
            <text:p>0.030318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6003976143141" calcext:value-type="float">
            <text:p>0.0666003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015904572565" calcext:value-type="float">
            <text:p>0.1640159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6719681908549" calcext:value-type="float">
            <text:p>0.005467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747514910537" calcext:value-type="float">
            <text:p>0.020874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3001988071571" calcext:value-type="float">
            <text:p>0.033300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427435387674" calcext:value-type="float">
            <text:p>0.09542743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079522862823" calcext:value-type="float">
            <text:p>0.0820079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2405566600398" calcext:value-type="float">
            <text:p>0.0432405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8031809145129" calcext:value-type="float">
            <text:p>0.032803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8091451292246" calcext:value-type="float">
            <text:p>0.031809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5029821073559" calcext:value-type="float">
            <text:p>0.2450298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844930417495" calcext:value-type="float">
            <text:p>0.0258449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10337972167" calcext:value-type="float">
            <text:p>0.0661033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473161033797" calcext:value-type="float">
            <text:p>0.2544731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.0119284294234592" calcext:value-type="float">
            <text:p>0.0119284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89662027833" calcext:value-type="float">
            <text:p>0.018389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8986083499006" calcext:value-type="float">
            <text:p>0.0168986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89662027833" calcext:value-type="float">
            <text:p>0.018389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836978131213" calcext:value-type="float">
            <text:p>0.0193836978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0397614314115308" calcext:value-type="float">
            <text:p>0.00397614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596421471172962" calcext:value-type="float">
            <text:p>0.059642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2166998011928" calcext:value-type="float">
            <text:p>0.0472166998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531544957774466" calcext:value-type="float">
            <text:p>0.053154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7739692001987" calcext:value-type="float">
            <text:p>0.0034773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3864878291108" calcext:value-type="float">
            <text:p>0.0094386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095876800795" calcext:value-type="float">
            <text:p>0.01390958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29806259314456" calcext:value-type="float">
            <text:p>0.0029806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844510680576254" calcext:value-type="float">
            <text:p>0.008445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7481371087928" calcext:value-type="float">
            <text:p>0.038748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4063586686538" calcext:value-type="float">
            <text:p>0.0144063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270740188773" calcext:value-type="float">
            <text:p>0.0352707402</text:p>
          </table:table-cell>
          <table:table-cell office:value-type="float" office:value="1.72413793103448" calcext:value-type="float">
            <text:p>1.72413793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806259314456" calcext:value-type="float">
            <text:p>0.0029806259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office:value-type="float" office:value="0.0114257327372081" calcext:value-type="float">
            <text:p>0.0114257327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.012916045702931" calcext:value-type="float">
            <text:p>0.012916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8127173373075" calcext:value-type="float">
            <text:p>0.028812717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496770988574267" calcext:value-type="float">
            <text:p>0.0496770989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20367610531545" calcext:value-type="float">
            <text:p>0.0203676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3030303030303" calcext:value-type="float">
            <text:p>0.030303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6964729259811" calcext:value-type="float">
            <text:p>0.0466964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3864878291108" calcext:value-type="float">
            <text:p>0.00943864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327868852459016" calcext:value-type="float">
            <text:p>0.032786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03129657228" calcext:value-type="float">
            <text:p>0.014903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7739692001987" calcext:value-type="float">
            <text:p>0.00347739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.108792846497765" calcext:value-type="float">
            <text:p>0.1087928465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0993541977148534" calcext:value-type="float">
            <text:p>0.0099354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3288623944362" calcext:value-type="float">
            <text:p>0.0263288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806259314456" calcext:value-type="float">
            <text:p>0.00298062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07352210630899" calcext:value-type="float">
            <text:p>0.040735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740685543964" calcext:value-type="float">
            <text:p>0.019374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416790859414" calcext:value-type="float">
            <text:p>0.003974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3224043715847" calcext:value-type="float">
            <text:p>0.0273224044</text:p>
          </table:table-cell>
          <table:table-cell office:value-type="float" office:value="2.08333333333333" calcext:value-type="float">
            <text:p>2.0833333333</text:p>
          </table:table-cell>
        </table:table-row>
        <table:table-row table:style-name="ro1">
          <table:table-cell office:value-type="float" office:value="0.0342771982116244" calcext:value-type="float">
            <text:p>0.034277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4704421261798" calcext:value-type="float">
            <text:p>0.08147044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.0114257327372081" calcext:value-type="float">
            <text:p>0.0114257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3869846000994" calcext:value-type="float">
            <text:p>0.01738698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.10481867858917" calcext:value-type="float">
            <text:p>0.1048186786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645802285146547" calcext:value-type="float">
            <text:p>0.006458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2965722801788" calcext:value-type="float">
            <text:p>0.0312965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8902136115251" calcext:value-type="float">
            <text:p>0.016890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3864878291108" calcext:value-type="float">
            <text:p>0.0094386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4187779433681" calcext:value-type="float">
            <text:p>0.0089418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3934426229508" calcext:value-type="float">
            <text:p>0.0163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883258817685" calcext:value-type="float">
            <text:p>0.094883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8450074515648" calcext:value-type="float">
            <text:p>0.0238450075</text:p>
          </table:table-cell>
          <table:table-cell office:value-type="float" office:value="4.08163265306122" calcext:value-type="float">
            <text:p>4.0816326531</text:p>
          </table:table-cell>
        </table:table-row>
        <table:table-row table:style-name="ro1">
          <table:table-cell office:value-type="float" office:value="0.0794833581718828" calcext:value-type="float">
            <text:p>0.07948335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4510680576254" calcext:value-type="float">
            <text:p>0.0084451068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111276701440636" calcext:value-type="float">
            <text:p>0.1112767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2126179831098" calcext:value-type="float">
            <text:p>0.044212618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645802285146547" calcext:value-type="float">
            <text:p>0.064580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3934426229508" calcext:value-type="float">
            <text:p>0.0163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2771982116244" calcext:value-type="float">
            <text:p>0.0342771982</text:p>
          </table:table-cell>
          <table:table-cell office:value-type="float" office:value="1.38888888888889" calcext:value-type="float">
            <text:p>1.3888888889</text:p>
          </table:table-cell>
        </table:table-row>
        <table:table-row table:style-name="ro1">
          <table:table-cell office:value-type="float" office:value="0.0367610531544958" calcext:value-type="float">
            <text:p>0.036761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7029309488326" calcext:value-type="float">
            <text:p>0.0457029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8772975658222" calcext:value-type="float">
            <text:p>0.018877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708395429707" calcext:value-type="float">
            <text:p>0.001987084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153999006458023" calcext:value-type="float">
            <text:p>0.0153999006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1480377545951" calcext:value-type="float">
            <text:p>0.0541480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5027322404372" calcext:value-type="float">
            <text:p>0.0765027322</text:p>
          </table:table-cell>
          <table:table-cell office:value-type="float" office:value="1.92307692307692" calcext:value-type="float">
            <text:p>1.9230769231</text:p>
          </table:table-cell>
        </table:table-row>
        <table:table-row table:style-name="ro1">
          <table:table-cell office:value-type="float" office:value="0.0139095876800795" calcext:value-type="float">
            <text:p>0.0139095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6125186289121" calcext:value-type="float">
            <text:p>0.005961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8256333830104" calcext:value-type="float">
            <text:p>0.0268256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6577247888723" calcext:value-type="float">
            <text:p>0.0526577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9095876800795" calcext:value-type="float">
            <text:p>0.013909587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163934426229508" calcext:value-type="float">
            <text:p>0.0163934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4898161947342" calcext:value-type="float">
            <text:p>0.07848981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385494287134" calcext:value-type="float">
            <text:p>0.0248385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591157476403378" calcext:value-type="float">
            <text:p>0.0591157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690511674118232" calcext:value-type="float">
            <text:p>0.069051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367610531545" calcext:value-type="float">
            <text:p>0.0203676105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16294088425236" calcext:value-type="float">
            <text:p>0.1629408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0511674118232" calcext:value-type="float">
            <text:p>0.069051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7416790859414" calcext:value-type="float">
            <text:p>0.0397416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3288623944362" calcext:value-type="float">
            <text:p>0.0263288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1674118231495" calcext:value-type="float">
            <text:p>0.0511674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5156482861401" calcext:value-type="float">
            <text:p>0.0745156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8966716343766" calcext:value-type="float">
            <text:p>0.0158966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903129657228" calcext:value-type="float">
            <text:p>0.014903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3922542204568" calcext:value-type="float">
            <text:p>0.0153922542</text:p>
          </table:table-cell>
          <table:table-cell office:value-type="float" office:value="42.5531914893617" calcext:value-type="float">
            <text:p>42.5531914894</text:p>
          </table:table-cell>
        </table:table-row>
        <table:table-row table:style-name="ro1">
          <table:table-cell office:value-type="float" office:value="0.012909632571996" calcext:value-type="float">
            <text:p>0.0129096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48.1481481481481" calcext:value-type="float">
            <text:p>48.1481481481</text:p>
          </table:table-cell>
        </table:table-row>
        <table:table-row table:style-name="ro1">
          <table:table-cell office:value-type="float" office:value="0.0238331678252234" calcext:value-type="float">
            <text:p>0.0238331678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22343594836147" calcext:value-type="float">
            <text:p>0.0223435948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3088381330685" calcext:value-type="float">
            <text:p>0.027308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5134061569017" calcext:value-type="float">
            <text:p>0.0069513406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0.0114200595829196" calcext:value-type="float">
            <text:p>0.0114200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98609731876862" calcext:value-type="float">
            <text:p>0.01986097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5759682224429" calcext:value-type="float">
            <text:p>0.0605759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714001986097" calcext:value-type="float">
            <text:p>0.0183714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5134061569017" calcext:value-type="float">
            <text:p>0.0069513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343594836147" calcext:value-type="float">
            <text:p>0.0223435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304865938431" calcext:value-type="float">
            <text:p>0.0099304866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7358490566038" calcext:value-type="float">
            <text:p>0.03773584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99304865938431" calcext:value-type="float">
            <text:p>0.0099304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165839126117" calcext:value-type="float">
            <text:p>0.01191658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397219463753724" calcext:value-type="float">
            <text:p>0.0039721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567030784508" calcext:value-type="float">
            <text:p>0.0347567031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0377358490566" calcext:value-type="float">
            <text:p>0.0660377358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471698113207547" calcext:value-type="float">
            <text:p>0.0471698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131082423039" calcext:value-type="float">
            <text:p>0.0124131082</text:p>
          </table:table-cell>
          <table:table-cell office:value-type="float" office:value="47.6190476190476" calcext:value-type="float">
            <text:p>47.619047619</text:p>
          </table:table-cell>
        </table:table-row>
        <table:table-row table:style-name="ro1" table:visibility="filter">
          <table:table-cell office:value-type="float" office:value="0.0104270109235353" calcext:value-type="float">
            <text:p>0.010427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347567030784508" calcext:value-type="float">
            <text:p>0.0034756703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913604766633565" calcext:value-type="float">
            <text:p>0.0913604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1976166832175" calcext:value-type="float">
            <text:p>0.0431976167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8.0952380952381" calcext:value-type="float">
            <text:p>38.0952380952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909632571996" calcext:value-type="float">
            <text:p>0.0129096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3714001986097" calcext:value-type="float">
            <text:p>0.0183714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219463753724" calcext:value-type="float">
            <text:p>0.0039721946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0377358490566038" calcext:value-type="float">
            <text:p>0.03773584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.0104270109235353" calcext:value-type="float">
            <text:p>0.010427010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14200595829196" calcext:value-type="float">
            <text:p>0.0114200596</text:p>
          </table:table-cell>
          <table:table-cell office:value-type="float" office:value="51.4285714285714" calcext:value-type="float">
            <text:p>51.4285714286</text:p>
          </table:table-cell>
        </table:table-row>
        <table:table-row table:style-name="ro1">
          <table:table-cell office:value-type="float" office:value="0.00297914597815293" calcext:value-type="float">
            <text:p>0.002979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3783515392254" calcext:value-type="float">
            <text:p>0.0173783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131082423039" calcext:value-type="float">
            <text:p>0.012413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8818272095333" calcext:value-type="float">
            <text:p>0.0168818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7567030784508" calcext:value-type="float">
            <text:p>0.00347567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253227408143" calcext:value-type="float">
            <text:p>0.03525322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6732869910626" calcext:value-type="float">
            <text:p>0.0466732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165839126117" calcext:value-type="float">
            <text:p>0.0119165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2810327706058" calcext:value-type="float">
            <text:p>0.031281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8748758689176" calcext:value-type="float">
            <text:p>0.017874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7394540942928" calcext:value-type="float">
            <text:p>0.0034739454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9.1304347826087" calcext:value-type="float">
            <text:p>39.1304347826</text:p>
          </table:table-cell>
        </table:table-row>
        <table:table-row table:style-name="ro1">
          <table:table-cell office:value-type="float" office:value="0.00496277915632754" calcext:value-type="float">
            <text:p>0.00496277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43920595533499" calcext:value-type="float">
            <text:p>0.0143920596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office:value-type="float" office:value="0.0143920595533499" calcext:value-type="float">
            <text:p>0.014392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2555831265509" calcext:value-type="float">
            <text:p>0.00992555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183622828784119" calcext:value-type="float">
            <text:p>0.0183622829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794044665012407" calcext:value-type="float">
            <text:p>0.00794044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496277915632754" calcext:value-type="float">
            <text:p>0.00496277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17617866004963" calcext:value-type="float">
            <text:p>0.031761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58808933002481" calcext:value-type="float">
            <text:p>0.0158808933</text:p>
          </table:table-cell>
          <table:table-cell office:value-type="float" office:value="39.344262295082" calcext:value-type="float">
            <text:p>39.3442622951</text:p>
          </table:table-cell>
        </table:table-row>
        <table:table-row table:style-name="ro1">
          <table:table-cell office:value-type="float" office:value="0.00595533498759305" calcext:value-type="float">
            <text:p>0.005955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7394540942928" calcext:value-type="float">
            <text:p>0.0034739454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0.0401985111662531" calcext:value-type="float">
            <text:p>0.0401985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45.7142857142857" calcext:value-type="float">
            <text:p>45.7142857143</text:p>
          </table:table-cell>
        </table:table-row>
        <table:table-row table:style-name="ro1">
          <table:table-cell office:value-type="float" office:value="0.0233250620347395" calcext:value-type="float">
            <text:p>0.023325062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0496277915632754" calcext:value-type="float">
            <text:p>0.0004962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203473945409429" calcext:value-type="float">
            <text:p>0.02034739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0258064516129032" calcext:value-type="float">
            <text:p>0.02580645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24317617866005" calcext:value-type="float">
            <text:p>0.02431761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27543424317618" calcext:value-type="float">
            <text:p>0.0327543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43672456575682" calcext:value-type="float">
            <text:p>0.0084367246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3325062034739" calcext:value-type="float">
            <text:p>0.02233250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0992555831265509" calcext:value-type="float">
            <text:p>0.0009925558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168734491315137" calcext:value-type="float">
            <text:p>0.0168734491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 table:visibility="filter">
          <table:table-cell office:value-type="float" office:value="0.0104218362282878" calcext:value-type="float">
            <text:p>0.01042183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4069478908189" calcext:value-type="float">
            <text:p>0.012406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138957816377" calcext:value-type="float">
            <text:p>0.0248138958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float" office:value="0.0610421836228288" calcext:value-type="float">
            <text:p>0.0610421836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248138957816377" calcext:value-type="float">
            <text:p>0.02481389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29032258064516" calcext:value-type="float">
            <text:p>0.0129032258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267990074441687" calcext:value-type="float">
            <text:p>0.026799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5533498759305" calcext:value-type="float">
            <text:p>0.0595533499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 table:visibility="filter">
          <table:table-cell office:value-type="float" office:value="0.0114143920595534" calcext:value-type="float">
            <text:p>0.0114143921</text:p>
          </table:table-cell>
          <table:table-cell office:value-type="float" office:value="39.0243902439024" calcext:value-type="float">
            <text:p>39.0243902439</text:p>
          </table:table-cell>
        </table:table-row>
        <table:table-row table:style-name="ro1">
          <table:table-cell office:value-type="float" office:value="0.0158808933002481" calcext:value-type="float">
            <text:p>0.0158808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8287841191067" calcext:value-type="float">
            <text:p>0.02282878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.0104218362282878" calcext:value-type="float">
            <text:p>0.0104218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72952853598" calcext:value-type="float">
            <text:p>0.030272952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645161290322581" calcext:value-type="float">
            <text:p>0.0064516129</text:p>
          </table:table-cell>
          <table:table-cell office:value-type="float" office:value="41.4634146341463" calcext:value-type="float">
            <text:p>41.4634146341</text:p>
          </table:table-cell>
        </table:table-row>
        <table:table-row table:style-name="ro1">
          <table:table-cell office:value-type="float" office:value="0.0143920595533499" calcext:value-type="float">
            <text:p>0.014392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0645161290322581" calcext:value-type="float">
            <text:p>0.0064516129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52605459057072" calcext:value-type="float">
            <text:p>0.05260545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168734491315137" calcext:value-type="float">
            <text:p>0.0168734491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1.063829787234" calcext:value-type="float">
            <text:p>51.0638297872</text:p>
          </table:table-cell>
        </table:table-row>
        <table:table-row table:style-name="ro1">
          <table:table-cell office:value-type="float" office:value="0.0168650793650794" calcext:value-type="float">
            <text:p>0.016865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42460317460317" calcext:value-type="float">
            <text:p>0.0094246032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3650793650794" calcext:value-type="float">
            <text:p>0.0079365079</text:p>
          </table:table-cell>
          <table:table-cell office:value-type="float" office:value="54.2372881355932" calcext:value-type="float">
            <text:p>54.2372881356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.0124007936507936" calcext:value-type="float">
            <text:p>0.0124007937</text:p>
          </table:table-cell>
          <table:table-cell office:value-type="float" office:value="55.5555555555556" calcext:value-type="float">
            <text:p>55.5555555556</text:p>
          </table:table-cell>
        </table:table-row>
        <table:table-row table:style-name="ro1">
          <table:table-cell office:value-type="float" office:value="0.00148809523809524" calcext:value-type="float">
            <text:p>0.00148809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71.4285714285714" calcext:value-type="float">
            <text:p>71.4285714286</text:p>
          </table:table-cell>
        </table:table-row>
        <table:table-row table:style-name="ro1">
          <table:table-cell office:value-type="float" office:value="0.0436507936507936" calcext:value-type="float">
            <text:p>0.0436507937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7.8947368421053" calcext:value-type="float">
            <text:p>57.8947368421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0992063492063492" calcext:value-type="float">
            <text:p>0.0009920635</text:p>
          </table:table-cell>
          <table:table-cell office:value-type="float" office:value="57.1428571428571" calcext:value-type="float">
            <text:p>5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5.7142857142857" calcext:value-type="float">
            <text:p>85.71428571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5.5555555555556" calcext:value-type="float">
            <text:p>55.5555555556</text:p>
          </table:table-cell>
        </table:table-row>
        <table:table-row table:style-name="ro1">
          <table:table-cell office:value-type="float" office:value="0.000992063492063492" calcext:value-type="float">
            <text:p>0.0009920635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68650793650794" calcext:value-type="float">
            <text:p>0.0168650794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496031746031746" calcext:value-type="float">
            <text:p>0.00496031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198412698412698" calcext:value-type="float">
            <text:p>0.019841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6904761904762" calcext:value-type="float">
            <text:p>0.0386904762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00694444444444444" calcext:value-type="float">
            <text:p>0.0069444444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float" office:value="0.00496031746031746" calcext:value-type="float">
            <text:p>0.00496031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843253968253968" calcext:value-type="float">
            <text:p>0.0084325397</text:p>
          </table:table-cell>
          <table:table-cell office:value-type="float" office:value="43.4782608695652" calcext:value-type="float">
            <text:p>43.4782608696</text:p>
          </table:table-cell>
        </table:table-row>
        <table:table-row table:style-name="ro1">
          <table:table-cell office:value-type="float" office:value="0.0208333333333333" calcext:value-type="float">
            <text:p>0.0208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3928571428571" calcext:value-type="float">
            <text:p>0.013392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4444444444444" calcext:value-type="float">
            <text:p>0.00694444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119047619047619" calcext:value-type="float">
            <text:p>0.0119047619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153769841269841" calcext:value-type="float">
            <text:p>0.01537698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262896825396825" calcext:value-type="float">
            <text:p>0.026289682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203373015873016" calcext:value-type="float">
            <text:p>0.02033730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9047619047619" calcext:value-type="float">
            <text:p>0.0119047619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138888888888889" calcext:value-type="float">
            <text:p>0.013888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6031746031746" calcext:value-type="float">
            <text:p>0.00496031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148809523809524" calcext:value-type="float">
            <text:p>0.0014880952</text:p>
          </table:table-cell>
          <table:table-cell office:value-type="float" office:value="57.1428571428571" calcext:value-type="float">
            <text:p>57.1428571429</text:p>
          </table:table-cell>
        </table:table-row>
        <table:table-row table:style-name="ro1">
          <table:table-cell office:value-type="float" office:value="0.00496031746031746" calcext:value-type="float">
            <text:p>0.0049603175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302579365079365" calcext:value-type="float">
            <text:p>0.03025793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78394449950446" calcext:value-type="float">
            <text:p>0.017839445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168483647175421" calcext:value-type="float">
            <text:p>0.0168483647</text:p>
          </table:table-cell>
          <table:table-cell office:value-type="float" office:value="6.77966101694915" calcext:value-type="float">
            <text:p>6.779661016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3974231912785" calcext:value-type="float">
            <text:p>0.0113974232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0.6666666666667" calcext:value-type="float">
            <text:p>10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89197224975223" calcext:value-type="float">
            <text:p>0.0089197225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31.1111111111111" calcext:value-type="float">
            <text:p>31.1111111111</text:p>
          </table:table-cell>
        </table:table-row>
        <table:table-row table:style-name="ro1">
          <table:table-cell office:value-type="float" office:value="0.00792864222001982" calcext:value-type="float">
            <text:p>0.007928642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406342913776" calcext:value-type="float">
            <text:p>0.010406342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18.6046511627907" calcext:value-type="float">
            <text:p>18.6046511628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6.77966101694915" calcext:value-type="float">
            <text:p>6.7796610169</text:p>
          </table:table-cell>
        </table:table-row>
        <table:table-row table:style-name="ro1">
          <table:table-cell office:value-type="float" office:value="0.00941526263627354" calcext:value-type="float">
            <text:p>0.0094152626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9.1489361702128" calcext:value-type="float">
            <text:p>19.1489361702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3.03030303030303" calcext:value-type="float">
            <text:p>3.0303030303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00693756194251734" calcext:value-type="float">
            <text:p>0.0069375619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46.4285714285714" calcext:value-type="float">
            <text:p>46.4285714286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782953419226957" calcext:value-type="float">
            <text:p>0.0782953419</text:p>
          </table:table-cell>
          <table:table-cell office:value-type="float" office:value="35.3658536585366" calcext:value-type="float">
            <text:p>35.365853658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18.8679245283019" calcext:value-type="float">
            <text:p>18.8679245283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4.65116279069767" calcext:value-type="float">
            <text:p>4.6511627907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0743310208126858" calcext:value-type="float">
            <text:p>0.0074331021</text:p>
          </table:table-cell>
          <table:table-cell office:value-type="float" office:value="49.4252873563218" calcext:value-type="float">
            <text:p>49.4252873563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0941526263627354" calcext:value-type="float">
            <text:p>0.0094152626</text:p>
          </table:table-cell>
          <table:table-cell office:value-type="float" office:value="18.4615384615385" calcext:value-type="float">
            <text:p>18.46153846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10406342913776" calcext:value-type="float">
            <text:p>0.0104063429</text:p>
          </table:table-cell>
          <table:table-cell office:value-type="float" office:value="30.1369863013699" calcext:value-type="float">
            <text:p>30.1369863014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6.38297872340426" calcext:value-type="float">
            <text:p>6.3829787234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1080277502478" calcext:value-type="float">
            <text:p>0.0099108028</text:p>
          </table:table-cell>
          <table:table-cell office:value-type="float" office:value="13.6986301369863" calcext:value-type="float">
            <text:p>13.69863013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594648166501487" calcext:value-type="float">
            <text:p>0.0059464817</text:p>
          </table:table-cell>
          <table:table-cell office:value-type="float" office:value="12.0689655172414" calcext:value-type="float">
            <text:p>12.0689655172</text:p>
          </table:table-cell>
        </table:table-row>
        <table:table-row table:style-name="ro1">
          <table:table-cell office:value-type="float" office:value="0.0113974231912785" calcext:value-type="float">
            <text:p>0.0113974232</text:p>
          </table:table-cell>
          <table:table-cell office:value-type="float" office:value="9.83606557377049" calcext:value-type="float">
            <text:p>9.83606557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6666666666667" calcext:value-type="float">
            <text:p>18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1080277502478" calcext:value-type="float">
            <text:p>0.0099108028</text:p>
          </table:table-cell>
          <table:table-cell office:value-type="float" office:value="6.81818181818182" calcext:value-type="float">
            <text:p>6.8181818182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15.2173913043478" calcext:value-type="float">
            <text:p>15.2173913043</text:p>
          </table:table-cell>
        </table:table-row>
        <table:table-row table:style-name="ro1">
          <table:table-cell office:value-type="float" office:value="0.00743310208126858" calcext:value-type="float">
            <text:p>0.007433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14.9253731343284" calcext:value-type="float">
            <text:p>14.9253731343</text:p>
          </table:table-cell>
        </table:table-row>
        <table:table-row table:style-name="ro1">
          <table:table-cell office:value-type="float" office:value="0.0089197224975223" calcext:value-type="float">
            <text:p>0.0089197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9197224975223" calcext:value-type="float">
            <text:p>0.0089197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3.03030303030303" calcext:value-type="float">
            <text:p>3.030303030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9.1666666666667" calcext:value-type="float">
            <text:p>29.1666666667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4.65116279069767" calcext:value-type="float">
            <text:p>4.6511627907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594648166501487" calcext:value-type="float">
            <text:p>0.0059464817</text:p>
          </table:table-cell>
          <table:table-cell office:value-type="float" office:value="23.2142857142857" calcext:value-type="float">
            <text:p>23.2142857143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9.30232558139535" calcext:value-type="float">
            <text:p>9.3023255814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32.3529411764706" calcext:value-type="float">
            <text:p>32.352941176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0.0128840436075322" calcext:value-type="float">
            <text:p>0.012884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29.5454545454545" calcext:value-type="float">
            <text:p>29.5454545455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9.23076923076923" calcext:value-type="float">
            <text:p>9.2307692308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388503468781" calcext:value-type="float">
            <text:p>0.0123885035</text:p>
          </table:table-cell>
          <table:table-cell office:value-type="float" office:value="6.38297872340426" calcext:value-type="float">
            <text:p>6.3829787234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693756194251734" calcext:value-type="float">
            <text:p>0.006937561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594648166501487" calcext:value-type="float">
            <text:p>0.0059464817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2.280701754386" calcext:value-type="float">
            <text:p>12.2807017544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4.5454545454545" calcext:value-type="float">
            <text:p>14.545454545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2765957446809" calcext:value-type="float">
            <text:p>21.276595744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3617443012884" calcext:value-type="float">
            <text:p>0.0153617443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8.88888888888889" calcext:value-type="float">
            <text:p>8.8888888889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173439048562934" calcext:value-type="float">
            <text:p>0.0173439049</text:p>
          </table:table-cell>
          <table:table-cell office:value-type="float" office:value="9.21052631578947" calcext:value-type="float">
            <text:p>9.2105263158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4648166501487" calcext:value-type="float">
            <text:p>0.0059464817</text:p>
          </table:table-cell>
          <table:table-cell office:value-type="float" office:value="9.41176470588235" calcext:value-type="float">
            <text:p>9.4117647059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 table:visibility="filter">
          <table:table-cell office:value-type="float" office:value="0.0109018830525273" calcext:value-type="float">
            <text:p>0.0109018831</text:p>
          </table:table-cell>
          <table:table-cell office:value-type="float" office:value="13.1147540983607" calcext:value-type="float">
            <text:p>13.1147540984</text:p>
          </table:table-cell>
        </table:table-row>
        <table:table-row table:style-name="ro1">
          <table:table-cell office:value-type="float" office:value="0.00941526263627354" calcext:value-type="float">
            <text:p>0.0094152626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8961038961039" calcext:value-type="float">
            <text:p>3.8961038961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163528245787909" calcext:value-type="float">
            <text:p>0.0163528246</text:p>
          </table:table-cell>
          <table:table-cell office:value-type="float" office:value="14.0845070422535" calcext:value-type="float">
            <text:p>14.0845070423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8751238850347" calcext:value-type="float">
            <text:p>0.013875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7.01754385964912" calcext:value-type="float">
            <text:p>7.0175438596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18.4210526315789" calcext:value-type="float">
            <text:p>18.4210526316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7.5" calcext:value-type="float">
            <text:p>7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97674418604651" calcext:value-type="float">
            <text:p>6.976744186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8297872340426" calcext:value-type="float">
            <text:p>13.82978723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46268656716418" calcext:value-type="float">
            <text:p>7.4626865672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66037735849057" calcext:value-type="float">
            <text:p>5.660377358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213187902825979" calcext:value-type="float">
            <text:p>0.0213187903</text:p>
          </table:table-cell>
          <table:table-cell office:value-type="float" office:value="5.79710144927536" calcext:value-type="float">
            <text:p>5.7971014493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133862171541894" calcext:value-type="float">
            <text:p>0.0133862172</text:p>
          </table:table-cell>
          <table:table-cell office:value-type="float" office:value="14.6341463414634" calcext:value-type="float">
            <text:p>14.6341463415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23.6842105263158" calcext:value-type="float">
            <text:p>23.6842105263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0991571641051066" calcext:value-type="float">
            <text:p>0.0099157164</text:p>
          </table:table-cell>
          <table:table-cell office:value-type="float" office:value="17.0212765957447" calcext:value-type="float">
            <text:p>17.0212765957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26.1904761904762" calcext:value-type="float">
            <text:p>26.1904761905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2.962962962963" calcext:value-type="float">
            <text:p>12.962962963</text:p>
          </table:table-cell>
        </table:table-row>
        <table:table-row table:style-name="ro1">
          <table:table-cell office:value-type="float" office:value="0.0237977193852256" calcext:value-type="float">
            <text:p>0.0237977194</text:p>
          </table:table-cell>
          <table:table-cell office:value-type="float" office:value="8.06451612903226" calcext:value-type="float">
            <text:p>8.064516129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25.531914893617" calcext:value-type="float">
            <text:p>25.5319148936</text:p>
          </table:table-cell>
        </table:table-row>
        <table:table-row table:style-name="ro1">
          <table:table-cell office:value-type="float" office:value="0.0173525037183937" calcext:value-type="float">
            <text:p>0.0173525037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188398611799703" calcext:value-type="float">
            <text:p>0.01883986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15.2173913043478" calcext:value-type="float">
            <text:p>15.2173913043</text:p>
          </table:table-cell>
        </table:table-row>
        <table:table-row table:style-name="ro1">
          <table:table-cell office:value-type="float" office:value="0.0163609320773426" calcext:value-type="float">
            <text:p>0.0163609321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15.4761904761905" calcext:value-type="float">
            <text:p>15.4761904762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26.4150943396226" calcext:value-type="float">
            <text:p>26.4150943396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25.7142857142857" calcext:value-type="float">
            <text:p>25.7142857143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9.25925925925926" calcext:value-type="float">
            <text:p>9.2592592593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20.4545454545455" calcext:value-type="float">
            <text:p>20.4545454545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13.4328358208955" calcext:value-type="float">
            <text:p>13.4328358209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892414476945959" calcext:value-type="float">
            <text:p>0.0089241448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128904313336639" calcext:value-type="float">
            <text:p>0.0128904313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24.2424242424242" calcext:value-type="float">
            <text:p>24.2424242424</text:p>
          </table:table-cell>
        </table:table-row>
        <table:table-row table:style-name="ro1">
          <table:table-cell office:value-type="float" office:value="0.0213187902825979" calcext:value-type="float">
            <text:p>0.0213187903</text:p>
          </table:table-cell>
          <table:table-cell office:value-type="float" office:value="20.5128205128205" calcext:value-type="float">
            <text:p>20.5128205128</text:p>
          </table:table-cell>
        </table:table-row>
        <table:table-row table:style-name="ro1">
          <table:table-cell office:value-type="float" office:value="0.00892414476945959" calcext:value-type="float">
            <text:p>0.0089241448</text:p>
          </table:table-cell>
          <table:table-cell office:value-type="float" office:value="26.8292682926829" calcext:value-type="float">
            <text:p>26.8292682927</text:p>
          </table:table-cell>
        </table:table-row>
        <table:table-row table:style-name="ro1">
          <table:table-cell office:value-type="float" office:value="0.014873574615766" calcext:value-type="float">
            <text:p>0.0148735746</text:p>
          </table:table-cell>
          <table:table-cell office:value-type="float" office:value="20.9302325581395" calcext:value-type="float">
            <text:p>20.9302325581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32176499752107" calcext:value-type="float">
            <text:p>0.03321765</text:p>
          </table:table-cell>
          <table:table-cell office:value-type="float" office:value="20.4545454545455" calcext:value-type="float">
            <text:p>20.4545454545</text:p>
          </table:table-cell>
        </table:table-row>
        <table:table-row table:style-name="ro1">
          <table:table-cell office:value-type="float" office:value="0.0451165096678235" calcext:value-type="float">
            <text:p>0.0451165097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203272186415469" calcext:value-type="float">
            <text:p>0.020327218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16.0714285714286" calcext:value-type="float">
            <text:p>16.0714285714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4.1379310344828" calcext:value-type="float">
            <text:p>24.1379310345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126582278481" calcext:value-type="float">
            <text:p>10.1265822785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.0143777887952405" calcext:value-type="float">
            <text:p>0.014377788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262766484878532" calcext:value-type="float">
            <text:p>0.0262766485</text:p>
          </table:table-cell>
          <table:table-cell office:value-type="float" office:value="1.78571428571429" calcext:value-type="float">
            <text:p>1.7857142857</text:p>
          </table:table-cell>
        </table:table-row>
        <table:table-row table:style-name="ro1">
          <table:table-cell office:value-type="float" office:value="0.044620723847298" calcext:value-type="float">
            <text:p>0.0446207238</text:p>
          </table:table-cell>
          <table:table-cell office:value-type="float" office:value="6.12244897959184" calcext:value-type="float">
            <text:p>6.1224489796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14.6341463414634" calcext:value-type="float">
            <text:p>14.6341463415</text:p>
          </table:table-cell>
        </table:table-row>
        <table:table-row table:style-name="ro1">
          <table:table-cell office:value-type="float" office:value="0.0104115022310362" calcext:value-type="float">
            <text:p>0.0104115022</text:p>
          </table:table-cell>
          <table:table-cell office:value-type="float" office:value="36.6666666666667" calcext:value-type="float">
            <text:p>36.6666666667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7.54716981132075" calcext:value-type="float">
            <text:p>7.5471698113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14.1025641025641" calcext:value-type="float">
            <text:p>14.1025641026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892414476945959" calcext:value-type="float">
            <text:p>0.0089241448</text:p>
          </table:table-cell>
          <table:table-cell office:value-type="float" office:value="24.5283018867925" calcext:value-type="float">
            <text:p>24.5283018868</text:p>
          </table:table-cell>
        </table:table-row>
        <table:table-row table:style-name="ro1">
          <table:table-cell office:value-type="float" office:value="0.0228061477441745" calcext:value-type="float">
            <text:p>0.022806147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143849206349206" calcext:value-type="float">
            <text:p>0.0143849206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491071428571429" calcext:value-type="float">
            <text:p>0.0491071429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27281746031746" calcext:value-type="float">
            <text:p>0.027281746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138888888888889" calcext:value-type="float">
            <text:p>0.0138888889</text:p>
          </table:table-cell>
          <table:table-cell office:value-type="float" office:value="16.2162162162162" calcext:value-type="float">
            <text:p>16.2162162162</text:p>
          </table:table-cell>
        </table:table-row>
        <table:table-row table:style-name="ro1">
          <table:table-cell office:value-type="float" office:value="0.0104166666666667" calcext:value-type="float">
            <text:p>0.0104166667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188492063492063" calcext:value-type="float">
            <text:p>0.0188492063</text:p>
          </table:table-cell>
          <table:table-cell office:value-type="float" office:value="2.27272727272727" calcext:value-type="float">
            <text:p>2.2727272727</text:p>
          </table:table-cell>
        </table:table-row>
        <table:table-row table:style-name="ro1">
          <table:table-cell office:value-type="float" office:value="0.00843253968253968" calcext:value-type="float">
            <text:p>0.0084325397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337301587301587" calcext:value-type="float">
            <text:p>0.0337301587</text:p>
          </table:table-cell>
          <table:table-cell office:value-type="float" office:value="8.16326530612245" calcext:value-type="float">
            <text:p>8.1632653061</text:p>
          </table:table-cell>
        </table:table-row>
        <table:table-row table:style-name="ro1">
          <table:table-cell office:value-type="float" office:value="0.037202380952381" calcext:value-type="float">
            <text:p>0.037202381</text:p>
          </table:table-cell>
          <table:table-cell office:value-type="float" office:value="10.1694915254237" calcext:value-type="float">
            <text:p>10.169491525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93452380952381" calcext:value-type="float">
            <text:p>0.019345238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119047619047619" calcext:value-type="float">
            <text:p>0.0119047619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 table:visibility="filter">
          <table:table-cell office:value-type="float" office:value="0.0124007936507936" calcext:value-type="float">
            <text:p>0.0124007937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0843253968253968" calcext:value-type="float">
            <text:p>0.0084325397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33234126984127" calcext:value-type="float">
            <text:p>0.033234127</text:p>
          </table:table-cell>
          <table:table-cell office:value-type="float" office:value="8.88888888888889" calcext:value-type="float">
            <text:p>8.8888888889</text:p>
          </table:table-cell>
        </table:table-row>
        <table:table-row table:style-name="ro1">
          <table:table-cell office:value-type="float" office:value="0.0302579365079365" calcext:value-type="float">
            <text:p>0.0302579365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282738095238095" calcext:value-type="float">
            <text:p>0.0282738095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0.0243055555555556" calcext:value-type="float">
            <text:p>0.0243055556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471230158730159" calcext:value-type="float">
            <text:p>0.0471230159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float" office:value="0.0724206349206349" calcext:value-type="float">
            <text:p>0.0724206349</text:p>
          </table:table-cell>
          <table:table-cell office:value-type="float" office:value="14.4927536231884" calcext:value-type="float">
            <text:p>14.4927536232</text:p>
          </table:table-cell>
        </table:table-row>
        <table:table-row table:style-name="ro1">
          <table:table-cell office:value-type="float" office:value="0.0456349206349206" calcext:value-type="float">
            <text:p>0.0456349206</text:p>
          </table:table-cell>
          <table:table-cell office:value-type="float" office:value="9.23076923076923" calcext:value-type="float">
            <text:p>9.2307692308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63690476190476" calcext:value-type="float">
            <text:p>0.0163690476</text:p>
          </table:table-cell>
          <table:table-cell office:value-type="float" office:value="16.0714285714286" calcext:value-type="float">
            <text:p>16.0714285714</text:p>
          </table:table-cell>
        </table:table-row>
        <table:table-row table:style-name="ro1">
          <table:table-cell office:value-type="float" office:value="0.027281746031746" calcext:value-type="float">
            <text:p>0.027281746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109126984126984" calcext:value-type="float">
            <text:p>0.0109126984</text:p>
          </table:table-cell>
          <table:table-cell office:value-type="float" office:value="6.89655172413793" calcext:value-type="float">
            <text:p>6.8965517241</text:p>
          </table:table-cell>
        </table:table-row>
        <table:table-row table:style-name="ro1">
          <table:table-cell office:value-type="float" office:value="0.0416666666666667" calcext:value-type="float">
            <text:p>0.0416666667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486111111111111" calcext:value-type="float">
            <text:p>0.0486111111</text:p>
          </table:table-cell>
          <table:table-cell office:value-type="float" office:value="15.2173913043478" calcext:value-type="float">
            <text:p>15.2173913043</text:p>
          </table:table-cell>
        </table:table-row>
        <table:table-row table:style-name="ro1">
          <table:table-cell office:value-type="float" office:value="0.0109126984126984" calcext:value-type="float">
            <text:p>0.0109126984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441468253968254" calcext:value-type="float">
            <text:p>0.0441468254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198412698412698" calcext:value-type="float">
            <text:p>0.0198412698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0942460317460317" calcext:value-type="float">
            <text:p>0.0094246032</text:p>
          </table:table-cell>
          <table:table-cell office:value-type="float" office:value="20.8955223880597" calcext:value-type="float">
            <text:p>20.8955223881</text:p>
          </table:table-cell>
        </table:table-row>
        <table:table-row table:style-name="ro1">
          <table:table-cell office:value-type="float" office:value="0.0590277777777778" calcext:value-type="float">
            <text:p>0.0590277778</text:p>
          </table:table-cell>
          <table:table-cell office:value-type="float" office:value="10.4166666666667" calcext:value-type="float">
            <text:p>10.4166666667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9.25925925925926" calcext:value-type="float">
            <text:p>9.2592592593</text:p>
          </table:table-cell>
        </table:table-row>
        <table:table-row table:style-name="ro1">
          <table:table-cell office:value-type="float" office:value="0.0193452380952381" calcext:value-type="float">
            <text:p>0.0193452381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148809523809524" calcext:value-type="float">
            <text:p>0.0148809524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133928571428571" calcext:value-type="float">
            <text:p>0.0133928571</text:p>
          </table:table-cell>
          <table:table-cell office:value-type="float" office:value="17.3076923076923" calcext:value-type="float">
            <text:p>17.3076923077</text:p>
          </table:table-cell>
        </table:table-row>
        <table:table-row table:style-name="ro1">
          <table:table-cell office:value-type="float" office:value="0.0411706349206349" calcext:value-type="float">
            <text:p>0.0411706349</text:p>
          </table:table-cell>
          <table:table-cell office:value-type="float" office:value="22.0588235294118" calcext:value-type="float">
            <text:p>22.0588235294</text:p>
          </table:table-cell>
        </table:table-row>
        <table:table-row table:style-name="ro1">
          <table:table-cell office:value-type="float" office:value="0.0193452380952381" calcext:value-type="float">
            <text:p>0.0193452381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248015873015873" calcext:value-type="float">
            <text:p>0.0248015873</text:p>
          </table:table-cell>
          <table:table-cell office:value-type="float" office:value="16.0714285714286" calcext:value-type="float">
            <text:p>16.0714285714</text:p>
          </table:table-cell>
        </table:table-row>
        <table:table-row table:style-name="ro1">
          <table:table-cell office:value-type="float" office:value="0.0267857142857143" calcext:value-type="float">
            <text:p>0.0267857143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183531746031746" calcext:value-type="float">
            <text:p>0.0183531746</text:p>
          </table:table-cell>
          <table:table-cell office:value-type="float" office:value="21.7391304347826" calcext:value-type="float">
            <text:p>21.7391304348</text:p>
          </table:table-cell>
        </table:table-row>
        <table:table-row table:style-name="ro1">
          <table:table-cell office:value-type="float" office:value="0.000496031746031746" calcext:value-type="float">
            <text:p>0.0004960317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float" office:value="0.0203373015873016" calcext:value-type="float">
            <text:p>0.0203373016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9.83606557377049" calcext:value-type="float">
            <text:p>9.8360655738</text:p>
          </table:table-cell>
        </table:table-row>
        <table:table-row table:style-name="ro1">
          <table:table-cell office:value-type="float" office:value="0.035218253968254" calcext:value-type="float">
            <text:p>0.0352182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17460317460317" calcext:value-type="float">
            <text:p>0.031746031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33234126984127" calcext:value-type="float">
            <text:p>0.033234127</text:p>
          </table:table-cell>
          <table:table-cell office:value-type="float" office:value="8.62068965517241" calcext:value-type="float">
            <text:p>8.6206896552</text:p>
          </table:table-cell>
        </table:table-row>
        <table:table-row table:style-name="ro1">
          <table:table-cell office:value-type="float" office:value="0.0178571428571429" calcext:value-type="float">
            <text:p>0.0178571429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158730158730159" calcext:value-type="float">
            <text:p>0.0158730159</text:p>
          </table:table-cell>
          <table:table-cell office:value-type="float" office:value="5.76923076923077" calcext:value-type="float">
            <text:p>5.7692307692</text:p>
          </table:table-cell>
        </table:table-row>
        <table:table-row table:style-name="ro1">
          <table:table-cell office:value-type="float" office:value="0.0203373015873016" calcext:value-type="float">
            <text:p>0.0203373016</text:p>
          </table:table-cell>
          <table:table-cell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0.0987103174603175" calcext:value-type="float">
            <text:p>0.0987103175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37202380952381" calcext:value-type="float">
            <text:p>0.037202381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163690476190476" calcext:value-type="float">
            <text:p>0.0163690476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109126984126984" calcext:value-type="float">
            <text:p>0.0109126984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38888888888889" calcext:value-type="float">
            <text:p>0.0138888889</text:p>
          </table:table-cell>
          <table:table-cell office:value-type="float" office:value="29.3103448275862" calcext:value-type="float">
            <text:p>29.3103448276</text:p>
          </table:table-cell>
        </table:table-row>
        <table:table-row table:style-name="ro1">
          <table:table-cell office:value-type="float" office:value="0.000992063492063492" calcext:value-type="float">
            <text:p>0.0009920635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183531746031746" calcext:value-type="float">
            <text:p>0.018353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4444444444444" calcext:value-type="float">
            <text:p>0.0069444444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19047619047619" calcext:value-type="float">
            <text:p>0.0119047619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138888888888889" calcext:value-type="float">
            <text:p>0.0138888889</text:p>
          </table:table-cell>
          <table:table-cell office:value-type="float" office:value="34.8837209302326" calcext:value-type="float">
            <text:p>34.8837209302</text:p>
          </table:table-cell>
        </table:table-row>
        <table:table-row table:style-name="ro1">
          <table:table-cell office:value-type="float" office:value="0.0188492063492063" calcext:value-type="float">
            <text:p>0.018849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2.08333333333333" calcext:value-type="float">
            <text:p>2.0833333333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942460317460317" calcext:value-type="float">
            <text:p>0.0094246032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337301587301587" calcext:value-type="float">
            <text:p>0.0337301587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0.00843253968253968" calcext:value-type="float">
            <text:p>0.0084325397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13.1578947368421" calcext:value-type="float">
            <text:p>13.1578947368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18.4210526315789" calcext:value-type="float">
            <text:p>18.4210526316</text:p>
          </table:table-cell>
        </table:table-row>
        <table:table-row table:style-name="ro1">
          <table:table-cell office:value-type="float" office:value="0.00942460317460317" calcext:value-type="float">
            <text:p>0.0094246032</text:p>
          </table:table-cell>
          <table:table-cell office:value-type="float" office:value="9.61538461538462" calcext:value-type="float">
            <text:p>9.6153846154</text:p>
          </table:table-cell>
        </table:table-row>
        <table:table-row table:style-name="ro1">
          <table:table-cell office:value-type="float" office:value="0.0208333333333333" calcext:value-type="float">
            <text:p>0.0208333333</text:p>
          </table:table-cell>
          <table:table-cell office:value-type="float" office:value="20.3389830508475" calcext:value-type="float">
            <text:p>20.3389830508</text:p>
          </table:table-cell>
        </table:table-row>
        <table:table-row table:style-name="ro1" table:visibility="filter">
          <table:table-cell office:value-type="float" office:value="0.0124007936507936" calcext:value-type="float">
            <text:p>0.0124007937</text:p>
          </table:table-cell>
          <table:table-cell office:value-type="float" office:value="31.0344827586207" calcext:value-type="float">
            <text:p>31.0344827586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188492063492063" calcext:value-type="float">
            <text:p>0.018849206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218253968253968" calcext:value-type="float">
            <text:p>0.0218253968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0744047619047619" calcext:value-type="float">
            <text:p>0.0074404762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138888888888889" calcext:value-type="float">
            <text:p>0.0138888889</text:p>
          </table:table-cell>
          <table:table-cell office:value-type="float" office:value="8.88888888888889" calcext:value-type="float">
            <text:p>8.8888888889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744047619047619" calcext:value-type="float">
            <text:p>0.0074404762</text:p>
          </table:table-cell>
          <table:table-cell office:value-type="float" office:value="10.1694915254237" calcext:value-type="float">
            <text:p>10.1694915254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20.3389830508475" calcext:value-type="float">
            <text:p>20.3389830508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0843253968253968" calcext:value-type="float">
            <text:p>0.0084325397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639880952380952" calcext:value-type="float">
            <text:p>0.0639880952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128968253968254" calcext:value-type="float">
            <text:p>0.0128968254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104166666666667" calcext:value-type="float">
            <text:p>0.0104166667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5980148883375" calcext:value-type="float">
            <text:p>0.0535980149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54590570719603" calcext:value-type="float">
            <text:p>0.0054590571</text:p>
          </table:table-cell>
          <table:table-cell office:value-type="float" office:value="14.0845070422535" calcext:value-type="float">
            <text:p>14.0845070423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0198511166253102" calcext:value-type="float">
            <text:p>0.0019851117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0347394540942928" calcext:value-type="float">
            <text:p>0.0034739454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office:value-type="float" office:value="0.0709677419354839" calcext:value-type="float">
            <text:p>0.0709677419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0.0595533498759305" calcext:value-type="float">
            <text:p>0.0595533499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397022332506203" calcext:value-type="float">
            <text:p>0.039702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8511166253102" calcext:value-type="float">
            <text:p>0.0198511166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327543424317618" calcext:value-type="float">
            <text:p>0.0327543424</text:p>
          </table:table-cell>
          <table:table-cell office:value-type="float" office:value="29.1666666666667" calcext:value-type="float">
            <text:p>29.1666666667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24.1379310344828" calcext:value-type="float">
            <text:p>24.1379310345</text:p>
          </table:table-cell>
        </table:table-row>
        <table:table-row table:style-name="ro1" table:visibility="filter">
          <table:table-cell office:value-type="float" office:value="0.0104218362282878" calcext:value-type="float">
            <text:p>0.0104218362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33995037220844" calcext:value-type="float">
            <text:p>0.0133995037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595533498759305" calcext:value-type="float">
            <text:p>0.0059553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173697270471464" calcext:value-type="float">
            <text:p>0.017369727</text:p>
          </table:table-cell>
          <table:table-cell office:value-type="float" office:value="17.0212765957447" calcext:value-type="float">
            <text:p>17.0212765957</text:p>
          </table:table-cell>
        </table:table-row>
        <table:table-row table:style-name="ro1">
          <table:table-cell office:value-type="float" office:value="0.00198511166253102" calcext:value-type="float">
            <text:p>0.0019851117</text:p>
          </table:table-cell>
          <table:table-cell office:value-type="float" office:value="7.31707317073171" calcext:value-type="float">
            <text:p>7.3170731707</text:p>
          </table:table-cell>
        </table:table-row>
        <table:table-row table:style-name="ro1">
          <table:table-cell office:value-type="float" office:value="0.0163771712158809" calcext:value-type="float">
            <text:p>0.0163771712</text:p>
          </table:table-cell>
          <table:table-cell office:value-type="float" office:value="23.6842105263158" calcext:value-type="float">
            <text:p>23.6842105263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15.9090909090909" calcext:value-type="float">
            <text:p>15.9090909091</text:p>
          </table:table-cell>
        </table:table-row>
        <table:table-row table:style-name="ro1">
          <table:table-cell office:value-type="float" office:value="0.0124069478908189" calcext:value-type="float">
            <text:p>0.0124069479</text:p>
          </table:table-cell>
          <table:table-cell office:value-type="float" office:value="16.3265306122449" calcext:value-type="float">
            <text:p>16.3265306122</text:p>
          </table:table-cell>
        </table:table-row>
        <table:table-row table:style-name="ro1">
          <table:table-cell office:value-type="float" office:value="0.0054590570719603" calcext:value-type="float">
            <text:p>0.0054590571</text:p>
          </table:table-cell>
          <table:table-cell office:value-type="float" office:value="18.4210526315789" calcext:value-type="float">
            <text:p>18.4210526316</text:p>
          </table:table-cell>
        </table:table-row>
        <table:table-row table:style-name="ro1">
          <table:table-cell office:value-type="float" office:value="0.0312655086848635" calcext:value-type="float">
            <text:p>0.0312655087</text:p>
          </table:table-cell>
          <table:table-cell office:value-type="float" office:value="20.8955223880597" calcext:value-type="float">
            <text:p>20.8955223881</text:p>
          </table:table-cell>
        </table:table-row>
        <table:table-row table:style-name="ro1">
          <table:table-cell office:value-type="float" office:value="0.173697270471464" calcext:value-type="float">
            <text:p>0.1736972705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168734491315137" calcext:value-type="float">
            <text:p>0.016873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8709677419355" calcext:value-type="float">
            <text:p>0.0838709677</text:p>
          </table:table-cell>
          <table:table-cell office:value-type="float" office:value="19.1489361702128" calcext:value-type="float">
            <text:p>19.1489361702</text:p>
          </table:table-cell>
        </table:table-row>
        <table:table-row table:style-name="ro1">
          <table:table-cell office:value-type="float" office:value="0.0213399503722084" calcext:value-type="float">
            <text:p>0.0213399504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143920595533499" calcext:value-type="float">
            <text:p>0.01439205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992555831265509" calcext:value-type="float">
            <text:p>0.0099255583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124069478908189" calcext:value-type="float">
            <text:p>0.0124069479</text:p>
          </table:table-cell>
          <table:table-cell office:value-type="float" office:value="13.4615384615385" calcext:value-type="float">
            <text:p>13.4615384615</text:p>
          </table:table-cell>
        </table:table-row>
        <table:table-row table:style-name="ro1">
          <table:table-cell office:value-type="float" office:value="0.0754342431761787" calcext:value-type="float">
            <text:p>0.0754342432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054590570719603" calcext:value-type="float">
            <text:p>0.00545905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168734491315137" calcext:value-type="float">
            <text:p>0.0168734491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218362282878412" calcext:value-type="float">
            <text:p>0.0218362283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694789081885856" calcext:value-type="float">
            <text:p>0.0694789082</text:p>
          </table:table-cell>
          <table:table-cell office:value-type="float" office:value="7.84313725490196" calcext:value-type="float">
            <text:p>7.8431372549</text:p>
          </table:table-cell>
        </table:table-row>
        <table:table-row table:style-name="ro1">
          <table:table-cell office:value-type="float" office:value="0.0362282878411911" calcext:value-type="float">
            <text:p>0.0362282878</text:p>
          </table:table-cell>
          <table:table-cell office:value-type="float" office:value="27.6595744680851" calcext:value-type="float">
            <text:p>27.6595744681</text:p>
          </table:table-cell>
        </table:table-row>
        <table:table-row table:style-name="ro1">
          <table:table-cell office:value-type="float" office:value="0.0769230769230769" calcext:value-type="float">
            <text:p>0.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4789081885856" calcext:value-type="float">
            <text:p>0.0069478908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84863523573201" calcext:value-type="float">
            <text:p>0.0848635236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0272952853598015" calcext:value-type="float">
            <text:p>0.027295285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401985111662531" calcext:value-type="float">
            <text:p>0.04019851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307692307692308" calcext:value-type="float">
            <text:p>0.0307692308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 table:visibility="filter">
          <table:table-cell office:value-type="float" office:value="0.0114143920595534" calcext:value-type="float">
            <text:p>0.0114143921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23.6842105263158" calcext:value-type="float">
            <text:p>23.6842105263</text:p>
          </table:table-cell>
        </table:table-row>
        <table:table-row table:style-name="ro1">
          <table:table-cell office:value-type="float" office:value="0.0481389578163772" calcext:value-type="float">
            <text:p>0.0481389578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0893300248138958" calcext:value-type="float">
            <text:p>0.0089330025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342431761786601" calcext:value-type="float">
            <text:p>0.03424317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124069478908189" calcext:value-type="float">
            <text:p>0.012406947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183622828784119" calcext:value-type="float">
            <text:p>0.0183622829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24317617866005" calcext:value-type="float">
            <text:p>0.0243176179</text:p>
          </table:table-cell>
          <table:table-cell office:value-type="float" office:value="10.2040816326531" calcext:value-type="float">
            <text:p>10.2040816327</text:p>
          </table:table-cell>
        </table:table-row>
        <table:table-row table:style-name="ro1">
          <table:table-cell office:value-type="float" office:value="0.00347394540942928" calcext:value-type="float">
            <text:p>0.0034739454</text:p>
          </table:table-cell>
          <table:table-cell office:value-type="float" office:value="12.3287671232877" calcext:value-type="float">
            <text:p>12.3287671233</text:p>
          </table:table-cell>
        </table:table-row>
        <table:table-row table:style-name="ro1">
          <table:table-cell office:value-type="float" office:value="0.0511166253101737" calcext:value-type="float">
            <text:p>0.0511166253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248138957816377" calcext:value-type="float">
            <text:p>0.0248138958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0992555831265509" calcext:value-type="float">
            <text:p>0.0099255583</text:p>
          </table:table-cell>
          <table:table-cell office:value-type="float" office:value="18.0327868852459" calcext:value-type="float">
            <text:p>18.0327868852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 table:visibility="filter">
          <table:table-cell office:value-type="float" office:value="0.0104218362282878" calcext:value-type="float">
            <text:p>0.01042183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48883374689826" calcext:value-type="float">
            <text:p>0.01488833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645161290322581" calcext:value-type="float">
            <text:p>0.064516129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153846153846154" calcext:value-type="float">
            <text:p>0.0153846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421836228287841" calcext:value-type="float">
            <text:p>0.0421836228</text:p>
          </table:table-cell>
          <table:table-cell office:value-type="float" office:value="25.7575757575758" calcext:value-type="float">
            <text:p>25.7575757576</text:p>
          </table:table-cell>
        </table:table-row>
        <table:table-row table:style-name="ro1">
          <table:table-cell office:value-type="float" office:value="0.0233250620347395" calcext:value-type="float">
            <text:p>0.023325062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893300248138958" calcext:value-type="float">
            <text:p>0.0089330025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153846153846154" calcext:value-type="float">
            <text:p>0.01538461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19106699751861" calcext:value-type="float">
            <text:p>0.011910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47394540942928" calcext:value-type="float">
            <text:p>0.0347394541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823821339950372" calcext:value-type="float">
            <text:p>0.082382134</text:p>
          </table:table-cell>
          <table:table-cell office:value-type="float" office:value="12.3076923076923" calcext:value-type="float">
            <text:p>12.3076923077</text:p>
          </table:table-cell>
        </table:table-row>
        <table:table-row table:style-name="ro1">
          <table:table-cell office:value-type="float" office:value="0.0203473945409429" calcext:value-type="float">
            <text:p>0.0203473945</text:p>
          </table:table-cell>
          <table:table-cell office:value-type="float" office:value="4.65116279069767" calcext:value-type="float">
            <text:p>4.6511627907</text:p>
          </table:table-cell>
        </table:table-row>
        <table:table-row table:style-name="ro1">
          <table:table-cell office:value-type="float" office:value="0.0277915632754342" calcext:value-type="float">
            <text:p>0.02779156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54590570719603" calcext:value-type="float">
            <text:p>0.0054590571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22.4137931034483" calcext:value-type="float">
            <text:p>22.4137931034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19.4444444444444" calcext:value-type="float">
            <text:p>19.4444444444</text:p>
          </table:table-cell>
        </table:table-row>
        <table:table-row table:style-name="ro1">
          <table:table-cell office:value-type="float" office:value="0.0421836228287841" calcext:value-type="float">
            <text:p>0.0421836228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208436724565757" calcext:value-type="float">
            <text:p>0.0208436725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32258064516129" calcext:value-type="float">
            <text:p>0.0322580645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992555831265509" calcext:value-type="float">
            <text:p>0.0099255583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397022332506203" calcext:value-type="float">
            <text:p>0.0397022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82133995037221" calcext:value-type="float">
            <text:p>0.0382133995</text:p>
          </table:table-cell>
          <table:table-cell office:value-type="float" office:value="17.7777777777778" calcext:value-type="float">
            <text:p>17.7777777778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2.17391304347826" calcext:value-type="float">
            <text:p>2.1739130435</text:p>
          </table:table-cell>
        </table:table-row>
        <table:table-row table:style-name="ro1">
          <table:table-cell office:value-type="float" office:value="0.0570719602977667" calcext:value-type="float">
            <text:p>0.0570719603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124069478908189" calcext:value-type="float">
            <text:p>0.0124069479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9473684210526" calcext:value-type="float">
            <text:p>28.94736842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133995037220844" calcext:value-type="float">
            <text:p>0.01339950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81818181818182" calcext:value-type="float">
            <text:p>6.818181818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4.5283018867925" calcext:value-type="float">
            <text:p>24.528301886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83622828784119" calcext:value-type="float">
            <text:p>0.0183622829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953488372093" calcext:value-type="float">
            <text:p>13.95348837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6.1538461538462" calcext:value-type="float">
            <text:p>46.1538461538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6.1538461538462" calcext:value-type="float">
            <text:p>46.15384615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9811320754717" calcext:value-type="float">
            <text:p>16.981132075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1951219512195" calcext:value-type="float">
            <text:p>12.19512195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2.6530612244898" calcext:value-type="float">
            <text:p>32.653061224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6078431372549" calcext:value-type="float">
            <text:p>19.607843137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9.6296296296296" calcext:value-type="float">
            <text:p>29.629629629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#DIV/0!" office:value-type="string" office:string-value="" calcext:value-type="error">
            <text:p>#DIV/0!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407149950347567" calcext:value-type="float">
            <text:p>0.040714995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571002979145978" calcext:value-type="float">
            <text:p>0.0571002979</text:p>
          </table:table-cell>
          <table:table-cell office:value-type="float" office:value="7.84313725490196" calcext:value-type="float">
            <text:p>7.8431372549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9.43396226415094" calcext:value-type="float">
            <text:p>9.4339622642</text:p>
          </table:table-cell>
        </table:table-row>
        <table:table-row table:style-name="ro1">
          <table:table-cell office:value-type="float" office:value="0.0198609731876862" calcext:value-type="float">
            <text:p>0.0198609732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178748758689176" calcext:value-type="float">
            <text:p>0.0178748759</text:p>
          </table:table-cell>
          <table:table-cell office:value-type="float" office:value="10.9090909090909" calcext:value-type="float">
            <text:p>10.9090909091</text:p>
          </table:table-cell>
        </table:table-row>
        <table:table-row table:style-name="ro1">
          <table:table-cell office:value-type="float" office:value="0.0183714001986097" calcext:value-type="float">
            <text:p>0.0183714002</text:p>
          </table:table-cell>
          <table:table-cell office:value-type="float" office:value="22.0338983050847" calcext:value-type="float">
            <text:p>22.0338983051</text:p>
          </table:table-cell>
        </table:table-row>
        <table:table-row table:style-name="ro1">
          <table:table-cell office:value-type="float" office:value="0.0427010923535253" calcext:value-type="float">
            <text:p>0.0427010924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20.3389830508475" calcext:value-type="float">
            <text:p>20.3389830508</text:p>
          </table:table-cell>
        </table:table-row>
        <table:table-row table:style-name="ro1">
          <table:table-cell office:value-type="float" office:value="0.0099304865938431" calcext:value-type="float">
            <text:p>0.0099304866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4.25531914893617" calcext:value-type="float">
            <text:p>4.2553191489</text:p>
          </table:table-cell>
        </table:table-row>
        <table:table-row table:style-name="ro1">
          <table:table-cell office:value-type="float" office:value="0.00595829195630586" calcext:value-type="float">
            <text:p>0.005958292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516385302879841" calcext:value-type="float">
            <text:p>0.0516385303</text:p>
          </table:table-cell>
          <table:table-cell office:value-type="float" office:value="13.7254901960784" calcext:value-type="float">
            <text:p>13.7254901961</text:p>
          </table:table-cell>
        </table:table-row>
        <table:table-row table:style-name="ro1">
          <table:table-cell office:value-type="float" office:value="0.0263157894736842" calcext:value-type="float">
            <text:p>0.0263157895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938430983118173" calcext:value-type="float">
            <text:p>0.0938430983</text:p>
          </table:table-cell>
          <table:table-cell office:value-type="float" office:value="16.3265306122449" calcext:value-type="float">
            <text:p>16.3265306122</text:p>
          </table:table-cell>
        </table:table-row>
        <table:table-row table:style-name="ro1">
          <table:table-cell office:value-type="float" office:value="0.0670307845084409" calcext:value-type="float">
            <text:p>0.0670307845</text:p>
          </table:table-cell>
          <table:table-cell office:value-type="float" office:value="14.1025641025641" calcext:value-type="float">
            <text:p>14.1025641026</text:p>
          </table:table-cell>
        </table:table-row>
        <table:table-row table:style-name="ro1">
          <table:table-cell office:value-type="float" office:value="0.00496524329692155" calcext:value-type="float">
            <text:p>0.0049652433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392254220456802" calcext:value-type="float">
            <text:p>0.039225422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139026812313803" calcext:value-type="float">
            <text:p>0.0139026812</text:p>
          </table:table-cell>
          <table:table-cell office:value-type="float" office:value="9.25925925925926" calcext:value-type="float">
            <text:p>9.259259259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.012909632571996" calcext:value-type="float">
            <text:p>0.01290963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8987090367428" calcext:value-type="float">
            <text:p>0.0898709037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347567030784508" calcext:value-type="float">
            <text:p>0.0347567031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337636544190665" calcext:value-type="float">
            <text:p>0.0337636544</text:p>
          </table:table-cell>
          <table:table-cell office:value-type="float" office:value="13.1578947368421" calcext:value-type="float">
            <text:p>13.1578947368</text:p>
          </table:table-cell>
        </table:table-row>
        <table:table-row table:style-name="ro1">
          <table:table-cell office:value-type="float" office:value="0.0134061569016882" calcext:value-type="float">
            <text:p>0.0134061569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615690168818272" calcext:value-type="float">
            <text:p>0.0615690169</text:p>
          </table:table-cell>
          <table:table-cell office:value-type="float" office:value="2.8169014084507" calcext:value-type="float">
            <text:p>2.8169014085</text:p>
          </table:table-cell>
        </table:table-row>
        <table:table-row table:style-name="ro1">
          <table:table-cell office:value-type="float" office:value="0.00645481628599801" calcext:value-type="float">
            <text:p>0.0064548163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382323733862959" calcext:value-type="float">
            <text:p>0.0382323734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0.0173783515392254" calcext:value-type="float">
            <text:p>0.017378351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139026812313803" calcext:value-type="float">
            <text:p>0.1390268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983118172790467" calcext:value-type="float">
            <text:p>0.0983118173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28798411122145" calcext:value-type="float">
            <text:p>0.0287984111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476663356504469" calcext:value-type="float">
            <text:p>0.0476663357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48162859980139" calcext:value-type="float">
            <text:p>0.04816286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610724925521351" calcext:value-type="float">
            <text:p>0.0610724926</text:p>
          </table:table-cell>
          <table:table-cell office:value-type="float" office:value="27.536231884058" calcext:value-type="float">
            <text:p>27.5362318841</text:p>
          </table:table-cell>
        </table:table-row>
        <table:table-row table:style-name="ro1">
          <table:table-cell office:value-type="float" office:value="0.0461767626613704" calcext:value-type="float">
            <text:p>0.0461767627</text:p>
          </table:table-cell>
          <table:table-cell office:value-type="float" office:value="1.75438596491228" calcext:value-type="float">
            <text:p>1.7543859649</text:p>
          </table:table-cell>
        </table:table-row>
        <table:table-row table:style-name="ro1">
          <table:table-cell office:value-type="float" office:value="0.0332671300893744" calcext:value-type="float">
            <text:p>0.0332671301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 table:visibility="filter">
          <table:table-cell office:value-type="float" office:value="0.126613704071499" calcext:value-type="float">
            <text:p>0.1266137041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203574975173784" calcext:value-type="float">
            <text:p>0.0203574975</text:p>
          </table:table-cell>
          <table:table-cell office:value-type="float" office:value="3.57142857142857" calcext:value-type="float">
            <text:p>3.5714285714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19.4444444444444" calcext:value-type="float">
            <text:p>19.4444444444</text:p>
          </table:table-cell>
        </table:table-row>
        <table:table-row table:style-name="ro1">
          <table:table-cell office:value-type="float" office:value="0.0431976166832175" calcext:value-type="float">
            <text:p>0.0431976167</text:p>
          </table:table-cell>
          <table:table-cell office:value-type="float" office:value="8.62068965517241" calcext:value-type="float">
            <text:p>8.6206896552</text:p>
          </table:table-cell>
        </table:table-row>
        <table:table-row table:style-name="ro1">
          <table:table-cell office:value-type="float" office:value="0.00297914597815293" calcext:value-type="float">
            <text:p>0.002979146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218470705064548" calcext:value-type="float">
            <text:p>0.0218470705</text:p>
          </table:table-cell>
          <table:table-cell office:value-type="float" office:value="13.953488372093" calcext:value-type="float">
            <text:p>13.9534883721</text:p>
          </table:table-cell>
        </table:table-row>
        <table:table-row table:style-name="ro1">
          <table:table-cell office:value-type="float" office:value="0.0625620655412115" calcext:value-type="float">
            <text:p>0.0625620655</text:p>
          </table:table-cell>
          <table:table-cell office:value-type="float" office:value="9.80392156862745" calcext:value-type="float">
            <text:p>9.8039215686</text:p>
          </table:table-cell>
        </table:table-row>
        <table:table-row table:style-name="ro1">
          <table:table-cell office:value-type="float" office:value="0.0168818272095333" calcext:value-type="float">
            <text:p>0.0168818272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461767626613704" calcext:value-type="float">
            <text:p>0.0461767627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188679245283019" calcext:value-type="float">
            <text:p>0.0188679245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238331678252234" calcext:value-type="float">
            <text:p>0.0238331678</text:p>
          </table:table-cell>
          <table:table-cell office:value-type="float" office:value="6.81818181818182" calcext:value-type="float">
            <text:p>6.8181818182</text:p>
          </table:table-cell>
        </table:table-row>
        <table:table-row table:style-name="ro1">
          <table:table-cell office:value-type="float" office:value="0.0134061569016882" calcext:value-type="float">
            <text:p>0.0134061569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63853028798411" calcext:value-type="float">
            <text:p>0.016385302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43992055610725" calcext:value-type="float">
            <text:p>0.0143992056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.0104270109235353" calcext:value-type="float">
            <text:p>0.0104270109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21.9512195121951" calcext:value-type="float">
            <text:p>21.9512195122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248262164846077" calcext:value-type="float">
            <text:p>0.0248262165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.0744786494538232" calcext:value-type="float">
            <text:p>0.0744786495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office:value-type="float" office:value="0.0397219463753724" calcext:value-type="float">
            <text:p>0.0397219464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357497517378352" calcext:value-type="float">
            <text:p>0.0357497517</text:p>
          </table:table-cell>
          <table:table-cell office:value-type="float" office:value="13.1578947368421" calcext:value-type="float">
            <text:p>13.1578947368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4.44444444444444" calcext:value-type="float">
            <text:p>4.4444444444</text:p>
          </table:table-cell>
        </table:table-row>
        <table:table-row table:style-name="ro1">
          <table:table-cell office:value-type="float" office:value="0.0198609731876862" calcext:value-type="float">
            <text:p>0.0198609732</text:p>
          </table:table-cell>
          <table:table-cell office:value-type="float" office:value="6.12244897959184" calcext:value-type="float">
            <text:p>6.1224489796</text:p>
          </table:table-cell>
        </table:table-row>
        <table:table-row table:style-name="ro1">
          <table:table-cell office:value-type="float" office:value="0.0580933465739821" calcext:value-type="float">
            <text:p>0.0580933466</text:p>
          </table:table-cell>
          <table:table-cell office:value-type="float" office:value="18.6666666666667" calcext:value-type="float">
            <text:p>18.6666666667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422045680238332" calcext:value-type="float">
            <text:p>0.042204568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0943396226415094" calcext:value-type="float">
            <text:p>0.0094339623</text:p>
          </table:table-cell>
          <table:table-cell office:value-type="float" office:value="4.65116279069767" calcext:value-type="float">
            <text:p>4.6511627907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32.1428571428571" calcext:value-type="float">
            <text:p>32.1428571429</text:p>
          </table:table-cell>
        </table:table-row>
        <table:table-row table:style-name="ro1">
          <table:table-cell office:value-type="float" office:value="0.00397219463753724" calcext:value-type="float">
            <text:p>0.0039721946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141509433962264" calcext:value-type="float">
            <text:p>0.141509434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327706057596822" calcext:value-type="float">
            <text:p>0.0327706058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362462760675273" calcext:value-type="float">
            <text:p>0.0362462761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12909632571996" calcext:value-type="float">
            <text:p>0.0129096326</text:p>
          </table:table-cell>
          <table:table-cell office:value-type="float" office:value="19.5652173913043" calcext:value-type="float">
            <text:p>19.5652173913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148957298907646" calcext:value-type="float">
            <text:p>0.0148957299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24131082423039" calcext:value-type="float">
            <text:p>0.0124131082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12909632571996" calcext:value-type="float">
            <text:p>0.0129096326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357497517378352" calcext:value-type="float">
            <text:p>0.0357497517</text:p>
          </table:table-cell>
          <table:table-cell office:value-type="float" office:value="16.4179104477612" calcext:value-type="float">
            <text:p>16.4179104478</text:p>
          </table:table-cell>
        </table:table-row>
        <table:table-row table:style-name="ro1">
          <table:table-cell office:value-type="float" office:value="0.0178748758689176" calcext:value-type="float">
            <text:p>0.0178748759</text:p>
          </table:table-cell>
          <table:table-cell office:value-type="float" office:value="12.621359223301" calcext:value-type="float">
            <text:p>12.6213592233</text:p>
          </table:table-cell>
        </table:table-row>
        <table:table-row table:style-name="ro1">
          <table:table-cell office:value-type="float" office:value="0.0382323733862959" calcext:value-type="float">
            <text:p>0.0382323734</text:p>
          </table:table-cell>
          <table:table-cell office:value-type="float" office:value="17.7777777777778" calcext:value-type="float">
            <text:p>17.7777777778</text:p>
          </table:table-cell>
        </table:table-row>
        <table:table-row table:style-name="ro1">
          <table:table-cell office:value-type="float" office:value="0.0521350546176763" calcext:value-type="float">
            <text:p>0.0521350546</text:p>
          </table:table-cell>
          <table:table-cell office:value-type="float" office:value="7.54716981132075" calcext:value-type="float">
            <text:p>7.5471698113</text:p>
          </table:table-cell>
        </table:table-row>
        <table:table-row table:style-name="ro1">
          <table:table-cell office:value-type="float" office:value="0.0163853028798411" calcext:value-type="float">
            <text:p>0.0163853029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253227408142999" calcext:value-type="float">
            <text:p>0.0253227408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24.3243243243243" calcext:value-type="float">
            <text:p>24.3243243243</text:p>
          </table:table-cell>
        </table:table-row>
        <table:table-row table:style-name="ro1">
          <table:table-cell office:value-type="float" office:value="0.0258192651439921" calcext:value-type="float">
            <text:p>0.0258192651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0099304865938431" calcext:value-type="float">
            <text:p>0.0009930487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153922542204568" calcext:value-type="float">
            <text:p>0.0153922542</text:p>
          </table:table-cell>
          <table:table-cell office:value-type="float" office:value="16.3265306122449" calcext:value-type="float">
            <text:p>16.3265306122</text:p>
          </table:table-cell>
        </table:table-row>
        <table:table-row table:style-name="ro1">
          <table:table-cell office:value-type="float" office:value="0.0392254220456802" calcext:value-type="float">
            <text:p>0.039225422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.0844091360476663" calcext:value-type="float">
            <text:p>0.084409136</text:p>
          </table:table-cell>
          <table:table-cell office:value-type="float" office:value="49.0566037735849" calcext:value-type="float">
            <text:p>49.0566037736</text:p>
          </table:table-cell>
        </table:table-row>
        <table:table-row table:style-name="ro1">
          <table:table-cell office:value-type="float" office:value="0.14746772591857" calcext:value-type="float">
            <text:p>0.1474677259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849056603773585" calcext:value-type="float">
            <text:p>0.0849056604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 table:visibility="filter">
          <table:table-cell office:value-type="float" office:value="0.0104270109235353" calcext:value-type="float">
            <text:p>0.010427010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48957298907646" calcext:value-type="float">
            <text:p>0.0148957299</text:p>
          </table:table-cell>
          <table:table-cell office:value-type="float" office:value="14.7540983606557" calcext:value-type="float">
            <text:p>14.7540983607</text:p>
          </table:table-cell>
        </table:table-row>
        <table:table-row table:style-name="ro1">
          <table:table-cell office:value-type="float" office:value="0.00297914597815293" calcext:value-type="float">
            <text:p>0.002979146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868917576961271" calcext:value-type="float">
            <text:p>0.0868917577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213505461767627" calcext:value-type="float">
            <text:p>0.0213505462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0893743793445879" calcext:value-type="float">
            <text:p>0.008937437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228401191658391" calcext:value-type="float">
            <text:p>0.0228401192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14.8936170212766" calcext:value-type="float">
            <text:p>14.8936170213</text:p>
          </table:table-cell>
        </table:table-row>
        <table:table-row table:style-name="ro1">
          <table:table-cell office:value-type="float" office:value="0.0198708395429707" calcext:value-type="float">
            <text:p>0.01987083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208643815201192" calcext:value-type="float">
            <text:p>0.020864381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422255340288127" calcext:value-type="float">
            <text:p>0.042225534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93740685543964" calcext:value-type="float">
            <text:p>0.0193740686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645802285146547" calcext:value-type="float">
            <text:p>0.0064580229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248385494287134" calcext:value-type="float">
            <text:p>0.02483854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30650769995032" calcext:value-type="float">
            <text:p>0.13065077</text:p>
          </table:table-cell>
          <table:table-cell office:value-type="float" office:value="25.9259259259259" calcext:value-type="float">
            <text:p>25.9259259259</text:p>
          </table:table-cell>
        </table:table-row>
        <table:table-row table:style-name="ro1">
          <table:table-cell office:value-type="float" office:value="0.020367610531545" calcext:value-type="float">
            <text:p>0.0203676105</text:p>
          </table:table-cell>
          <table:table-cell office:value-type="float" office:value="29.0322580645161" calcext:value-type="float">
            <text:p>29.0322580645</text:p>
          </table:table-cell>
        </table:table-row>
        <table:table-row table:style-name="ro1">
          <table:table-cell office:value-type="float" office:value="0.119225037257824" calcext:value-type="float">
            <text:p>0.11922503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98708395429707" calcext:value-type="float">
            <text:p>0.0198708395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551415797317437" calcext:value-type="float">
            <text:p>0.0551415797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675608544461004" calcext:value-type="float">
            <text:p>0.0675608544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>
          <table:table-cell office:value-type="float" office:value="0.0183805265772479" calcext:value-type="float">
            <text:p>0.0183805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5156482861401" calcext:value-type="float">
            <text:p>0.0074515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645802285146547" calcext:value-type="float">
            <text:p>0.006458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8579234972678" calcext:value-type="float">
            <text:p>0.0218579235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0993541977148534" calcext:value-type="float">
            <text:p>0.0099354198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173869846000994" calcext:value-type="float">
            <text:p>0.0173869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1157476403378" calcext:value-type="float">
            <text:p>0.0591157476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0844510680576254" calcext:value-type="float">
            <text:p>0.0084451068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894187779433681" calcext:value-type="float">
            <text:p>0.0089418778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253353204172876" calcext:value-type="float">
            <text:p>0.0253353204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19.4444444444444" calcext:value-type="float">
            <text:p>19.4444444444</text:p>
          </table:table-cell>
        </table:table-row>
        <table:table-row table:style-name="ro1">
          <table:table-cell office:value-type="float" office:value="0.0228514654744163" calcext:value-type="float">
            <text:p>0.0228514655</text:p>
          </table:table-cell>
          <table:table-cell office:value-type="float" office:value="22.5806451612903" calcext:value-type="float">
            <text:p>22.5806451613</text:p>
          </table:table-cell>
        </table:table-row>
        <table:table-row table:style-name="ro1">
          <table:table-cell office:value-type="float" office:value="0.0228514654744163" calcext:value-type="float">
            <text:p>0.0228514655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178837555886736" calcext:value-type="float">
            <text:p>0.01788375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943864878291108" calcext:value-type="float">
            <text:p>0.0094386488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293094883258818" calcext:value-type="float">
            <text:p>0.0293094883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208643815201192" calcext:value-type="float">
            <text:p>0.0208643815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.0466964729259811" calcext:value-type="float">
            <text:p>0.0466964729</text:p>
          </table:table-cell>
          <table:table-cell office:value-type="float" office:value="24.1379310344828" calcext:value-type="float">
            <text:p>24.1379310345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238450074515648" calcext:value-type="float">
            <text:p>0.0238450075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24192747143567" calcext:value-type="float">
            <text:p>0.0124192747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173869846000994" calcext:value-type="float">
            <text:p>0.0173869846</text:p>
          </table:table-cell>
          <table:table-cell office:value-type="float" office:value="40.7407407407407" calcext:value-type="float">
            <text:p>40.7407407407</text:p>
          </table:table-cell>
        </table:table-row>
        <table:table-row table:style-name="ro1">
          <table:table-cell office:value-type="float" office:value="0.020367610531545" calcext:value-type="float">
            <text:p>0.0203676105</text:p>
          </table:table-cell>
          <table:table-cell office:value-type="float" office:value="15.5555555555556" calcext:value-type="float">
            <text:p>15.5555555556</text:p>
          </table:table-cell>
        </table:table-row>
        <table:table-row table:style-name="ro1">
          <table:table-cell office:value-type="float" office:value="0.0367610531544958" calcext:value-type="float">
            <text:p>0.0367610532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122702434177844" calcext:value-type="float">
            <text:p>0.1227024342</text:p>
          </table:table-cell>
          <table:table-cell office:value-type="float" office:value="15.5172413793103" calcext:value-type="float">
            <text:p>15.5172413793</text:p>
          </table:table-cell>
        </table:table-row>
        <table:table-row table:style-name="ro1">
          <table:table-cell office:value-type="float" office:value="0.123199205166418" calcext:value-type="float">
            <text:p>0.1231992052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496770988574267" calcext:value-type="float">
            <text:p>0.0496770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894187779433681" calcext:value-type="float">
            <text:p>0.0089418778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116741182314953" calcext:value-type="float">
            <text:p>0.1167411823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087431693989071" calcext:value-type="float">
            <text:p>0.087431694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144063586686538" calcext:value-type="float">
            <text:p>0.0144063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57675111773472" calcext:value-type="float">
            <text:p>0.0357675112</text:p>
          </table:table-cell>
          <table:table-cell office:value-type="float" office:value="20.5882352941176" calcext:value-type="float">
            <text:p>20.5882352941</text:p>
          </table:table-cell>
        </table:table-row>
        <table:table-row table:style-name="ro1">
          <table:table-cell office:value-type="float" office:value="0.0303030303030303" calcext:value-type="float">
            <text:p>0.0303030303</text:p>
          </table:table-cell>
          <table:table-cell office:value-type="float" office:value="21.7391304347826" calcext:value-type="float">
            <text:p>21.7391304348</text:p>
          </table:table-cell>
        </table:table-row>
        <table:table-row table:style-name="ro1">
          <table:table-cell office:value-type="float" office:value="0.0397416790859414" calcext:value-type="float">
            <text:p>0.0397416791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.0645802285146547" calcext:value-type="float">
            <text:p>0.0645802285</text:p>
          </table:table-cell>
          <table:table-cell office:value-type="float" office:value="6.89655172413793" calcext:value-type="float">
            <text:p>6.8965517241</text:p>
          </table:table-cell>
        </table:table-row>
        <table:table-row table:style-name="ro1">
          <table:table-cell office:value-type="float" office:value="0.092896174863388" calcext:value-type="float">
            <text:p>0.0928961749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0.065076999503229" calcext:value-type="float">
            <text:p>0.06507699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606060606060606" calcext:value-type="float">
            <text:p>0.0606060606</text:p>
          </table:table-cell>
          <table:table-cell office:value-type="float" office:value="2.94117647058824" calcext:value-type="float">
            <text:p>2.9411764706</text:p>
          </table:table-cell>
        </table:table-row>
        <table:table-row table:style-name="ro1">
          <table:table-cell office:value-type="float" office:value="0.101838052657725" calcext:value-type="float">
            <text:p>0.1018380527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124192747143567" calcext:value-type="float">
            <text:p>0.01241927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263288623944362" calcext:value-type="float">
            <text:p>0.0263288624</text:p>
          </table:table-cell>
          <table:table-cell office:value-type="float" office:value="24.2424242424242" calcext:value-type="float">
            <text:p>24.2424242424</text:p>
          </table:table-cell>
        </table:table-row>
        <table:table-row table:style-name="ro1">
          <table:table-cell office:value-type="float" office:value="0.0581222056631893" calcext:value-type="float">
            <text:p>0.0581222057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158966716343766" calcext:value-type="float">
            <text:p>0.0158966716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office:value-type="float" office:value="0.110779930452062" calcext:value-type="float">
            <text:p>0.1107799305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104321907600596" calcext:value-type="float">
            <text:p>0.0104321908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25.9259259259259" calcext:value-type="float">
            <text:p>25.9259259259</text:p>
          </table:table-cell>
        </table:table-row>
        <table:table-row table:style-name="ro1">
          <table:table-cell office:value-type="float" office:value="0.0357675111773472" calcext:value-type="float">
            <text:p>0.03576751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42722305017387" calcext:value-type="float">
            <text:p>0.0427223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20367610531545" calcext:value-type="float">
            <text:p>0.0203676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377545951316443" calcext:value-type="float">
            <text:p>0.0377545951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248385494287134" calcext:value-type="float">
            <text:p>0.024838549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273224043715847" calcext:value-type="float">
            <text:p>0.027322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573273720815" calcext:value-type="float">
            <text:p>0.1425732737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620963735717834" calcext:value-type="float">
            <text:p>0.062096373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432190760059613" calcext:value-type="float">
            <text:p>0.043219076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476900149031297" calcext:value-type="float">
            <text:p>0.04769001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176353700943865" calcext:value-type="float">
            <text:p>0.1763537009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102334823646299" calcext:value-type="float">
            <text:p>0.1023348236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238450074515648" calcext:value-type="float">
            <text:p>0.023845007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35.4838709677419" calcext:value-type="float">
            <text:p>35.4838709677</text:p>
          </table:table-cell>
        </table:table-row>
        <table:table-row table:style-name="ro1">
          <table:table-cell office:value-type="float" office:value="0.042722305017387" calcext:value-type="float">
            <text:p>0.042722305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0193740685543964" calcext:value-type="float">
            <text:p>0.0193740686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177347242921013" calcext:value-type="float">
            <text:p>0.1773472429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42722305017387" calcext:value-type="float">
            <text:p>0.042722305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283159463487332" calcext:value-type="float">
            <text:p>0.0283159463</text:p>
          </table:table-cell>
          <table:table-cell office:value-type="float" office:value="30.3030303030303" calcext:value-type="float">
            <text:p>30.303030303</text:p>
          </table:table-cell>
        </table:table-row>
        <table:table-row table:style-name="ro1">
          <table:table-cell office:value-type="float" office:value="0.18976651763537" calcext:value-type="float">
            <text:p>0.1897665176</text:p>
          </table:table-cell>
          <table:table-cell office:value-type="float" office:value="21.875" calcext:value-type="float">
            <text:p>21.875</text:p>
          </table:table-cell>
        </table:table-row>
        <table:table-row table:style-name="ro1">
          <table:table-cell office:value-type="float" office:value="0.0188772975658222" calcext:value-type="float">
            <text:p>0.0188772976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029806259314456" calcext:value-type="float">
            <text:p>0.0029806259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591157476403378" calcext:value-type="float">
            <text:p>0.05911574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35866865375062" calcext:value-type="float">
            <text:p>0.0635866865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3076923076923" calcext:value-type="float">
            <text:p>17.307692307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58966716343766" calcext:value-type="float">
            <text:p>0.0158966716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>
          <table:table-cell office:value-type="float" office:value="0.042722305017387" calcext:value-type="float">
            <text:p>0.042722305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.6896551724138" calcext:value-type="float">
            <text:p>20.68965517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3.8461538461538" calcext:value-type="float">
            <text:p>53.846153846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5.7142857142857" calcext:value-type="float">
            <text:p>35.71428571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.5555555555556" calcext:value-type="float">
            <text:p>30.555555555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1.8181818181818" calcext:value-type="float">
            <text:p>31.818181818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7.1428571428571" calcext:value-type="float">
            <text:p>57.142857142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96322067594433" calcext:value-type="float">
            <text:p>0.1963220676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.165009940357853" calcext:value-type="float">
            <text:p>0.1650099404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621272365805169" calcext:value-type="float">
            <text:p>0.0621272366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248508946322068" calcext:value-type="float">
            <text:p>0.0248508946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536779324055666" calcext:value-type="float">
            <text:p>0.0536779324</text:p>
          </table:table-cell>
          <table:table-cell office:value-type="float" office:value="38.0952380952381" calcext:value-type="float">
            <text:p>38.0952380952</text:p>
          </table:table-cell>
        </table:table-row>
        <table:table-row table:style-name="ro1">
          <table:table-cell office:value-type="float" office:value="0.047713717693837" calcext:value-type="float">
            <text:p>0.0477137177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571570576540756" calcext:value-type="float">
            <text:p>0.0571570577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278330019880716" calcext:value-type="float">
            <text:p>0.027833002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164015904572565" calcext:value-type="float">
            <text:p>0.0164015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571570576540756" calcext:value-type="float">
            <text:p>0.0571570577</text:p>
          </table:table-cell>
          <table:table-cell office:value-type="float" office:value="37.1428571428571" calcext:value-type="float">
            <text:p>3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248508946322068" calcext:value-type="float">
            <text:p>0.0248508946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25844930417495" calcext:value-type="float">
            <text:p>0.0258449304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715705765407555" calcext:value-type="float">
            <text:p>0.0715705765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467196819085487" calcext:value-type="float">
            <text:p>0.0467196819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765407554671968" calcext:value-type="float">
            <text:p>0.07654075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616302186878728" calcext:value-type="float">
            <text:p>0.0616302187</text:p>
          </table:table-cell>
          <table:table-cell office:value-type="float" office:value="9.43396226415094" calcext:value-type="float">
            <text:p>9.4339622642</text:p>
          </table:table-cell>
        </table:table-row>
        <table:table-row table:style-name="ro1">
          <table:table-cell office:value-type="float" office:value="0.0208747514910537" calcext:value-type="float">
            <text:p>0.020874751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0397614314115308" calcext:value-type="float">
            <text:p>0.0397614314</text:p>
          </table:table-cell>
          <table:table-cell office:value-type="float" office:value="14.8936170212766" calcext:value-type="float">
            <text:p>14.8936170213</text:p>
          </table:table-cell>
        </table:table-row>
        <table:table-row table:style-name="ro1">
          <table:table-cell office:value-type="float" office:value="0.0447316103379722" calcext:value-type="float">
            <text:p>0.0447316103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.0357852882703777" calcext:value-type="float">
            <text:p>0.0357852883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0611332007952286" calcext:value-type="float">
            <text:p>0.0611332008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>
          <table:table-cell office:value-type="float" office:value="0.029324055666004" calcext:value-type="float">
            <text:p>0.0293240557</text:p>
          </table:table-cell>
          <table:table-cell office:value-type="float" office:value="25.9259259259259" calcext:value-type="float">
            <text:p>25.9259259259</text:p>
          </table:table-cell>
        </table:table-row>
        <table:table-row table:style-name="ro1">
          <table:table-cell office:value-type="float" office:value="0.0730616302186879" calcext:value-type="float">
            <text:p>0.0730616302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372763419483101" calcext:value-type="float">
            <text:p>0.0372763419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516898608349901" calcext:value-type="float">
            <text:p>0.05168986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3300198807157" calcext:value-type="float">
            <text:p>0.0283300199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357852882703777" calcext:value-type="float">
            <text:p>0.0357852883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417495029821074" calcext:value-type="float">
            <text:p>0.041749503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248508946322068" calcext:value-type="float">
            <text:p>0.0024850895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154075546719682" calcext:value-type="float">
            <text:p>0.0154075547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462226640159046" calcext:value-type="float">
            <text:p>0.046222664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308151093439364" calcext:value-type="float">
            <text:p>0.0308151093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521868787276342" calcext:value-type="float">
            <text:p>0.0521868787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392644135188867" calcext:value-type="float">
            <text:p>0.0392644135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447316103379722" calcext:value-type="float">
            <text:p>0.0447316103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14.6341463414634" calcext:value-type="float">
            <text:p>14.6341463415</text:p>
          </table:table-cell>
        </table:table-row>
        <table:table-row table:style-name="ro1">
          <table:table-cell office:value-type="float" office:value="0.0238568588469185" calcext:value-type="float">
            <text:p>0.0238568588</text:p>
          </table:table-cell>
          <table:table-cell office:value-type="float" office:value="39.2857142857143" calcext:value-type="float">
            <text:p>39.2857142857</text:p>
          </table:table-cell>
        </table:table-row>
        <table:table-row table:style-name="ro1">
          <table:table-cell office:value-type="float" office:value="0.0854870775347913" calcext:value-type="float">
            <text:p>0.0854870775</text:p>
          </table:table-cell>
          <table:table-cell office:value-type="float" office:value="39.2156862745098" calcext:value-type="float">
            <text:p>39.2156862745</text:p>
          </table:table-cell>
        </table:table-row>
        <table:table-row table:style-name="ro1">
          <table:table-cell office:value-type="float" office:value="0.0616302186878728" calcext:value-type="float">
            <text:p>0.0616302187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571570576540756" calcext:value-type="float">
            <text:p>0.05715705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084493041749503" calcext:value-type="float">
            <text:p>0.0084493042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173956262425447" calcext:value-type="float">
            <text:p>0.0173956262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730616302186879" calcext:value-type="float">
            <text:p>0.0730616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08151093439364" calcext:value-type="float">
            <text:p>0.0308151093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34393638171" calcext:value-type="float">
            <text:p>0.0109343936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516898608349901" calcext:value-type="float">
            <text:p>0.0516898608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.0104373757455268" calcext:value-type="float">
            <text:p>0.0104373757</text:p>
          </table:table-cell>
          <table:table-cell office:value-type="float" office:value="22.9166666666667" calcext:value-type="float">
            <text:p>22.9166666667</text:p>
          </table:table-cell>
        </table:table-row>
        <table:table-row table:style-name="ro1">
          <table:table-cell office:value-type="float" office:value="0.0228628230616302" calcext:value-type="float">
            <text:p>0.0228628231</text:p>
          </table:table-cell>
          <table:table-cell office:value-type="float" office:value="20.5882352941176" calcext:value-type="float">
            <text:p>20.5882352941</text:p>
          </table:table-cell>
        </table:table-row>
        <table:table-row table:style-name="ro1">
          <table:table-cell office:value-type="float" office:value="0.029324055666004" calcext:value-type="float">
            <text:p>0.0293240557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>
          <table:table-cell office:value-type="float" office:value="0.0561630218687873" calcext:value-type="float">
            <text:p>0.0561630219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114314115308151" calcext:value-type="float">
            <text:p>0.0114314115</text:p>
          </table:table-cell>
          <table:table-cell office:value-type="float" office:value="24.2424242424242" calcext:value-type="float">
            <text:p>24.2424242424</text:p>
          </table:table-cell>
        </table:table-row>
        <table:table-row table:style-name="ro1">
          <table:table-cell office:value-type="float" office:value="0.0099403578528827" calcext:value-type="float">
            <text:p>0.00994035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7972166998012" calcext:value-type="float">
            <text:p>0.0337972167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36779324055666" calcext:value-type="float">
            <text:p>0.0367793241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25844930417495" calcext:value-type="float">
            <text:p>0.0258449304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596421471172962" calcext:value-type="float">
            <text:p>0.0059642147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298210735586481" calcext:value-type="float">
            <text:p>0.0298210736</text:p>
          </table:table-cell>
          <table:table-cell office:value-type="float" office:value="22.5806451612903" calcext:value-type="float">
            <text:p>22.5806451613</text:p>
          </table:table-cell>
        </table:table-row>
        <table:table-row table:style-name="ro1">
          <table:table-cell office:value-type="float" office:value="0.0328031809145129" calcext:value-type="float">
            <text:p>0.0328031809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0745526838966203" calcext:value-type="float">
            <text:p>0.0074552684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168986083499006" calcext:value-type="float">
            <text:p>0.0168986083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328031809145129" calcext:value-type="float">
            <text:p>0.0328031809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253479125248509" calcext:value-type="float">
            <text:p>0.0253479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7972166998012" calcext:value-type="float">
            <text:p>0.0337972167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26.9230769230769" calcext:value-type="float">
            <text:p>26.9230769231</text:p>
          </table:table-cell>
        </table:table-row>
        <table:table-row table:style-name="ro1">
          <table:table-cell office:value-type="float" office:value="0.0700795228628231" calcext:value-type="float">
            <text:p>0.0700795229</text:p>
          </table:table-cell>
          <table:table-cell office:value-type="float" office:value="57.8947368421053" calcext:value-type="float">
            <text:p>57.8947368421</text:p>
          </table:table-cell>
        </table:table-row>
        <table:table-row table:style-name="ro1">
          <table:table-cell office:value-type="float" office:value="0.0571570576540756" calcext:value-type="float">
            <text:p>0.057157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5944333996024" calcext:value-type="float">
            <text:p>0.0675944334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233598409542744" calcext:value-type="float">
            <text:p>0.023359841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213717693836978" calcext:value-type="float">
            <text:p>0.021371769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561630218687873" calcext:value-type="float">
            <text:p>0.0561630219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447316103379722" calcext:value-type="float">
            <text:p>0.0447316103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201292246520875" calcext:value-type="float">
            <text:p>0.2012922465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273359840954274" calcext:value-type="float">
            <text:p>0.0273359841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352882703777336" calcext:value-type="float">
            <text:p>0.0352882704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>
          <table:table-cell office:value-type="float" office:value="0.0318091451292246" calcext:value-type="float">
            <text:p>0.03180914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7733598409543" calcext:value-type="float">
            <text:p>0.0377733598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144135188866799" calcext:value-type="float">
            <text:p>0.0144135189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.0119284294234592" calcext:value-type="float">
            <text:p>0.01192842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323061630218688" calcext:value-type="float">
            <text:p>0.032306163</text:p>
          </table:table-cell>
          <table:table-cell office:value-type="float" office:value="13.953488372093" calcext:value-type="float">
            <text:p>13.9534883721</text:p>
          </table:table-cell>
        </table:table-row>
        <table:table-row table:style-name="ro1">
          <table:table-cell office:value-type="float" office:value="0.000497017892644135" calcext:value-type="float">
            <text:p>0.0004970179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 table:visibility="filter">
          <table:table-cell office:value-type="float" office:value="0.0119284294234592" calcext:value-type="float">
            <text:p>0.0119284294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.4545454545455" calcext:value-type="float">
            <text:p>20.454545454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0347912524850895" calcext:value-type="float">
            <text:p>0.0034791252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875" calcext:value-type="float">
            <text:p>21.8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596421471172962" calcext:value-type="float">
            <text:p>0.0596421471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511928429423459" calcext:value-type="float">
            <text:p>0.0511928429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0894632206759443" calcext:value-type="float">
            <text:p>0.00894632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614314115308" calcext:value-type="float">
            <text:p>0.0039761431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00497017892644135" calcext:value-type="float">
            <text:p>0.0004970179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44.2622950819672" calcext:value-type="float">
            <text:p>44.262295082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6.231884057971" calcext:value-type="float">
            <text:p>36.231884058</text:p>
          </table:table-cell>
        </table:table-row>
        <table:table-row table:style-name="ro1">
          <table:table-cell office:value-type="float" office:value="0.0163609320773426" calcext:value-type="float">
            <text:p>0.0163609321</text:p>
          </table:table-cell>
          <table:table-cell office:value-type="float" office:value="37.9310344827586" calcext:value-type="float">
            <text:p>37.931034482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.5128205128205" calcext:value-type="float">
            <text:p>20.5128205128</text:p>
          </table:table-cell>
        </table:table-row>
        <table:table-row table:style-name="ro1">
          <table:table-cell office:value-type="float" office:value="0.0104115022310362" calcext:value-type="float">
            <text:p>0.0104115022</text:p>
          </table:table-cell>
          <table:table-cell office:value-type="float" office:value="42.5531914893617" calcext:value-type="float">
            <text:p>42.5531914894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178482895389192" calcext:value-type="float">
            <text:p>0.0178482895</text:p>
          </table:table-cell>
          <table:table-cell office:value-type="float" office:value="43.859649122807" calcext:value-type="float">
            <text:p>43.8596491228</text:p>
          </table:table-cell>
        </table:table-row>
        <table:table-row table:style-name="ro1">
          <table:table-cell office:value-type="float" office:value="0.022310361923649" calcext:value-type="float">
            <text:p>0.0223103619</text:p>
          </table:table-cell>
          <table:table-cell office:value-type="float" office:value="43.1818181818182" calcext:value-type="float">
            <text:p>43.1818181818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6.5217391304348" calcext:value-type="float">
            <text:p>56.5217391304</text:p>
          </table:table-cell>
        </table:table-row>
        <table:table-row table:style-name="ro1">
          <table:table-cell office:value-type="float" office:value="0.00892414476945959" calcext:value-type="float">
            <text:p>0.0089241448</text:p>
          </table:table-cell>
          <table:table-cell office:value-type="float" office:value="46.3157894736842" calcext:value-type="float">
            <text:p>46.3157894737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1.8181818181818" calcext:value-type="float">
            <text:p>31.8181818182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37.0967741935484" calcext:value-type="float">
            <text:p>37.0967741935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4.5098039215686" calcext:value-type="float">
            <text:p>34.50980392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1.3793103448276" calcext:value-type="float">
            <text:p>41.3793103448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40.2985074626866" calcext:value-type="float">
            <text:p>40.2985074627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34.1463414634146" calcext:value-type="float">
            <text:p>34.1463414634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43.4782608695652" calcext:value-type="float">
            <text:p>43.4782608696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25.6410256410256" calcext:value-type="float">
            <text:p>25.641025641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173525037183937" calcext:value-type="float">
            <text:p>0.0173525037</text:p>
          </table:table-cell>
          <table:table-cell office:value-type="float" office:value="28.2608695652174" calcext:value-type="float">
            <text:p>28.2608695652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61.5384615384615" calcext:value-type="float">
            <text:p>61.5384615385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5.2941176470588" calcext:value-type="float">
            <text:p>35.2941176471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30.5084745762712" calcext:value-type="float">
            <text:p>30.508474576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6.8253968253968" calcext:value-type="float">
            <text:p>46.8253968254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41.1764705882353" calcext:value-type="float">
            <text:p>41.1764705882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39.1304347826087" calcext:value-type="float">
            <text:p>39.1304347826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36.6666666666667" calcext:value-type="float">
            <text:p>36.6666666667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30.952380952381" calcext:value-type="float">
            <text:p>30.9523809524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88398611799703" calcext:value-type="float">
            <text:p>0.0188398612</text:p>
          </table:table-cell>
          <table:table-cell office:value-type="float" office:value="41.2698412698413" calcext:value-type="float">
            <text:p>41.2698412698</text:p>
          </table:table-cell>
        </table:table-row>
        <table:table-row table:style-name="ro1">
          <table:table-cell office:value-type="float" office:value="0.00892414476945959" calcext:value-type="float">
            <text:p>0.0089241448</text:p>
          </table:table-cell>
          <table:table-cell office:value-type="float" office:value="46.8085106382979" calcext:value-type="float">
            <text:p>46.8085106383</text:p>
          </table:table-cell>
        </table:table-row>
        <table:table-row table:style-name="ro1">
          <table:table-cell office:value-type="float" office:value="0.0133862171541894" calcext:value-type="float">
            <text:p>0.0133862172</text:p>
          </table:table-cell>
          <table:table-cell office:value-type="float" office:value="46.9879518072289" calcext:value-type="float">
            <text:p>46.9879518072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39.5348837209302" calcext:value-type="float">
            <text:p>39.5348837209</text:p>
          </table:table-cell>
        </table:table-row>
        <table:table-row table:style-name="ro1">
          <table:table-cell office:value-type="float" office:value="0.0208230044620724" calcext:value-type="float">
            <text:p>0.0208230045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104115022310362" calcext:value-type="float">
            <text:p>0.0104115022</text:p>
          </table:table-cell>
          <table:table-cell office:value-type="float" office:value="47.7272727272727" calcext:value-type="float">
            <text:p>47.7272727273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41.5094339622642" calcext:value-type="float">
            <text:p>41.5094339623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43.75" calcext:value-type="float">
            <text:p>43.75</text:p>
          </table:table-cell>
        </table:table-row>
        <table:table-row table:style-name="ro1">
          <table:table-cell office:value-type="float" office:value="0.0188398611799703" calcext:value-type="float">
            <text:p>0.0188398612</text:p>
          </table:table-cell>
          <table:table-cell office:value-type="float" office:value="28.2051282051282" calcext:value-type="float">
            <text:p>28.2051282051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34.1463414634146" calcext:value-type="float">
            <text:p>34.1463414634</text:p>
          </table:table-cell>
        </table:table-row>
        <table:table-row table:style-name="ro1">
          <table:table-cell office:value-type="float" office:value="0.00842835894893406" calcext:value-type="float">
            <text:p>0.0084283589</text:p>
          </table:table-cell>
          <table:table-cell office:value-type="float" office:value="40.4761904761905" calcext:value-type="float">
            <text:p>40.4761904762</text:p>
          </table:table-cell>
        </table:table-row>
        <table:table-row table:style-name="ro1">
          <table:table-cell office:value-type="float" office:value="0.0292513634110064" calcext:value-type="float">
            <text:p>0.0292513634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0.0599900842835895" calcext:value-type="float">
            <text:p>0.0599900843</text:p>
          </table:table-cell>
          <table:table-cell office:value-type="float" office:value="42.7350427350427" calcext:value-type="float">
            <text:p>42.735042735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21.875" calcext:value-type="float">
            <text:p>21.875</text:p>
          </table:table-cell>
        </table:table-row>
        <table:table-row table:style-name="ro1">
          <table:table-cell office:value-type="float" office:value="0.0694100148735746" calcext:value-type="float">
            <text:p>0.0694100149</text:p>
          </table:table-cell>
          <table:table-cell office:value-type="float" office:value="39.622641509434" calcext:value-type="float">
            <text:p>39.6226415094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.9090909090909" calcext:value-type="float">
            <text:p>30.9090909091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32.5842696629214" calcext:value-type="float">
            <text:p>32.5842696629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float" office:value="0.0213082259663033" calcext:value-type="float">
            <text:p>0.021308226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>
          <table:table-cell office:value-type="float" office:value="0.0089197224975223" calcext:value-type="float">
            <text:p>0.0089197225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163528245787909" calcext:value-type="float">
            <text:p>0.0163528246</text:p>
          </table:table-cell>
          <table:table-cell office:value-type="float" office:value="29.2307692307692" calcext:value-type="float">
            <text:p>29.2307692308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47.9166666666667" calcext:value-type="float">
            <text:p>47.9166666667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51.5151515151515" calcext:value-type="float">
            <text:p>51.515151515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3.3333333333333" calcext:value-type="float">
            <text:p>4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37.9310344827586" calcext:value-type="float">
            <text:p>37.9310344828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36.1702127659575" calcext:value-type="float">
            <text:p>36.170212766</text:p>
          </table:table-cell>
        </table:table-row>
        <table:table-row table:style-name="ro1">
          <table:table-cell office:value-type="float" office:value="0.0089197224975223" calcext:value-type="float">
            <text:p>0.0089197225</text:p>
          </table:table-cell>
          <table:table-cell office:value-type="float" office:value="44.0677966101695" calcext:value-type="float">
            <text:p>44.0677966102</text:p>
          </table:table-cell>
        </table:table-row>
        <table:table-row table:style-name="ro1">
          <table:table-cell office:value-type="float" office:value="0.0128840436075322" calcext:value-type="float">
            <text:p>0.0128840436</text:p>
          </table:table-cell>
          <table:table-cell office:value-type="float" office:value="42.7272727272727" calcext:value-type="float">
            <text:p>42.7272727273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4.5454545454545" calcext:value-type="float">
            <text:p>34.5454545455</text:p>
          </table:table-cell>
        </table:table-row>
        <table:table-row table:style-name="ro1">
          <table:table-cell office:value-type="float" office:value="0.0138751238850347" calcext:value-type="float">
            <text:p>0.0138751239</text:p>
          </table:table-cell>
          <table:table-cell office:value-type="float" office:value="44.1860465116279" calcext:value-type="float">
            <text:p>44.1860465116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40.2777777777778" calcext:value-type="float">
            <text:p>40.2777777778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37.2549019607843" calcext:value-type="float">
            <text:p>37.2549019608</text:p>
          </table:table-cell>
        </table:table-row>
        <table:table-row table:style-name="ro1">
          <table:table-cell office:value-type="float" office:value="0.0470763131813677" calcext:value-type="float">
            <text:p>0.0470763132</text:p>
          </table:table-cell>
          <table:table-cell office:value-type="float" office:value="44.5544554455446" calcext:value-type="float">
            <text:p>44.5544554455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46.1538461538462" calcext:value-type="float">
            <text:p>46.1538461538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46.5116279069767" calcext:value-type="float">
            <text:p>46.511627907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9.7169811320755" calcext:value-type="float">
            <text:p>29.71698113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1.304347826087" calcext:value-type="float">
            <text:p>31.304347826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9.1836734693878" calcext:value-type="float">
            <text:p>59.1836734694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29.3103448275862" calcext:value-type="float">
            <text:p>29.3103448276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38.0952380952381" calcext:value-type="float">
            <text:p>38.0952380952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48.4848484848485" calcext:value-type="float">
            <text:p>48.4848484848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36.8421052631579" calcext:value-type="float">
            <text:p>36.8421052632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34.7222222222222" calcext:value-type="float">
            <text:p>34.7222222222</text:p>
          </table:table-cell>
        </table:table-row>
        <table:table-row table:style-name="ro1">
          <table:table-cell office:value-type="float" office:value="0.0213082259663033" calcext:value-type="float">
            <text:p>0.021308226</text:p>
          </table:table-cell>
          <table:table-cell office:value-type="float" office:value="31.1688311688312" calcext:value-type="float">
            <text:p>31.1688311688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31.3953488372093" calcext:value-type="float">
            <text:p>31.3953488372</text:p>
          </table:table-cell>
        </table:table-row>
        <table:table-row table:style-name="ro1">
          <table:table-cell office:value-type="float" office:value="0.00545094152626363" calcext:value-type="float">
            <text:p>0.0054509415</text:p>
          </table:table-cell>
          <table:table-cell office:value-type="float" office:value="31.9587628865979" calcext:value-type="float">
            <text:p>31.9587628866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40.8450704225352" calcext:value-type="float">
            <text:p>40.8450704225</text:p>
          </table:table-cell>
        </table:table-row>
        <table:table-row table:style-name="ro1">
          <table:table-cell office:value-type="float" office:value="0.00743310208126858" calcext:value-type="float">
            <text:p>0.0074331021</text:p>
          </table:table-cell>
          <table:table-cell office:value-type="float" office:value="47.9166666666667" calcext:value-type="float">
            <text:p>47.9166666667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53.0612244897959" calcext:value-type="float">
            <text:p>53.0612244898</text:p>
          </table:table-cell>
        </table:table-row>
        <table:table-row table:style-name="ro1">
          <table:table-cell office:value-type="float" office:value="0.00743310208126858" calcext:value-type="float">
            <text:p>0.00743310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743310208126858" calcext:value-type="float">
            <text:p>0.0074331021</text:p>
          </table:table-cell>
          <table:table-cell office:value-type="float" office:value="30.5555555555556" calcext:value-type="float">
            <text:p>30.5555555556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13974231912785" calcext:value-type="float">
            <text:p>0.0113974232</text:p>
          </table:table-cell>
          <table:table-cell office:value-type="float" office:value="42.4657534246575" calcext:value-type="float">
            <text:p>42.465753424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45.2380952380952" calcext:value-type="float">
            <text:p>45.2380952381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941526263627354" calcext:value-type="float">
            <text:p>0.0094152626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4.6153846153846" calcext:value-type="float">
            <text:p>34.615384615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6.2686567164179" calcext:value-type="float">
            <text:p>46.2686567164</text:p>
          </table:table-cell>
        </table:table-row>
        <table:table-row table:style-name="ro1">
          <table:table-cell office:value-type="float" office:value="0.0163528245787909" calcext:value-type="float">
            <text:p>0.0163528246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64.4444444444444" calcext:value-type="float">
            <text:p>64.4444444444</text:p>
          </table:table-cell>
        </table:table-row>
        <table:table-row table:style-name="ro1">
          <table:table-cell office:value-type="float" office:value="0.00792864222001982" calcext:value-type="float">
            <text:p>0.0079286422</text:p>
          </table:table-cell>
          <table:table-cell office:value-type="float" office:value="32.258064516129" calcext:value-type="float">
            <text:p>32.2580645161</text:p>
          </table:table-cell>
        </table:table-row>
        <table:table-row table:style-name="ro1">
          <table:table-cell office:value-type="float" office:value="0.0218037661050545" calcext:value-type="float">
            <text:p>0.0218037661</text:p>
          </table:table-cell>
          <table:table-cell office:value-type="float" office:value="41.3793103448276" calcext:value-type="float">
            <text:p>41.3793103448</text:p>
          </table:table-cell>
        </table:table-row>
        <table:table-row table:style-name="ro1">
          <table:table-cell office:value-type="float" office:value="0.00693756194251734" calcext:value-type="float">
            <text:p>0.0069375619</text:p>
          </table:table-cell>
          <table:table-cell office:value-type="float" office:value="52.1739130434783" calcext:value-type="float">
            <text:p>52.1739130435</text:p>
          </table:table-cell>
        </table:table-row>
        <table:table-row table:style-name="ro1" table:visibility="filter">
          <table:table-cell office:value-type="float" office:value="0.0109018830525273" calcext:value-type="float">
            <text:p>0.0109018831</text:p>
          </table:table-cell>
          <table:table-cell office:value-type="float" office:value="39.4736842105263" calcext:value-type="float">
            <text:p>39.4736842105</text:p>
          </table:table-cell>
        </table:table-row>
        <table:table-row table:style-name="ro1" table:visibility="filter">
          <table:table-cell office:value-type="float" office:value="0.0133795837462834" calcext:value-type="float">
            <text:p>0.0133795837</text:p>
          </table:table-cell>
          <table:table-cell office:value-type="float" office:value="46.2962962962963" calcext:value-type="float">
            <text:p>46.2962962963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28.3582089552239" calcext:value-type="float">
            <text:p>28.358208955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9.4949494949495" calcext:value-type="float">
            <text:p>49.4949494949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47.8260869565217" calcext:value-type="float">
            <text:p>47.8260869565</text:p>
          </table:table-cell>
        </table:table-row>
        <table:table-row table:style-name="ro1">
          <table:table-cell office:value-type="float" office:value="0.03681592039801" calcext:value-type="float">
            <text:p>0.0368159204</text:p>
          </table:table-cell>
          <table:table-cell office:value-type="float" office:value="31.8181818181818" calcext:value-type="float">
            <text:p>31.818181818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4.4444444444444" calcext:value-type="float">
            <text:p>44.444444444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4.4444444444444" calcext:value-type="float">
            <text:p>44.4444444444</text:p>
          </table:table-cell>
        </table:table-row>
        <table:table-row table:style-name="ro1">
          <table:table-cell office:value-type="float" office:value="0.00945273631840796" calcext:value-type="float">
            <text:p>0.0094527363</text:p>
          </table:table-cell>
          <table:table-cell office:value-type="float" office:value="31.8181818181818" calcext:value-type="float">
            <text:p>31.818181818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54726368159204" calcext:value-type="float">
            <text:p>0.0054726368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502487562189055" calcext:value-type="float">
            <text:p>0.0502487562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54726368159204" calcext:value-type="float">
            <text:p>0.005472636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101543056246889" calcext:value-type="float">
            <text:p>0.1015430562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403185664509706" calcext:value-type="float">
            <text:p>0.0403185665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881035340965655" calcext:value-type="float">
            <text:p>0.0881035341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135390741662519" calcext:value-type="float">
            <text:p>0.13539074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711796913887506" calcext:value-type="float">
            <text:p>0.0711796914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141363862618218" calcext:value-type="float">
            <text:p>0.141363862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278745644599303" calcext:value-type="float">
            <text:p>0.0278745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1413638626182" calcext:value-type="float">
            <text:p>0.2414136386</text:p>
          </table:table-cell>
          <table:table-cell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float" office:value="0.0288700846192135" calcext:value-type="float">
            <text:p>0.0288700846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537580886012942" calcext:value-type="float">
            <text:p>0.0537580886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137381781981085" calcext:value-type="float">
            <text:p>0.137381782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128422100547536" calcext:value-type="float">
            <text:p>0.1284221005</text:p>
          </table:table-cell>
          <table:table-cell office:value-type="float" office:value="2.94117647058824" calcext:value-type="float">
            <text:p>2.9411764706</text:p>
          </table:table-cell>
        </table:table-row>
        <table:table-row table:style-name="ro1">
          <table:table-cell office:value-type="float" office:value="0.0383275261324042" calcext:value-type="float">
            <text:p>0.038327526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233947237431558" calcext:value-type="float">
            <text:p>0.0233947237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0.0079641612742658" calcext:value-type="float">
            <text:p>0.00796416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164260826281732" calcext:value-type="float">
            <text:p>0.0164260826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184171229467397" calcext:value-type="float">
            <text:p>0.0184171229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562468889995022" calcext:value-type="float">
            <text:p>0.056246889</text:p>
          </table:table-cell>
          <table:table-cell office:value-type="float" office:value="47.0588235294118" calcext:value-type="float">
            <text:p>47.0588235294</text:p>
          </table:table-cell>
        </table:table-row>
        <table:table-row table:style-name="ro1">
          <table:table-cell office:value-type="float" office:value="0.196615231458437" calcext:value-type="float">
            <text:p>0.1966152315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0.120955699352912" calcext:value-type="float">
            <text:p>0.1209556994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float" office:value="0.128422100547536" calcext:value-type="float">
            <text:p>0.128422100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940766550522648" calcext:value-type="float">
            <text:p>0.0940766551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134395221503235" calcext:value-type="float">
            <text:p>0.1343952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76704828272773" calcext:value-type="float">
            <text:p>0.1767048283</text:p>
          </table:table-cell>
          <table:table-cell office:value-type="float" office:value="5.12820512820513" calcext:value-type="float">
            <text:p>5.1282051282</text:p>
          </table:table-cell>
        </table:table-row>
        <table:table-row table:style-name="ro1">
          <table:table-cell office:value-type="float" office:value="0.0438028870084619" calcext:value-type="float">
            <text:p>0.043802887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.070681931309109" calcext:value-type="float">
            <text:p>0.0706819313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498257839721" calcext:value-type="float">
            <text:p>0.1114982578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856147336983574" calcext:value-type="float">
            <text:p>0.0856147337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517670482827277" calcext:value-type="float">
            <text:p>0.0517670483</text:p>
          </table:table-cell>
          <table:table-cell office:value-type="float" office:value="38.4615384615385" calcext:value-type="float">
            <text:p>38.4615384615</text:p>
          </table:table-cell>
        </table:table-row>
        <table:table-row table:style-name="ro1">
          <table:table-cell office:value-type="float" office:value="0.0233947237431558" calcext:value-type="float">
            <text:p>0.0233947237</text:p>
          </table:table-cell>
          <table:table-cell office:value-type="float" office:value="27.027027027027" calcext:value-type="float">
            <text:p>27.027027027</text:p>
          </table:table-cell>
        </table:table-row>
        <table:table-row table:style-name="ro1">
          <table:table-cell office:value-type="float" office:value="0.00846192135390742" calcext:value-type="float">
            <text:p>0.0084619214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0895968143354903" calcext:value-type="float">
            <text:p>0.0089596814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286212045793927" calcext:value-type="float">
            <text:p>0.2862120458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109507217521155" calcext:value-type="float">
            <text:p>0.0109507218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871080139372822" calcext:value-type="float">
            <text:p>0.0871080139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721752115480338" calcext:value-type="float">
            <text:p>0.0721752115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851169736187158" calcext:value-type="float">
            <text:p>0.0851169736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492782478845197" calcext:value-type="float">
            <text:p>0.0492782479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497760079641613" calcext:value-type="float">
            <text:p>0.049776008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199104031856645" calcext:value-type="float">
            <text:p>0.019910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9507217521155" calcext:value-type="float">
            <text:p>0.0109507218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507715281234445" calcext:value-type="float">
            <text:p>0.0507715281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130910900945744" calcext:value-type="float">
            <text:p>0.1309109009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>
          <table:table-cell office:value-type="float" office:value="0.208561473369836" calcext:value-type="float">
            <text:p>0.2085614734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55251368840219" calcext:value-type="float">
            <text:p>0.0552513688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283723245395719" calcext:value-type="float">
            <text:p>0.02837232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29417620706819" calcext:value-type="float">
            <text:p>0.129417620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144350423096068" calcext:value-type="float">
            <text:p>0.0144350423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139372822299652" calcext:value-type="float">
            <text:p>0.0139372822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622200099552016" calcext:value-type="float">
            <text:p>0.062220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.108511697361872" calcext:value-type="float">
            <text:p>0.1085116974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124378109452736" calcext:value-type="float">
            <text:p>0.01243781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199004975124378" calcext:value-type="float">
            <text:p>0.001990049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27363184079602" calcext:value-type="float">
            <text:p>0.0273631841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567164179104478" calcext:value-type="float">
            <text:p>0.0567164179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127860696517413" calcext:value-type="float">
            <text:p>0.1278606965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248756218905473" calcext:value-type="float">
            <text:p>0.0248756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83582089552239" calcext:value-type="float">
            <text:p>0.028358209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771144278606965" calcext:value-type="float">
            <text:p>0.0771144279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float" office:value="0.0154228855721393" calcext:value-type="float">
            <text:p>0.0154228856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0298507462686567" calcext:value-type="float">
            <text:p>0.0029850746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348258706467662" calcext:value-type="float">
            <text:p>0.0348258706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243781094527363" calcext:value-type="float">
            <text:p>0.024378109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111442786069652" calcext:value-type="float">
            <text:p>0.1114427861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float" office:value="0.027363184079602" calcext:value-type="float">
            <text:p>0.0273631841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646766169154229" calcext:value-type="float">
            <text:p>0.00646766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208955223880597" calcext:value-type="float">
            <text:p>0.0208955224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7391304347826" calcext:value-type="float">
            <text:p>21.7391304348</text:p>
          </table:table-cell>
        </table:table-row>
        <table:table-row table:style-name="ro1">
          <table:table-cell office:value-type="float" office:value="0.0099502487562189" calcext:value-type="float">
            <text:p>0.00995024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81592039801" calcext:value-type="float">
            <text:p>0.026368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8308457711443" calcext:value-type="float">
            <text:p>0.0338308458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164179104477612" calcext:value-type="float">
            <text:p>0.0164179104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144278606965174" calcext:value-type="float">
            <text:p>0.0144278607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0199004975124378" calcext:value-type="float">
            <text:p>0.00199004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796019900497512" calcext:value-type="float">
            <text:p>0.00796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8756218905473" calcext:value-type="float">
            <text:p>0.00248756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27363184079602" calcext:value-type="float">
            <text:p>0.0273631841</text:p>
          </table:table-cell>
          <table:table-cell office:value-type="float" office:value="20.5882352941176" calcext:value-type="float">
            <text:p>20.588235294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4.3243243243243" calcext:value-type="float">
            <text:p>24.3243243243</text:p>
          </table:table-cell>
        </table:table-row>
        <table:table-row table:style-name="ro1">
          <table:table-cell office:value-type="float" office:value="0.026865671641791" calcext:value-type="float">
            <text:p>0.026865671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159203980099502" calcext:value-type="float">
            <text:p>0.015920398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26865671641791" calcext:value-type="float">
            <text:p>0.0268656716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139303482587065" calcext:value-type="float">
            <text:p>0.0139303483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402985074626866" calcext:value-type="float">
            <text:p>0.0402985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23880597014925" calcext:value-type="float">
            <text:p>0.0223880597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218905472636816" calcext:value-type="float">
            <text:p>0.0218905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27860696517413" calcext:value-type="float">
            <text:p>0.0427860697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0895522388059702" calcext:value-type="float">
            <text:p>0.0089552239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.9259259259259" calcext:value-type="float">
            <text:p>25.925925925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502237692690204" calcext:value-type="float">
            <text:p>0.0502237693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183988065638986" calcext:value-type="float">
            <text:p>0.0183988066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228741919443063" calcext:value-type="float">
            <text:p>0.0228741919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0447538538040776" calcext:value-type="float">
            <text:p>0.00447538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387866732968672" calcext:value-type="float">
            <text:p>0.0387866733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437593237195425" calcext:value-type="float">
            <text:p>0.0437593237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258577821979115" calcext:value-type="float">
            <text:p>0.02585778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3659870711089" calcext:value-type="float">
            <text:p>0.0243659871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278468423669816" calcext:value-type="float">
            <text:p>0.0278468424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0745897563401293" calcext:value-type="float">
            <text:p>0.00745897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596718050721034" calcext:value-type="float">
            <text:p>0.0059671805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office:value-type="float" office:value="0.00994530084535057" calcext:value-type="float">
            <text:p>0.0099453008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0646444554947787" calcext:value-type="float">
            <text:p>0.0064644455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109398309298856" calcext:value-type="float">
            <text:p>0.0109398309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0546991546494281" calcext:value-type="float">
            <text:p>0.0054699155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office:value-type="float" office:value="0.000994530084535057" calcext:value-type="float">
            <text:p>0.0009945301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.043262058677275" calcext:value-type="float">
            <text:p>0.043262058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392839383391348" calcext:value-type="float">
            <text:p>0.0392839383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363003480855296" calcext:value-type="float">
            <text:p>0.0363003481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248632521133764" calcext:value-type="float">
            <text:p>0.0024863252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>
          <table:table-cell office:value-type="float" office:value="0.0144206862257583" calcext:value-type="float">
            <text:p>0.01442068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228741919443063" calcext:value-type="float">
            <text:p>0.0228741919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office:value-type="float" office:value="0.0114370959721532" calcext:value-type="float">
            <text:p>0.011437096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174042764793635" calcext:value-type="float">
            <text:p>0.017404276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101442068622576" calcext:value-type="float">
            <text:p>0.1014420686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651417205370462" calcext:value-type="float">
            <text:p>0.065141720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0795624067628046" calcext:value-type="float">
            <text:p>0.0079562407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397812033814023" calcext:value-type="float">
            <text:p>0.0397812034</text:p>
          </table:table-cell>
          <table:table-cell office:value-type="float" office:value="13.4615384615385" calcext:value-type="float">
            <text:p>13.4615384615</text:p>
          </table:table-cell>
        </table:table-row>
        <table:table-row table:style-name="ro1">
          <table:table-cell office:value-type="float" office:value="0.00596718050721034" calcext:value-type="float">
            <text:p>0.0059671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149179512680259" calcext:value-type="float">
            <text:p>0.01491795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208851317752362" calcext:value-type="float">
            <text:p>0.0208851318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367976131277971" calcext:value-type="float">
            <text:p>0.0367976131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0845350571854799" calcext:value-type="float">
            <text:p>0.0084535057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616608652411736" calcext:value-type="float">
            <text:p>0.0616608652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0596718050721034" calcext:value-type="float">
            <text:p>0.0059671805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0.0417702635504724" calcext:value-type="float">
            <text:p>0.041770263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34808552958727" calcext:value-type="float">
            <text:p>0.034808553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49179512680259" calcext:value-type="float">
            <text:p>0.0149179513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144206862257583" calcext:value-type="float">
            <text:p>0.0144206862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313276976628543" calcext:value-type="float">
            <text:p>0.03132769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4.7826086956522" calcext:value-type="float">
            <text:p>34.78260869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97265042267529" calcext:value-type="float">
            <text:p>0.00049726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27835051546392" calcext:value-type="float">
            <text:p>9.278350515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0934393638171" calcext:value-type="float">
            <text:p>0.0109343936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 table:visibility="filter">
          <table:table-cell office:value-type="float" office:value="0.0134194831013917" calcext:value-type="float">
            <text:p>0.0134194831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198807157057654" calcext:value-type="float">
            <text:p>0.0198807157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139165009940358" calcext:value-type="float">
            <text:p>0.013916501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0646123260437376" calcext:value-type="float">
            <text:p>0.0064612326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700795228628231" calcext:value-type="float">
            <text:p>0.07007952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223658051689861" calcext:value-type="float">
            <text:p>0.0223658052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73956262425447" calcext:value-type="float">
            <text:p>0.0173956262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173956262425447" calcext:value-type="float">
            <text:p>0.0173956262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238568588469185" calcext:value-type="float">
            <text:p>0.0238568588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228628230616302" calcext:value-type="float">
            <text:p>0.0228628231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248508946322068" calcext:value-type="float">
            <text:p>0.0248508946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193836978131213" calcext:value-type="float">
            <text:p>0.0193836978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 table:visibility="filter">
          <table:table-cell office:value-type="float" office:value="0.0119284294234592" calcext:value-type="float">
            <text:p>0.0119284294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208747514910537" calcext:value-type="float">
            <text:p>0.0208747515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>
          <table:table-cell office:value-type="float" office:value="0.0248508946322068" calcext:value-type="float">
            <text:p>0.0248508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149105367793241" calcext:value-type="float">
            <text:p>0.0149105368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213717693836978" calcext:value-type="float">
            <text:p>0.0213717694</text:p>
          </table:table-cell>
          <table:table-cell office:value-type="float" office:value="24.1379310344828" calcext:value-type="float">
            <text:p>24.1379310345</text:p>
          </table:table-cell>
        </table:table-row>
        <table:table-row table:style-name="ro1">
          <table:table-cell office:value-type="float" office:value="0.0114314115308151" calcext:value-type="float">
            <text:p>0.011431411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596421471172962" calcext:value-type="float">
            <text:p>0.005964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3598409542744" calcext:value-type="float">
            <text:p>0.023359841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685884691848907" calcext:value-type="float">
            <text:p>0.0685884692</text:p>
          </table:table-cell>
          <table:table-cell office:value-type="float" office:value="36.8421052631579" calcext:value-type="float">
            <text:p>36.8421052632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596125186289121" calcext:value-type="float">
            <text:p>0.0059612519</text:p>
          </table:table-cell>
          <table:table-cell office:value-type="float" office:value="23.2558139534884" calcext:value-type="float">
            <text:p>23.2558139535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3.03030303030303" calcext:value-type="float">
            <text:p>3.0303030303</text:p>
          </table:table-cell>
        </table:table-row>
        <table:table-row table:style-name="ro1">
          <table:table-cell office:value-type="float" office:value="0.00397416790859414" calcext:value-type="float">
            <text:p>0.0039741679</text:p>
          </table:table-cell>
          <table:table-cell office:value-type="float" office:value="24.1379310344828" calcext:value-type="float">
            <text:p>24.1379310345</text:p>
          </table:table-cell>
        </table:table-row>
        <table:table-row table:style-name="ro1">
          <table:table-cell office:value-type="float" office:value="0.000496770988574267" calcext:value-type="float">
            <text:p>0.000496771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0.00198708395429707" calcext:value-type="float">
            <text:p>0.001987084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20.5128205128205" calcext:value-type="float">
            <text:p>20.5128205128</text:p>
          </table:table-cell>
        </table:table-row>
        <table:table-row table:style-name="ro1">
          <table:table-cell office:value-type="float" office:value="0.027819175360159" calcext:value-type="float">
            <text:p>0.027819175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29806259314456" calcext:value-type="float">
            <text:p>0.00298062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30.6122448979592" calcext:value-type="float">
            <text:p>30.612244898</text:p>
          </table:table-cell>
        </table:table-row>
        <table:table-row table:style-name="ro1">
          <table:table-cell office:value-type="float" office:value="0.00794833581718828" calcext:value-type="float">
            <text:p>0.0079483358</text:p>
          </table:table-cell>
          <table:table-cell office:value-type="float" office:value="10.6382978723404" calcext:value-type="float">
            <text:p>10.6382978723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0198708395429707" calcext:value-type="float">
            <text:p>0.001987084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0894187779433681" calcext:value-type="float">
            <text:p>0.0089418778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>
          <table:table-cell office:value-type="float" office:value="0.03725782414307" calcext:value-type="float">
            <text:p>0.0372578241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258320914058619" calcext:value-type="float">
            <text:p>0.0258320914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109289617486339" calcext:value-type="float">
            <text:p>0.0109289617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153999006458023" calcext:value-type="float">
            <text:p>0.0153999006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0546448087431694" calcext:value-type="float">
            <text:p>0.0054644809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15.6862745098039" calcext:value-type="float">
            <text:p>15.6862745098</text:p>
          </table:table-cell>
        </table:table-row>
        <table:table-row table:style-name="ro1">
          <table:table-cell office:value-type="float" office:value="0.0238450074515648" calcext:value-type="float">
            <text:p>0.0238450075</text:p>
          </table:table-cell>
          <table:table-cell office:value-type="float" office:value="2.63157894736842" calcext:value-type="float">
            <text:p>2.6315789474</text:p>
          </table:table-cell>
        </table:table-row>
        <table:table-row table:style-name="ro1">
          <table:table-cell office:value-type="float" office:value="0.0769995032290114" calcext:value-type="float">
            <text:p>0.0769995032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606060606060606" calcext:value-type="float">
            <text:p>0.0606060606</text:p>
          </table:table-cell>
          <table:table-cell office:value-type="float" office:value="19.2982456140351" calcext:value-type="float">
            <text:p>19.298245614</text:p>
          </table:table-cell>
        </table:table-row>
        <table:table-row table:style-name="ro1">
          <table:table-cell office:value-type="float" office:value="0.0258320914058619" calcext:value-type="float">
            <text:p>0.0258320914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452061599602583" calcext:value-type="float">
            <text:p>0.04520616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04321907600596" calcext:value-type="float">
            <text:p>0.0104321908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794833581718828" calcext:value-type="float">
            <text:p>0.0079483358</text:p>
          </table:table-cell>
          <table:table-cell office:value-type="float" office:value="10.8695652173913" calcext:value-type="float">
            <text:p>10.8695652174</text:p>
          </table:table-cell>
        </table:table-row>
        <table:table-row table:style-name="ro1">
          <table:table-cell office:value-type="float" office:value="0.0884252359662196" calcext:value-type="float">
            <text:p>0.088425236</text:p>
          </table:table-cell>
          <table:table-cell office:value-type="float" office:value="10.8695652173913" calcext:value-type="float">
            <text:p>10.8695652174</text:p>
          </table:table-cell>
        </table:table-row>
        <table:table-row table:style-name="ro1">
          <table:table-cell office:value-type="float" office:value="0.0829607550919026" calcext:value-type="float">
            <text:p>0.0829607551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134128166915052" calcext:value-type="float">
            <text:p>0.0134128167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362642821659215" calcext:value-type="float">
            <text:p>0.0362642822</text:p>
          </table:table-cell>
          <table:table-cell office:value-type="float" office:value="52.7777777777778" calcext:value-type="float">
            <text:p>52.7777777778</text:p>
          </table:table-cell>
        </table:table-row>
        <table:table-row table:style-name="ro1">
          <table:table-cell office:value-type="float" office:value="0.00596125186289121" calcext:value-type="float">
            <text:p>0.0059612519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0943864878291108" calcext:value-type="float">
            <text:p>0.0094386488</text:p>
          </table:table-cell>
          <table:table-cell office:value-type="float" office:value="21.6216216216216" calcext:value-type="float">
            <text:p>21.6216216216</text:p>
          </table:table-cell>
        </table:table-row>
        <table:table-row table:style-name="ro1" table:visibility="filter">
          <table:table-cell office:value-type="float" office:value="0.012916045702931" calcext:value-type="float">
            <text:p>0.0129160457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58966716343766" calcext:value-type="float">
            <text:p>0.015896671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124192747143567" calcext:value-type="float">
            <text:p>0.0124192747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581222056631893" calcext:value-type="float">
            <text:p>0.0581222057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153999006458023" calcext:value-type="float">
            <text:p>0.015399900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486835568802782" calcext:value-type="float">
            <text:p>0.0486835569</text:p>
          </table:table-cell>
          <table:table-cell office:value-type="float" office:value="14.5833333333333" calcext:value-type="float">
            <text:p>14.5833333333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347739692001987" calcext:value-type="float">
            <text:p>0.0034773969</text:p>
          </table:table-cell>
          <table:table-cell office:value-type="float" office:value="21.6216216216216" calcext:value-type="float">
            <text:p>21.6216216216</text:p>
          </table:table-cell>
        </table:table-row>
        <table:table-row table:style-name="ro1">
          <table:table-cell office:value-type="float" office:value="0.0188772975658222" calcext:value-type="float">
            <text:p>0.0188772976</text:p>
          </table:table-cell>
          <table:table-cell office:value-type="float" office:value="2.85714285714286" calcext:value-type="float">
            <text:p>2.8571428571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9.1304347826087" calcext:value-type="float">
            <text:p>39.130434782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198708395429707" calcext:value-type="float">
            <text:p>0.001987084</text:p>
          </table:table-cell>
          <table:table-cell office:value-type="float" office:value="72.2222222222222" calcext:value-type="float">
            <text:p>7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0198609731876862" calcext:value-type="float">
            <text:p>0.0019860973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198609731876862" calcext:value-type="float">
            <text:p>0.0198609732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38.2352941176471" calcext:value-type="float">
            <text:p>38.2352941176</text:p>
          </table:table-cell>
        </table:table-row>
        <table:table-row table:style-name="ro1">
          <table:table-cell office:value-type="float" office:value="0.015888778550149" calcext:value-type="float">
            <text:p>0.0158887786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263157894736842" calcext:value-type="float">
            <text:p>0.0263157895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53922542204568" calcext:value-type="float">
            <text:p>0.0153922542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4489795918367" calcext:value-type="float">
            <text:p>22.4489795918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12.2448979591837" calcext:value-type="float">
            <text:p>12.2448979592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99304865938431" calcext:value-type="float">
            <text:p>0.0099304866</text:p>
          </table:table-cell>
          <table:table-cell office:value-type="float" office:value="5.40540540540541" calcext:value-type="float">
            <text:p>5.4054054054</text:p>
          </table:table-cell>
        </table:table-row>
        <table:table-row table:style-name="ro1">
          <table:table-cell office:value-type="float" office:value="0.00595829195630586" calcext:value-type="float">
            <text:p>0.005958292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0943396226415094" calcext:value-type="float">
            <text:p>0.0094339623</text:p>
          </table:table-cell>
          <table:table-cell office:value-type="float" office:value="20.4545454545455" calcext:value-type="float">
            <text:p>20.454545454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0119165839126117" calcext:value-type="float">
            <text:p>0.0119165839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148957298907646" calcext:value-type="float">
            <text:p>0.0148957299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198609731876862" calcext:value-type="float">
            <text:p>0.0019860973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213505461767627" calcext:value-type="float">
            <text:p>0.0213505462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0397219463753724" calcext:value-type="float">
            <text:p>0.0039721946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829195630585899" calcext:value-type="float">
            <text:p>0.0829195631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342601787487587" calcext:value-type="float">
            <text:p>0.0342601787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0.0119165839126117" calcext:value-type="float">
            <text:p>0.0119165839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203574975173784" calcext:value-type="float">
            <text:p>0.0203574975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73783515392254" calcext:value-type="float">
            <text:p>0.0173783515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188679245283019" calcext:value-type="float">
            <text:p>0.0188679245</text:p>
          </table:table-cell>
          <table:table-cell office:value-type="float" office:value="6.81818181818182" calcext:value-type="float">
            <text:p>6.818181818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943396226415094" calcext:value-type="float">
            <text:p>0.0094339623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213505461767627" calcext:value-type="float">
            <text:p>0.0213505462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273088381330685" calcext:value-type="float">
            <text:p>0.0273088381</text:p>
          </table:table-cell>
          <table:table-cell office:value-type="float" office:value="3.03030303030303" calcext:value-type="float">
            <text:p>3.0303030303</text:p>
          </table:table-cell>
        </table:table-row>
        <table:table-row table:style-name="ro1">
          <table:table-cell office:value-type="float" office:value="0.00148957298907646" calcext:value-type="float">
            <text:p>0.00148957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609731876862" calcext:value-type="float">
            <text:p>0.0019860973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695134061569017" calcext:value-type="float">
            <text:p>0.0069513406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>
          <table:table-cell office:value-type="float" office:value="0.0213505461767627" calcext:value-type="float">
            <text:p>0.0213505462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.00248262164846077" calcext:value-type="float">
            <text:p>0.0024826216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5829195630586" calcext:value-type="float">
            <text:p>0.005958292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188679245283019" calcext:value-type="float">
            <text:p>0.0188679245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496524329692155" calcext:value-type="float">
            <text:p>0.0049652433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188679245283019" calcext:value-type="float">
            <text:p>0.0188679245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248262164846077" calcext:value-type="float">
            <text:p>0.002482621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15888778550149" calcext:value-type="float">
            <text:p>0.0158887786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0347567030784508" calcext:value-type="float">
            <text:p>0.0034756703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595829195630586" calcext:value-type="float">
            <text:p>0.005958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18.8679245283019" calcext:value-type="float">
            <text:p>18.867924528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16.9811320754717" calcext:value-type="float">
            <text:p>16.9811320755</text:p>
          </table:table-cell>
        </table:table-row>
        <table:table-row table:style-name="ro1">
          <table:table-cell office:value-type="float" office:value="0.015888778550149" calcext:value-type="float">
            <text:p>0.0158887786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.0104270109235353" calcext:value-type="float">
            <text:p>0.0104270109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5.4545454545455" calcext:value-type="float">
            <text:p>45.454545454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188492063492063" calcext:value-type="float">
            <text:p>0.0188492063</text:p>
          </table:table-cell>
          <table:table-cell office:value-type="float" office:value="15.9090909090909" calcext:value-type="float">
            <text:p>15.9090909091</text:p>
          </table:table-cell>
        </table:table-row>
        <table:table-row table:style-name="ro1">
          <table:table-cell office:value-type="float" office:value="0.00793650793650794" calcext:value-type="float">
            <text:p>0.0079365079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282738095238095" calcext:value-type="float">
            <text:p>0.0282738095</text:p>
          </table:table-cell>
          <table:table-cell office:value-type="float" office:value="16.3265306122449" calcext:value-type="float">
            <text:p>16.3265306122</text:p>
          </table:table-cell>
        </table:table-row>
        <table:table-row table:style-name="ro1">
          <table:table-cell office:value-type="float" office:value="0.0158730158730159" calcext:value-type="float">
            <text:p>0.0158730159</text:p>
          </table:table-cell>
          <table:table-cell office:value-type="float" office:value="14.0350877192982" calcext:value-type="float">
            <text:p>14.0350877193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66468253968254" calcext:value-type="float">
            <text:p>0.066468254</text:p>
          </table:table-cell>
          <table:table-cell office:value-type="float" office:value="13.3928571428571" calcext:value-type="float">
            <text:p>13.3928571429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28.8135593220339" calcext:value-type="float">
            <text:p>28.813559322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48809523809524" calcext:value-type="float">
            <text:p>0.0148809524</text:p>
          </table:table-cell>
          <table:table-cell office:value-type="float" office:value="8.51063829787234" calcext:value-type="float">
            <text:p>8.5106382979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31.0344827586207" calcext:value-type="float">
            <text:p>31.0344827586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15.9420289855072" calcext:value-type="float">
            <text:p>15.9420289855</text:p>
          </table:table-cell>
        </table:table-row>
        <table:table-row table:style-name="ro1" table:visibility="filter">
          <table:table-cell office:value-type="float" office:value="0.0124007936507936" calcext:value-type="float">
            <text:p>0.0124007937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 table:visibility="filter">
          <table:table-cell office:value-type="float" office:value="0.0114087301587302" calcext:value-type="float">
            <text:p>0.0114087302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287698412698413" calcext:value-type="float">
            <text:p>0.0287698413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238095238095238" calcext:value-type="float">
            <text:p>0.0238095238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143849206349206" calcext:value-type="float">
            <text:p>0.0143849206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173611111111111" calcext:value-type="float">
            <text:p>0.0173611111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.0114087301587302" calcext:value-type="float">
            <text:p>0.0114087302</text:p>
          </table:table-cell>
          <table:table-cell office:value-type="float" office:value="9.43396226415094" calcext:value-type="float">
            <text:p>9.4339622642</text:p>
          </table:table-cell>
        </table:table-row>
        <table:table-row table:style-name="ro1">
          <table:table-cell office:value-type="float" office:value="0.00793650793650794" calcext:value-type="float">
            <text:p>0.0079365079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119047619047619" calcext:value-type="float">
            <text:p>0.0119047619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0267857142857143" calcext:value-type="float">
            <text:p>0.0267857143</text:p>
          </table:table-cell>
          <table:table-cell office:value-type="float" office:value="34.375" calcext:value-type="float">
            <text:p>34.375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148809523809524" calcext:value-type="float">
            <text:p>0.0014880952</text:p>
          </table:table-cell>
          <table:table-cell office:value-type="float" office:value="10.1694915254237" calcext:value-type="float">
            <text:p>10.1694915254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0545634920634921" calcext:value-type="float">
            <text:p>0.0054563492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892857142857143" calcext:value-type="float">
            <text:p>0.00892857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530753968253968" calcext:value-type="float">
            <text:p>0.0530753968</text:p>
          </table:table-cell>
          <table:table-cell office:value-type="float" office:value="30.2325581395349" calcext:value-type="float">
            <text:p>30.23255813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2.85714285714286" calcext:value-type="float">
            <text:p>2.8571428571</text:p>
          </table:table-cell>
        </table:table-row>
        <table:table-row table:style-name="ro1">
          <table:table-cell office:value-type="float" office:value="0.0287698412698413" calcext:value-type="float">
            <text:p>0.0287698413</text:p>
          </table:table-cell>
          <table:table-cell office:value-type="float" office:value="4.28571428571429" calcext:value-type="float">
            <text:p>4.2857142857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17.0731707317073" calcext:value-type="float">
            <text:p>17.0731707317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14.8936170212766" calcext:value-type="float">
            <text:p>14.8936170213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14.5833333333333" calcext:value-type="float">
            <text:p>14.5833333333</text:p>
          </table:table-cell>
        </table:table-row>
        <table:table-row table:style-name="ro1">
          <table:table-cell office:value-type="float" office:value="0.0218253968253968" calcext:value-type="float">
            <text:p>0.0218253968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347222222222222" calcext:value-type="float">
            <text:p>0.0034722222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0248015873015873" calcext:value-type="float">
            <text:p>0.0024801587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0.00694444444444444" calcext:value-type="float">
            <text:p>0.0069444444</text:p>
          </table:table-cell>
          <table:table-cell office:value-type="float" office:value="25.4545454545455" calcext:value-type="float">
            <text:p>25.4545454545</text:p>
          </table:table-cell>
        </table:table-row>
        <table:table-row table:style-name="ro1">
          <table:table-cell office:value-type="float" office:value="0.00744047619047619" calcext:value-type="float">
            <text:p>0.0074404762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0694444444444444" calcext:value-type="float">
            <text:p>0.0069444444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64484126984127" calcext:value-type="float">
            <text:p>0.0064484127</text:p>
          </table:table-cell>
          <table:table-cell office:value-type="float" office:value="29.6296296296296" calcext:value-type="float">
            <text:p>29.629629629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992063492063492" calcext:value-type="float">
            <text:p>0.0099206349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18.6046511627907" calcext:value-type="float">
            <text:p>18.6046511628</text:p>
          </table:table-cell>
        </table:table-row>
        <table:table-row table:style-name="ro1">
          <table:table-cell office:value-type="float" office:value="0.00446428571428571" calcext:value-type="float">
            <text:p>0.0044642857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183531746031746" calcext:value-type="float">
            <text:p>0.0183531746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0595238095238095" calcext:value-type="float">
            <text:p>0.005952381</text:p>
          </table:table-cell>
          <table:table-cell office:value-type="float" office:value="7.31707317073171" calcext:value-type="float">
            <text:p>7.3170731707</text:p>
          </table:table-cell>
        </table:table-row>
        <table:table-row table:style-name="ro1">
          <table:table-cell office:value-type="float" office:value="0.00744047619047619" calcext:value-type="float">
            <text:p>0.0074404762</text:p>
          </table:table-cell>
          <table:table-cell office:value-type="float" office:value="19.1489361702128" calcext:value-type="float">
            <text:p>19.148936170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5.7142857142857" calcext:value-type="float">
            <text:p>35.71428571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.63157894736842" calcext:value-type="float">
            <text:p>2.6315789474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32.4324324324324" calcext:value-type="float">
            <text:p>32.43243243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44620723847298" calcext:value-type="float">
            <text:p>0.0446207238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.0158651462568171" calcext:value-type="float">
            <text:p>0.0158651463</text:p>
          </table:table-cell>
          <table:table-cell office:value-type="float" office:value="10.9090909090909" calcext:value-type="float">
            <text:p>10.9090909091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0.0114030738720873" calcext:value-type="float">
            <text:p>0.0114030739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5833333333333" calcext:value-type="float">
            <text:p>14.5833333333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34.4827586206897" calcext:value-type="float">
            <text:p>34.4827586207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3.2075471698113" calcext:value-type="float">
            <text:p>13.2075471698</text:p>
          </table:table-cell>
        </table:table-row>
        <table:table-row table:style-name="ro1">
          <table:table-cell office:value-type="float" office:value="0.0188398611799703" calcext:value-type="float">
            <text:p>0.0188398612</text:p>
          </table:table-cell>
          <table:table-cell office:value-type="float" office:value="8.92857142857143" calcext:value-type="float">
            <text:p>8.9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22.8070175438596" calcext:value-type="float">
            <text:p>22.8070175439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9.0322580645161" calcext:value-type="float">
            <text:p>29.032258064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8.88888888888889" calcext:value-type="float">
            <text:p>8.8888888889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3.50877192982456" calcext:value-type="float">
            <text:p>3.5087719298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8.1481481481481" calcext:value-type="float">
            <text:p>48.1481481481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29.2682926829268" calcext:value-type="float">
            <text:p>29.2682926829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21.7391304347826" calcext:value-type="float">
            <text:p>21.739130434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3.1578947368421" calcext:value-type="float">
            <text:p>13.1578947368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11.4754098360656" calcext:value-type="float">
            <text:p>11.4754098361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32.4324324324324" calcext:value-type="float">
            <text:p>32.43243243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6.52173913043478" calcext:value-type="float">
            <text:p>6.5217391304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9.5121951219512" calcext:value-type="float">
            <text:p>19.512195122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3.7254901960784" calcext:value-type="float">
            <text:p>13.725490196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118988596926128" calcext:value-type="float">
            <text:p>0.0118988597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39.622641509434" calcext:value-type="float">
            <text:p>39.6226415094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36.6666666666667" calcext:value-type="float">
            <text:p>36.6666666667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24.0740740740741" calcext:value-type="float">
            <text:p>24.0740740741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7.0212765957447" calcext:value-type="float">
            <text:p>17.0212765957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153693604362915" calcext:value-type="float">
            <text:p>0.0153693604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178482895389192" calcext:value-type="float">
            <text:p>0.0178482895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208230044620724" calcext:value-type="float">
            <text:p>0.0208230045</text:p>
          </table:table-cell>
          <table:table-cell office:value-type="float" office:value="10.2040816326531" calcext:value-type="float">
            <text:p>10.2040816327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17.3076923076923" calcext:value-type="float">
            <text:p>17.3076923077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2.08333333333333" calcext:value-type="float">
            <text:p>2.0833333333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6.52173913043478" calcext:value-type="float">
            <text:p>6.5217391304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14.8936170212766" calcext:value-type="float">
            <text:p>14.8936170213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23.5294117647059" calcext:value-type="float">
            <text:p>23.5294117647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0.6382978723404" calcext:value-type="float">
            <text:p>10.6382978723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5.9090909090909" calcext:value-type="float">
            <text:p>15.9090909091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7391304347826" calcext:value-type="float">
            <text:p>21.739130434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3.4615384615385" calcext:value-type="float">
            <text:p>13.461538461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5.95238095238095" calcext:value-type="float">
            <text:p>5.9523809524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193260654112983" calcext:value-type="float">
            <text:p>0.0193260654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178394449950446" calcext:value-type="float">
            <text:p>0.017839445</text:p>
          </table:table-cell>
          <table:table-cell office:value-type="float" office:value="8.62068965517241" calcext:value-type="float">
            <text:p>8.6206896552</text:p>
          </table:table-cell>
        </table:table-row>
        <table:table-row table:style-name="ro1">
          <table:table-cell office:value-type="float" office:value="0.0148662041625372" calcext:value-type="float">
            <text:p>0.0148662042</text:p>
          </table:table-cell>
          <table:table-cell office:value-type="float" office:value="26.4705882352941" calcext:value-type="float">
            <text:p>26.4705882353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9.45945945945946" calcext:value-type="float">
            <text:p>9.4594594595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7.46268656716418" calcext:value-type="float">
            <text:p>7.4626865672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9.5081967213115" calcext:value-type="float">
            <text:p>29.5081967213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6.8292682926829" calcext:value-type="float">
            <text:p>26.8292682927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4.8936170212766" calcext:value-type="float">
            <text:p>14.8936170213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8.62068965517241" calcext:value-type="float">
            <text:p>8.6206896552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7.84313725490196" calcext:value-type="float">
            <text:p>7.8431372549</text:p>
          </table:table-cell>
        </table:table-row>
        <table:table-row table:style-name="ro1">
          <table:table-cell office:value-type="float" office:value="0.0113974231912785" calcext:value-type="float">
            <text:p>0.0113974232</text:p>
          </table:table-cell>
          <table:table-cell office:value-type="float" office:value="47.8260869565217" calcext:value-type="float">
            <text:p>47.826086956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4.44444444444444" calcext:value-type="float">
            <text:p>4.4444444444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6.2162162162162" calcext:value-type="float">
            <text:p>16.2162162162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6.8292682926829" calcext:value-type="float">
            <text:p>26.829268292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22.8070175438596" calcext:value-type="float">
            <text:p>22.8070175439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6.2162162162162" calcext:value-type="float">
            <text:p>16.2162162162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4.7826086956522" calcext:value-type="float">
            <text:p>34.7826086957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4.4578313253012" calcext:value-type="float">
            <text:p>14.4578313253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941526263627354" calcext:value-type="float">
            <text:p>0.0094152626</text:p>
          </table:table-cell>
          <table:table-cell office:value-type="float" office:value="23.4042553191489" calcext:value-type="float">
            <text:p>23.4042553191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25.7142857142857" calcext:value-type="float">
            <text:p>25.7142857143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3207547169811" calcext:value-type="float">
            <text:p>11.32075471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24.4186046511628" calcext:value-type="float">
            <text:p>24.4186046512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8.16326530612245" calcext:value-type="float">
            <text:p>8.1632653061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1.8181818181818" calcext:value-type="float">
            <text:p>21.8181818182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6.9230769230769" calcext:value-type="float">
            <text:p>26.9230769231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25.531914893617" calcext:value-type="float">
            <text:p>25.5319148936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4.3243243243243" calcext:value-type="float">
            <text:p>24.32432432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3.4782608695652" calcext:value-type="float">
            <text:p>43.478260869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.6896551724138" calcext:value-type="float">
            <text:p>20.68965517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0.5882352941177" calcext:value-type="float">
            <text:p>70.588235294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5.4545454545455" calcext:value-type="float">
            <text:p>45.454545454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8.4615384615385" calcext:value-type="float">
            <text:p>38.46153846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2.6315789473684" calcext:value-type="float">
            <text:p>52.6315789474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2.8571428571429" calcext:value-type="float">
            <text:p>42.857142857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.0428073668491787" calcext:value-type="float">
            <text:p>0.042807366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333499253359881" calcext:value-type="float">
            <text:p>0.0333499253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24390243902439" calcext:value-type="float">
            <text:p>0.0243902439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52762568442011" calcext:value-type="float">
            <text:p>0.0527625684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627177700348432" calcext:value-type="float">
            <text:p>0.06271777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149328023892484" calcext:value-type="float">
            <text:p>0.0149328024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039820806371329" calcext:value-type="float">
            <text:p>0.003982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328023892484" calcext:value-type="float">
            <text:p>0.0014932802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204081632653061" calcext:value-type="float">
            <text:p>0.0204081633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24688899950224" calcext:value-type="float">
            <text:p>0.246888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880039820806" calcext:value-type="float">
            <text:p>0.024888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87157789945246" calcext:value-type="float">
            <text:p>0.187157789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161772025883524" calcext:value-type="float">
            <text:p>0.1617720259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701841712294674" calcext:value-type="float">
            <text:p>0.0701841712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>
          <table:table-cell office:value-type="float" office:value="0.0761572921851667" calcext:value-type="float">
            <text:p>0.076157292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258835241413639" calcext:value-type="float">
            <text:p>0.02588352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93678446988552" calcext:value-type="float">
            <text:p>0.0293678447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383275261324042" calcext:value-type="float">
            <text:p>0.03832752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214036834245893" calcext:value-type="float">
            <text:p>0.0214036834</text:p>
          </table:table-cell>
          <table:table-cell office:value-type="float" office:value="14.6341463414634" calcext:value-type="float">
            <text:p>14.6341463415</text:p>
          </table:table-cell>
        </table:table-row>
        <table:table-row table:style-name="ro1">
          <table:table-cell office:value-type="float" office:value="0.0457939273270284" calcext:value-type="float">
            <text:p>0.0457939273</text:p>
          </table:table-cell>
          <table:table-cell office:value-type="float" office:value="27.5862068965517" calcext:value-type="float">
            <text:p>27.5862068966</text:p>
          </table:table-cell>
        </table:table-row>
        <table:table-row table:style-name="ro1">
          <table:table-cell office:value-type="float" office:value="0.0263812842210055" calcext:value-type="float">
            <text:p>0.0263812842</text:p>
          </table:table-cell>
          <table:table-cell office:value-type="float" office:value="16.2790697674419" calcext:value-type="float">
            <text:p>16.2790697674</text:p>
          </table:table-cell>
        </table:table-row>
        <table:table-row table:style-name="ro1">
          <table:table-cell office:value-type="float" office:value="0.125435540069686" calcext:value-type="float">
            <text:p>0.1254355401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float" office:value="0.00497760079641613" calcext:value-type="float">
            <text:p>0.0049776008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209059233449477" calcext:value-type="float">
            <text:p>0.020905923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368342458934793" calcext:value-type="float">
            <text:p>0.0368342459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0179193628670981" calcext:value-type="float">
            <text:p>0.0179193629</text:p>
          </table:table-cell>
          <table:table-cell office:value-type="float" office:value="20.6896551724138" calcext:value-type="float">
            <text:p>20.68965517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6640119462419" calcext:value-type="float">
            <text:p>0.00746640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2.1052631578947" calcext:value-type="float">
            <text:p>42.105263157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228969636635142" calcext:value-type="float">
            <text:p>0.0228969637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452961672473868" calcext:value-type="float">
            <text:p>0.0452961672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>
          <table:table-cell office:value-type="float" office:value="0.00846192135390742" calcext:value-type="float">
            <text:p>0.0084619214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547536087605774" calcext:value-type="float">
            <text:p>0.00547536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87804878048781" calcext:value-type="float">
            <text:p>0.0487804878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float" office:value="0.00895968143354903" calcext:value-type="float">
            <text:p>0.0089596814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562468889995022" calcext:value-type="float">
            <text:p>0.056246889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10502737680438" calcext:value-type="float">
            <text:p>0.1050273768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2449080973671" calcext:value-type="float">
            <text:p>0.0392449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3094883258818" calcext:value-type="float">
            <text:p>0.02930948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188772975658222" calcext:value-type="float">
            <text:p>0.0188772976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>
          <table:table-cell office:value-type="float" office:value="0.0655737704918033" calcext:value-type="float">
            <text:p>0.0655737705</text:p>
          </table:table-cell>
          <table:table-cell office:value-type="float" office:value="12.7659574468085" calcext:value-type="float">
            <text:p>12.7659574468</text:p>
          </table:table-cell>
        </table:table-row>
        <table:table-row table:style-name="ro1">
          <table:table-cell office:value-type="float" office:value="0.0228514654744163" calcext:value-type="float">
            <text:p>0.0228514655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0347739692001987" calcext:value-type="float">
            <text:p>0.0034773969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7799304520616" calcext:value-type="float">
            <text:p>0.0779930452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273224043715847" calcext:value-type="float">
            <text:p>0.027322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337804272230502" calcext:value-type="float">
            <text:p>0.0337804272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0993541977148534" calcext:value-type="float">
            <text:p>0.0099354198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14903129657228" calcext:value-type="float">
            <text:p>0.001490313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109289617486339" calcext:value-type="float">
            <text:p>0.0109289617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0745156482861401" calcext:value-type="float">
            <text:p>0.0074515648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0745156482861401" calcext:value-type="float">
            <text:p>0.00745156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232488822652757" calcext:value-type="float">
            <text:p>0.23248882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377545951316443" calcext:value-type="float">
            <text:p>0.0377545951</text:p>
          </table:table-cell>
          <table:table-cell office:value-type="float" office:value="16.2790697674419" calcext:value-type="float">
            <text:p>16.2790697674</text:p>
          </table:table-cell>
        </table:table-row>
        <table:table-row table:style-name="ro1" table:visibility="filter">
          <table:table-cell office:value-type="float" office:value="0.012916045702931" calcext:value-type="float">
            <text:p>0.0129160457</text:p>
          </table:table-cell>
          <table:table-cell office:value-type="float" office:value="5.12820512820513" calcext:value-type="float">
            <text:p>5.1282051282</text:p>
          </table:table-cell>
        </table:table-row>
        <table:table-row table:style-name="ro1">
          <table:table-cell office:value-type="float" office:value="0.0253353204172876" calcext:value-type="float">
            <text:p>0.025335320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243417784401391" calcext:value-type="float">
            <text:p>0.02434177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645802285146547" calcext:value-type="float">
            <text:p>0.0064580229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float" office:value="0.0611028315946349" calcext:value-type="float">
            <text:p>0.0611028316</text:p>
          </table:table-cell>
          <table:table-cell office:value-type="float" office:value="5.40540540540541" calcext:value-type="float">
            <text:p>5.4054054054</text:p>
          </table:table-cell>
        </table:table-row>
        <table:table-row table:style-name="ro1">
          <table:table-cell office:value-type="float" office:value="0.0228514654744163" calcext:value-type="float">
            <text:p>0.0228514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45156482861401" calcext:value-type="float">
            <text:p>0.0074515648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0.00993541977148534" calcext:value-type="float">
            <text:p>0.0099354198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73869846000994" calcext:value-type="float">
            <text:p>0.0173869846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417287630402385" calcext:value-type="float">
            <text:p>0.041728763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0844510680576254" calcext:value-type="float">
            <text:p>0.0084451068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144063586686538" calcext:value-type="float">
            <text:p>0.0144063587</text:p>
          </table:table-cell>
          <table:table-cell office:value-type="float" office:value="5.40540540540541" calcext:value-type="float">
            <text:p>5.4054054054</text:p>
          </table:table-cell>
        </table:table-row>
        <table:table-row table:style-name="ro1">
          <table:table-cell office:value-type="float" office:value="0.0303030303030303" calcext:value-type="float">
            <text:p>0.0303030303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178837555886736" calcext:value-type="float">
            <text:p>0.01788375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 table:visibility="filter">
          <table:table-cell office:value-type="float" office:value="0.0114257327372081" calcext:value-type="float">
            <text:p>0.0114257327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243417784401391" calcext:value-type="float">
            <text:p>0.0243417784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139095876800795" calcext:value-type="float">
            <text:p>0.01390958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88772975658222" calcext:value-type="float">
            <text:p>0.0188772976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625931445603577" calcext:value-type="float">
            <text:p>0.0625931446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>
          <table:table-cell office:value-type="float" office:value="0.0556383507203179" calcext:value-type="float">
            <text:p>0.0556383507</text:p>
          </table:table-cell>
          <table:table-cell office:value-type="float" office:value="20.9302325581395" calcext:value-type="float">
            <text:p>20.9302325581</text:p>
          </table:table-cell>
        </table:table-row>
        <table:table-row table:style-name="ro1">
          <table:table-cell office:value-type="float" office:value="0.092896174863388" calcext:value-type="float">
            <text:p>0.0928961749</text:p>
          </table:table-cell>
          <table:table-cell office:value-type="float" office:value="6.89655172413793" calcext:value-type="float">
            <text:p>6.8965517241</text:p>
          </table:table-cell>
        </table:table-row>
        <table:table-row table:style-name="ro1">
          <table:table-cell office:value-type="float" office:value="0.0943864878291108" calcext:value-type="float">
            <text:p>0.0943864878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50173869846001" calcext:value-type="float">
            <text:p>0.0501738698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695479384003974" calcext:value-type="float">
            <text:p>0.0069547938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591157476403378" calcext:value-type="float">
            <text:p>0.0591157476</text:p>
          </table:table-cell>
          <table:table-cell office:value-type="float" office:value="31.5789473684211" calcext:value-type="float">
            <text:p>31.5789473684</text:p>
          </table:table-cell>
        </table:table-row>
        <table:table-row table:style-name="ro1">
          <table:table-cell office:value-type="float" office:value="0.0218579234972678" calcext:value-type="float">
            <text:p>0.0218579235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>
          <table:table-cell office:value-type="float" office:value="0.0119225037257824" calcext:value-type="float">
            <text:p>0.0119225037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04321907600596" calcext:value-type="float">
            <text:p>0.0104321908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7.7777777777778" calcext:value-type="float">
            <text:p>27.777777777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596125186289121" calcext:value-type="float">
            <text:p>0.0059612519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283159463487332" calcext:value-type="float">
            <text:p>0.0283159463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3.8095238095238" calcext:value-type="float">
            <text:p>23.80952380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1761786600496" calcext:value-type="float">
            <text:p>0.0431761787</text:p>
          </table:table-cell>
          <table:table-cell office:value-type="float" office:value="6.52173913043478" calcext:value-type="float">
            <text:p>6.5217391304</text:p>
          </table:table-cell>
        </table:table-row>
        <table:table-row table:style-name="ro1">
          <table:table-cell office:value-type="float" office:value="0.0258064516129032" calcext:value-type="float">
            <text:p>0.0258064516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188585607940447" calcext:value-type="float">
            <text:p>0.0188585608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699751861042184" calcext:value-type="float">
            <text:p>0.06997518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476426799007444" calcext:value-type="float">
            <text:p>0.0476426799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.0104218362282878" calcext:value-type="float">
            <text:p>0.0104218362</text:p>
          </table:table-cell>
          <table:table-cell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float" office:value="0.00794044665012407" calcext:value-type="float">
            <text:p>0.0079404467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office:value-type="float" office:value="0.00843672456575682" calcext:value-type="float">
            <text:p>0.0084367246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228287841191067" calcext:value-type="float">
            <text:p>0.0228287841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00992555831265509" calcext:value-type="float">
            <text:p>0.0009925558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307692307692308" calcext:value-type="float">
            <text:p>0.0307692308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00496277915632754" calcext:value-type="float">
            <text:p>0.0049627792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 table:visibility="filter">
          <table:table-cell office:value-type="float" office:value="0.100248138957816" calcext:value-type="float">
            <text:p>0.100248139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>
          <table:table-cell office:value-type="float" office:value="0.0411910669975186" calcext:value-type="float">
            <text:p>0.041191067</text:p>
          </table:table-cell>
          <table:table-cell office:value-type="float" office:value="13.953488372093" calcext:value-type="float">
            <text:p>13.9534883721</text:p>
          </table:table-cell>
        </table:table-row>
        <table:table-row table:style-name="ro1">
          <table:table-cell office:value-type="float" office:value="0.0317617866004963" calcext:value-type="float">
            <text:p>0.0317617866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203473945409429" calcext:value-type="float">
            <text:p>0.0203473945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198511166253102" calcext:value-type="float">
            <text:p>0.0198511166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58808933002481" calcext:value-type="float">
            <text:p>0.0158808933</text:p>
          </table:table-cell>
          <table:table-cell office:value-type="float" office:value="6.97674418604651" calcext:value-type="float">
            <text:p>6.976744186</text:p>
          </table:table-cell>
        </table:table-row>
        <table:table-row table:style-name="ro1">
          <table:table-cell office:value-type="float" office:value="0.0248138957816377" calcext:value-type="float">
            <text:p>0.0248138958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173697270471464" calcext:value-type="float">
            <text:p>0.017369727</text:p>
          </table:table-cell>
          <table:table-cell office:value-type="float" office:value="31.4285714285714" calcext:value-type="float">
            <text:p>31.4285714286</text:p>
          </table:table-cell>
        </table:table-row>
        <table:table-row table:style-name="ro1">
          <table:table-cell office:value-type="float" office:value="0.0168734491315137" calcext:value-type="float">
            <text:p>0.0168734491</text:p>
          </table:table-cell>
          <table:table-cell office:value-type="float" office:value="41.4634146341463" calcext:value-type="float">
            <text:p>41.4634146341</text:p>
          </table:table-cell>
        </table:table-row>
        <table:table-row table:style-name="ro1">
          <table:table-cell office:value-type="float" office:value="0.00843672456575682" calcext:value-type="float">
            <text:p>0.0084367246</text:p>
          </table:table-cell>
          <table:table-cell office:value-type="float" office:value="24.0740740740741" calcext:value-type="float">
            <text:p>24.0740740741</text:p>
          </table:table-cell>
        </table:table-row>
        <table:table-row table:style-name="ro1">
          <table:table-cell office:value-type="float" office:value="0.0511166253101737" calcext:value-type="float">
            <text:p>0.0511166253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843672456575682" calcext:value-type="float">
            <text:p>0.0084367246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327543424317618" calcext:value-type="float">
            <text:p>0.0327543424</text:p>
          </table:table-cell>
          <table:table-cell office:value-type="float" office:value="15.5844155844156" calcext:value-type="float">
            <text:p>15.5844155844</text:p>
          </table:table-cell>
        </table:table-row>
        <table:table-row table:style-name="ro1">
          <table:table-cell office:value-type="float" office:value="0.0138957816377171" calcext:value-type="float">
            <text:p>0.0138957816</text:p>
          </table:table-cell>
          <table:table-cell office:value-type="float" office:value="25.3968253968254" calcext:value-type="float">
            <text:p>25.3968253968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3.2075471698113" calcext:value-type="float">
            <text:p>13.2075471698</text:p>
          </table:table-cell>
        </table:table-row>
        <table:table-row table:style-name="ro1">
          <table:table-cell office:value-type="float" office:value="0.00992555831265509" calcext:value-type="float">
            <text:p>0.009925558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228287841191067" calcext:value-type="float">
            <text:p>0.0228287841</text:p>
          </table:table-cell>
          <table:table-cell office:value-type="float" office:value="21.5686274509804" calcext:value-type="float">
            <text:p>21.568627451</text:p>
          </table:table-cell>
        </table:table-row>
        <table:table-row table:style-name="ro1">
          <table:table-cell office:value-type="float" office:value="0.0138957816377171" calcext:value-type="float">
            <text:p>0.0138957816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19106699751861" calcext:value-type="float">
            <text:p>0.0119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7692307692308" calcext:value-type="float">
            <text:p>0.0307692308</text:p>
          </table:table-cell>
          <table:table-cell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0.00744416873449132" calcext:value-type="float">
            <text:p>0.0074441687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float" office:value="0.0317617866004963" calcext:value-type="float">
            <text:p>0.0317617866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09181141439206" calcext:value-type="float">
            <text:p>0.0109181141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office:value-type="float" office:value="0.00794044665012407" calcext:value-type="float">
            <text:p>0.0079404467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138957816377171" calcext:value-type="float">
            <text:p>0.0138957816</text:p>
          </table:table-cell>
          <table:table-cell office:value-type="float" office:value="13.4615384615385" calcext:value-type="float">
            <text:p>13.4615384615</text:p>
          </table:table-cell>
        </table:table-row>
        <table:table-row table:style-name="ro1">
          <table:table-cell office:value-type="float" office:value="0.0218362282878412" calcext:value-type="float">
            <text:p>0.0218362283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382133995037221" calcext:value-type="float">
            <text:p>0.0382133995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>
          <table:table-cell office:value-type="float" office:value="0.0674937965260546" calcext:value-type="float">
            <text:p>0.0674937965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34.6153846153846" calcext:value-type="float">
            <text:p>34.6153846154</text:p>
          </table:table-cell>
        </table:table-row>
        <table:table-row table:style-name="ro1">
          <table:table-cell office:value-type="float" office:value="0.00198511166253102" calcext:value-type="float">
            <text:p>0.0019851117</text:p>
          </table:table-cell>
          <table:table-cell office:value-type="float" office:value="51.8518518518518" calcext:value-type="float">
            <text:p>51.8518518519</text:p>
          </table:table-cell>
        </table:table-row>
        <table:table-row table:style-name="ro1">
          <table:table-cell office:value-type="float" office:value="0.0119106699751861" calcext:value-type="float">
            <text:p>0.01191067</text:p>
          </table:table-cell>
          <table:table-cell office:value-type="float" office:value="10.9090909090909" calcext:value-type="float">
            <text:p>10.9090909091</text:p>
          </table:table-cell>
        </table:table-row>
        <table:table-row table:style-name="ro1">
          <table:table-cell office:value-type="float" office:value="0.0312655086848635" calcext:value-type="float">
            <text:p>0.0312655087</text:p>
          </table:table-cell>
          <table:table-cell office:value-type="float" office:value="26.4150943396226" calcext:value-type="float">
            <text:p>26.4150943396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office:value-type="float" office:value="0.00893300248138958" calcext:value-type="float">
            <text:p>0.0089330025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0198511166253102" calcext:value-type="float">
            <text:p>0.0019851117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.0114143920595534" calcext:value-type="float">
            <text:p>0.0114143921</text:p>
          </table:table-cell>
          <table:table-cell office:value-type="float" office:value="17.5438596491228" calcext:value-type="float">
            <text:p>17.5438596491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0595533498759305" calcext:value-type="float">
            <text:p>0.005955335</text:p>
          </table:table-cell>
          <table:table-cell office:value-type="float" office:value="17.0212765957447" calcext:value-type="float">
            <text:p>17.0212765957</text:p>
          </table:table-cell>
        </table:table-row>
        <table:table-row table:style-name="ro1">
          <table:table-cell office:value-type="float" office:value="0.0153846153846154" calcext:value-type="float">
            <text:p>0.0153846154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238213399503722" calcext:value-type="float">
            <text:p>0.02382134</text:p>
          </table:table-cell>
          <table:table-cell office:value-type="float" office:value="22.8571428571429" calcext:value-type="float">
            <text:p>22.8571428571</text:p>
          </table:table-cell>
        </table:table-row>
        <table:table-row table:style-name="ro1">
          <table:table-cell office:value-type="float" office:value="0.0153846153846154" calcext:value-type="float">
            <text:p>0.0153846154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16.9811320754717" calcext:value-type="float">
            <text:p>16.9811320755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213399503722084" calcext:value-type="float">
            <text:p>0.0213399504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198511166253102" calcext:value-type="float">
            <text:p>0.0198511166</text:p>
          </table:table-cell>
          <table:table-cell office:value-type="float" office:value="13.1578947368421" calcext:value-type="float">
            <text:p>13.1578947368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129032258064516" calcext:value-type="float">
            <text:p>0.01290322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48883374689826" calcext:value-type="float">
            <text:p>0.0148883375</text:p>
          </table:table-cell>
          <table:table-cell office:value-type="float" office:value="23.3333333333333" calcext:value-type="float">
            <text:p>23.3333333333</text:p>
          </table:table-cell>
        </table:table-row>
        <table:table-row table:style-name="ro1">
          <table:table-cell office:value-type="float" office:value="0.0143920595533499" calcext:value-type="float">
            <text:p>0.01439205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699751861042184" calcext:value-type="float">
            <text:p>0.0699751861</text:p>
          </table:table-cell>
          <table:table-cell office:value-type="float" office:value="15.0943396226415" calcext:value-type="float">
            <text:p>15.0943396226</text:p>
          </table:table-cell>
        </table:table-row>
        <table:table-row table:style-name="ro1">
          <table:table-cell office:value-type="float" office:value="0.0233250620347395" calcext:value-type="float">
            <text:p>0.023325062</text:p>
          </table:table-cell>
          <table:table-cell office:value-type="float" office:value="28.8888888888889" calcext:value-type="float">
            <text:p>28.8888888889</text:p>
          </table:table-cell>
        </table:table-row>
        <table:table-row table:style-name="ro1">
          <table:table-cell office:value-type="float" office:value="0.0183622828784119" calcext:value-type="float">
            <text:p>0.0183622829</text:p>
          </table:table-cell>
          <table:table-cell office:value-type="float" office:value="19.5652173913043" calcext:value-type="float">
            <text:p>19.5652173913</text:p>
          </table:table-cell>
        </table:table-row>
        <table:table-row table:style-name="ro1">
          <table:table-cell office:value-type="float" office:value="0.0342431761786601" calcext:value-type="float">
            <text:p>0.0342431762</text:p>
          </table:table-cell>
          <table:table-cell office:value-type="float" office:value="12.962962962963" calcext:value-type="float">
            <text:p>12.962962963</text:p>
          </table:table-cell>
        </table:table-row>
        <table:table-row table:style-name="ro1">
          <table:table-cell office:value-type="float" office:value="0.0148883374689826" calcext:value-type="float">
            <text:p>0.0148883375</text:p>
          </table:table-cell>
          <table:table-cell office:value-type="float" office:value="22.9508196721311" calcext:value-type="float">
            <text:p>22.9508196721</text:p>
          </table:table-cell>
        </table:table-row>
        <table:table-row table:style-name="ro1">
          <table:table-cell office:value-type="float" office:value="0.0054590570719603" calcext:value-type="float">
            <text:p>0.0054590571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11.3207547169811" calcext:value-type="float">
            <text:p>11.320754717</text:p>
          </table:table-cell>
        </table:table-row>
        <table:table-row table:style-name="ro1">
          <table:table-cell office:value-type="float" office:value="0.0252850768468022" calcext:value-type="float">
            <text:p>0.0252850768</text:p>
          </table:table-cell>
          <table:table-cell office:value-type="float" office:value="15.5844155844156" calcext:value-type="float">
            <text:p>15.5844155844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8.57142857142857" calcext:value-type="float">
            <text:p>8.5714285714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18.6046511627907" calcext:value-type="float">
            <text:p>18.6046511628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6.8421052631579" calcext:value-type="float">
            <text:p>36.8421052632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4.25531914893617" calcext:value-type="float">
            <text:p>4.2553191489</text:p>
          </table:table-cell>
        </table:table-row>
        <table:table-row table:style-name="ro1">
          <table:table-cell office:value-type="float" office:value="0.00991571641051066" calcext:value-type="float">
            <text:p>0.0099157164</text:p>
          </table:table-cell>
          <table:table-cell office:value-type="float" office:value="13.4615384615385" calcext:value-type="float">
            <text:p>13.46153846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4.390243902439" calcext:value-type="float">
            <text:p>24.3902439024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2.3595505617978" calcext:value-type="float">
            <text:p>12.3595505618</text:p>
          </table:table-cell>
        </table:table-row>
        <table:table-row table:style-name="ro1">
          <table:table-cell office:value-type="float" office:value="0.0163609320773426" calcext:value-type="float">
            <text:p>0.0163609321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22310361923649" calcext:value-type="float">
            <text:p>0.0223103619</text:p>
          </table:table-cell>
          <table:table-cell office:value-type="float" office:value="9.80392156862745" calcext:value-type="float">
            <text:p>9.80392156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2.4390243902439" calcext:value-type="float">
            <text:p>2.4390243902</text:p>
          </table:table-cell>
        </table:table-row>
        <table:table-row table:style-name="ro1">
          <table:table-cell office:value-type="float" office:value="0.0143777887952405" calcext:value-type="float">
            <text:p>0.0143777888</text:p>
          </table:table-cell>
          <table:table-cell office:value-type="float" office:value="6.75675675675676" calcext:value-type="float">
            <text:p>6.7567567568</text:p>
          </table:table-cell>
        </table:table-row>
        <table:table-row table:style-name="ro1">
          <table:table-cell office:value-type="float" office:value="0.0237977193852256" calcext:value-type="float">
            <text:p>0.0237977194</text:p>
          </table:table-cell>
          <table:table-cell office:value-type="float" office:value="30.8823529411765" calcext:value-type="float">
            <text:p>30.8823529412</text:p>
          </table:table-cell>
        </table:table-row>
        <table:table-row table:style-name="ro1">
          <table:table-cell office:value-type="float" office:value="0.0153693604362915" calcext:value-type="float">
            <text:p>0.0153693604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4.08163265306122" calcext:value-type="float">
            <text:p>4.0816326531</text:p>
          </table:table-cell>
        </table:table-row>
        <table:table-row table:style-name="ro1">
          <table:table-cell office:value-type="float" office:value="0.00743678730788299" calcext:value-type="float">
            <text:p>0.0074367873</text:p>
          </table:table-cell>
          <table:table-cell office:value-type="float" office:value="4.34782608695652" calcext:value-type="float">
            <text:p>4.347826087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6.3934426229508" calcext:value-type="float">
            <text:p>16.3934426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864406779661" calcext:value-type="float">
            <text:p>11.8644067797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14.9253731343284" calcext:value-type="float">
            <text:p>14.9253731343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8.19672131147541" calcext:value-type="float">
            <text:p>8.1967213115</text:p>
          </table:table-cell>
        </table:table-row>
        <table:table-row table:style-name="ro1">
          <table:table-cell office:value-type="float" office:value="0.0138820029747149" calcext:value-type="float">
            <text:p>0.013882003</text:p>
          </table:table-cell>
          <table:table-cell office:value-type="float" office:value="15.5555555555556" calcext:value-type="float">
            <text:p>15.5555555556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4.61538461538462" calcext:value-type="float">
            <text:p>4.6153846154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059494298463064" calcext:value-type="float">
            <text:p>0.00594942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044620723847298" calcext:value-type="float">
            <text:p>0.0044620724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228061477441745" calcext:value-type="float">
            <text:p>0.0228061477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109072880515617" calcext:value-type="float">
            <text:p>0.0109072881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10.5882352941176" calcext:value-type="float">
            <text:p>10.5882352941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.85185185185185" calcext:value-type="float">
            <text:p>1.8518518519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183936539415" calcext:value-type="float">
            <text:p>0.0371839365</text:p>
          </table:table-cell>
          <table:table-cell office:value-type="float" office:value="3.92156862745098" calcext:value-type="float">
            <text:p>3.9215686275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312345066931086" calcext:value-type="float">
            <text:p>0.0312345067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>
          <table:table-cell office:value-type="float" office:value="0.00941993058998513" calcext:value-type="float">
            <text:p>0.009419930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396628656420426" calcext:value-type="float">
            <text:p>0.00396628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0.0104115022310362" calcext:value-type="float">
            <text:p>0.0104115022</text:p>
          </table:table-cell>
          <table:table-cell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float" office:value="0.00347050074367873" calcext:value-type="float">
            <text:p>0.003470500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0495785820525533" calcext:value-type="float">
            <text:p>0.0049578582</text:p>
          </table:table-cell>
          <table:table-cell office:value-type="float" office:value="10.3448275862069" calcext:value-type="float">
            <text:p>10.3448275862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>
          <table:table-cell office:value-type="float" office:value="0.0267724343083788" calcext:value-type="float">
            <text:p>0.0267724343</text:p>
          </table:table-cell>
          <table:table-cell office:value-type="float" office:value="2.5" calcext:value-type="float">
            <text:p>2.5</text:p>
          </table:table-cell>
        </table:table-row>
        <table:table-row table:style-name="ro1" table:visibility="filter">
          <table:table-cell office:value-type="float" office:value="0.0114030738720873" calcext:value-type="float">
            <text:p>0.0114030739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.030738720872583" calcext:value-type="float">
            <text:p>0.0307387209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0247892910262766" calcext:value-type="float">
            <text:p>0.0024789291</text:p>
          </table:table-cell>
          <table:table-cell office:value-type="float" office:value="15.1898734177215" calcext:value-type="float">
            <text:p>15.1898734177</text:p>
          </table:table-cell>
        </table:table-row>
        <table:table-row table:style-name="ro1">
          <table:table-cell office:value-type="float" office:value="0.0014873574615766" calcext:value-type="float">
            <text:p>0.001487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12.1951219512195" calcext:value-type="float">
            <text:p>12.1951219512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123946455131383" calcext:value-type="float">
            <text:p>0.0123946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8567178978681" calcext:value-type="float">
            <text:p>0.0168567179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5.2941176470588" calcext:value-type="float">
            <text:p>35.294117647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.6896551724138" calcext:value-type="float">
            <text:p>20.68965517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57142857142857" calcext:value-type="float">
            <text:p>3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81818181818182" calcext:value-type="float">
            <text:p>6.818181818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6.0869565217391" calcext:value-type="float">
            <text:p>26.086956521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5.9259259259259" calcext:value-type="float">
            <text:p>25.925925925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3.50877192982456" calcext:value-type="float">
            <text:p>3.508771929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7.9487179487179" calcext:value-type="float">
            <text:p>17.9487179487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7.0731707317073" calcext:value-type="float">
            <text:p>17.0731707317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11.4285714285714" calcext:value-type="float">
            <text:p>1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3.7037037037037" calcext:value-type="float">
            <text:p>3.703703703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4.8148148148148" calcext:value-type="float">
            <text:p>14.8148148148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7.2413793103448" calcext:value-type="float">
            <text:p>17.2413793103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7.2839506172839" calcext:value-type="float">
            <text:p>17.283950617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4.3243243243243" calcext:value-type="float">
            <text:p>24.3243243243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8.16326530612245" calcext:value-type="float">
            <text:p>8.1632653061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3.5135135135135" calcext:value-type="float">
            <text:p>13.5135135135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396432111000991" calcext:value-type="float">
            <text:p>0.0039643211</text:p>
          </table:table-cell>
          <table:table-cell office:value-type="float" office:value="23.6111111111111" calcext:value-type="float">
            <text:p>23.6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6.1538461538462" calcext:value-type="float">
            <text:p>26.1538461538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8.1818181818182" calcext:value-type="float">
            <text:p>18.1818181818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2.27272727272727" calcext:value-type="float">
            <text:p>2.2727272727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1.78571428571429" calcext:value-type="float">
            <text:p>1.7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7.93650793650794" calcext:value-type="float">
            <text:p>7.9365079365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44.4444444444444" calcext:value-type="float">
            <text:p>44.4444444444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77966101694915" calcext:value-type="float">
            <text:p>6.7796610169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1.4285714285714" calcext:value-type="float">
            <text:p>11.428571428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23.6111111111111" calcext:value-type="float">
            <text:p>23.6111111111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.42857142857143" calcext:value-type="float">
            <text:p>1.4285714286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8.88888888888889" calcext:value-type="float">
            <text:p>8.8888888889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float" office:value="0.00445986124876115" calcext:value-type="float">
            <text:p>0.0044598612</text:p>
          </table:table-cell>
          <table:table-cell office:value-type="float" office:value="3.07692307692308" calcext:value-type="float">
            <text:p>3.076923076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6.9811320754717" calcext:value-type="float">
            <text:p>16.981132075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32.2222222222222" calcext:value-type="float">
            <text:p>3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4.0845070422535" calcext:value-type="float">
            <text:p>14.0845070423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12.1951219512195" calcext:value-type="float">
            <text:p>12.1951219512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6.15384615384615" calcext:value-type="float">
            <text:p>6.1538461538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24.4444444444444" calcext:value-type="float">
            <text:p>24.4444444444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18.9189189189189" calcext:value-type="float">
            <text:p>18.9189189189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83870967741935" calcext:value-type="float">
            <text:p>4.8387096774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47.6190476190476" calcext:value-type="float">
            <text:p>47.619047619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1428571428571" calcext:value-type="float">
            <text:p>17.142857142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9.1666666666667" calcext:value-type="float">
            <text:p>29.1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6.3636363636364" calcext:value-type="float">
            <text:p>36.363636363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5.4545454545455" calcext:value-type="float">
            <text:p>45.454545454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9.4117647058824" calcext:value-type="float">
            <text:p>29.411764705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33333333333333" calcext:value-type="float">
            <text:p>8.33333333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8.69565217391304" calcext:value-type="float">
            <text:p>8.695652173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16666666666667" calcext:value-type="float">
            <text:p>4.1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2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7.89473684210526" calcext:value-type="float">
            <text:p>7.89473684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.7142857142857" calcext:value-type="float">
            <text:p>10.71428571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8588410104012" calcext:value-type="float">
            <text:p>0.0014858841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1.9402985074627" calcext:value-type="float">
            <text:p>11.94029850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9.78260869565217" calcext:value-type="float">
            <text:p>9.78260869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0.3389830508475" calcext:value-type="float">
            <text:p>20.338983050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7674418604651" calcext:value-type="float">
            <text:p>19.767441860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0.00198117880138683" calcext:value-type="float">
            <text:p>0.0019811788</text:p>
          </table:table-cell>
          <table:table-cell office:value-type="float" office:value="25.2252252252252" calcext:value-type="float">
            <text:p>25.2252252252</text:p>
          </table:table-cell>
        </table:table-row>
        <table:table-row table:style-name="ro1">
          <table:table-cell office:value-type="float" office:value="0.00148588410104012" calcext:value-type="float">
            <text:p>0.0014858841</text:p>
          </table:table-cell>
          <table:table-cell office:value-type="float" office:value="13.7254901960784" calcext:value-type="float">
            <text:p>13.725490196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0481927710843" calcext:value-type="float">
            <text:p>12.0481927711</text:p>
          </table:table-cell>
        </table:table-row>
        <table:table-row table:style-name="ro1">
          <table:table-cell office:value-type="float" office:value="0.00247770069375619" calcext:value-type="float">
            <text:p>0.0024777007</text:p>
          </table:table-cell>
          <table:table-cell office:value-type="float" office:value="35.5555555555556" calcext:value-type="float">
            <text:p>35.5555555556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4.9253731343284" calcext:value-type="float">
            <text:p>14.9253731343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41.025641025641" calcext:value-type="float">
            <text:p>41.0256410256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4.7540983606557" calcext:value-type="float">
            <text:p>14.7540983607</text:p>
          </table:table-cell>
        </table:table-row>
        <table:table-row table:style-name="ro1">
          <table:table-cell office:value-type="float" office:value="0.000495540138751239" calcext:value-type="float">
            <text:p>0.0004955401</text:p>
          </table:table-cell>
          <table:table-cell office:value-type="float" office:value="23.2558139534884" calcext:value-type="float">
            <text:p>23.2558139535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6.92640692640693" calcext:value-type="float">
            <text:p>6.9264069264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43.1818181818182" calcext:value-type="float">
            <text:p>43.1818181818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0346878097125867" calcext:value-type="float">
            <text:p>0.003468781</text:p>
          </table:table-cell>
          <table:table-cell office:value-type="float" office:value="3.63636363636364" calcext:value-type="float">
            <text:p>3.636363636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3.2258064516129" calcext:value-type="float">
            <text:p>3.2258064516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25.78125" calcext:value-type="float">
            <text:p>25.78125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15.3153153153153" calcext:value-type="float">
            <text:p>15.3153153153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9.1489361702128" calcext:value-type="float">
            <text:p>19.1489361702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3.5416666666667" calcext:value-type="float">
            <text:p>13.5416666667</text:p>
          </table:table-cell>
        </table:table-row>
        <table:table-row table:style-name="ro1">
          <table:table-cell office:value-type="float" office:value="0.000991080277502478" calcext:value-type="float">
            <text:p>0.0009910803</text:p>
          </table:table-cell>
          <table:table-cell office:value-type="float" office:value="13.0952380952381" calcext:value-type="float">
            <text:p>13.0952380952</text:p>
          </table:table-cell>
        </table:table-row>
        <table:table-row table:style-name="ro1">
          <table:table-cell office:value-type="float" office:value="0.00198216055500496" calcext:value-type="float">
            <text:p>0.0019821606</text:p>
          </table:table-cell>
          <table:table-cell office:value-type="float" office:value="30.5084745762712" calcext:value-type="float">
            <text:p>30.5084745763</text:p>
          </table:table-cell>
        </table:table-row>
        <table:table-row table:style-name="ro1">
          <table:table-cell office:value-type="float" office:value="0.00297324083250743" calcext:value-type="float">
            <text:p>0.0029732408</text:p>
          </table:table-cell>
          <table:table-cell office:value-type="float" office:value="12.0481927710843" calcext:value-type="float">
            <text:p>12.0481927711</text:p>
          </table:table-cell>
        </table:table-row>
        <table:table-row table:style-name="ro1">
          <table:table-cell office:value-type="float" office:value="0.00495540138751239" calcext:value-type="float">
            <text:p>0.0049554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148662041625372" calcext:value-type="float">
            <text:p>0.0014866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644202180376611" calcext:value-type="float">
            <text:p>0.0064420218</text:p>
          </table:table-cell>
          <table:table-cell office:value-type="float" office:value="6.77966101694915" calcext:value-type="float">
            <text:p>6.7796610169</text:p>
          </table:table-cell>
        </table:table-row>
        <table:table-row table:style-name="ro1" table:visibility="filter">
          <table:table-cell office:value-type="float" office:value="0.0109018830525273" calcext:value-type="float">
            <text:p>0.0109018831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3.79746835443038" calcext:value-type="float">
            <text:p>3.797468354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00991571641051066" calcext:value-type="float">
            <text:p>0.0009915716</text:p>
          </table:table-cell>
          <table:table-cell office:value-type="float" office:value="4.25531914893617" calcext:value-type="float">
            <text:p>4.2553191489</text:p>
          </table:table-cell>
        </table:table-row>
        <table:table-row table:style-name="ro1">
          <table:table-cell office:value-type="float" office:value="0.00198314328210213" calcext:value-type="float">
            <text:p>0.0019831433</text:p>
          </table:table-cell>
          <table:table-cell office:value-type="float" office:value="10.1694915254237" calcext:value-type="float">
            <text:p>10.1694915254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644521566683193" calcext:value-type="float">
            <text:p>0.0064452157</text:p>
          </table:table-cell>
          <table:table-cell office:value-type="float" office:value="10.1010101010101" calcext:value-type="float">
            <text:p>10.101010101</text:p>
          </table:table-cell>
        </table:table-row>
        <table:table-row table:style-name="ro1">
          <table:table-cell office:value-type="float" office:value="0.00545364402578086" calcext:value-type="float">
            <text:p>0.005453644</text:p>
          </table:table-cell>
          <table:table-cell office:value-type="float" office:value="14.0350877192982" calcext:value-type="float">
            <text:p>14.0350877193</text:p>
          </table:table-cell>
        </table:table-row>
        <table:table-row table:style-name="ro1">
          <table:table-cell office:value-type="float" office:value="0.0029747149231532" calcext:value-type="float">
            <text:p>0.0029747149</text:p>
          </table:table-cell>
          <table:table-cell office:value-type="float" office:value="10.6382978723404" calcext:value-type="float">
            <text:p>10.6382978723</text:p>
          </table:table-cell>
        </table:table-row>
        <table:table-row table:style-name="ro1">
          <table:table-cell office:value-type="float" office:value="0.0158651462568171" calcext:value-type="float">
            <text:p>0.0158651463</text:p>
          </table:table-cell>
          <table:table-cell office:value-type="float" office:value="1.78571428571429" calcext:value-type="float">
            <text:p>1.7857142857</text:p>
          </table:table-cell>
        </table:table-row>
        <table:table-row table:style-name="ro1">
          <table:table-cell office:value-type="float" office:value="0.00694100148735746" calcext:value-type="float">
            <text:p>0.0069410015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00495785820525533" calcext:value-type="float">
            <text:p>0.0004957858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793257312840853" calcext:value-type="float">
            <text:p>0.0079325731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0744047619047619" calcext:value-type="float">
            <text:p>0.0074404762</text:p>
          </table:table-cell>
          <table:table-cell office:value-type="float" office:value="9.61538461538462" calcext:value-type="float">
            <text:p>9.6153846154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2.98507462686567" calcext:value-type="float">
            <text:p>2.9850746269</text:p>
          </table:table-cell>
        </table:table-row>
        <table:table-row table:style-name="ro1">
          <table:table-cell office:value-type="float" office:value="0.00793650793650794" calcext:value-type="float">
            <text:p>0.0079365079</text:p>
          </table:table-cell>
          <table:table-cell office:value-type="float" office:value="4.65116279069767" calcext:value-type="float">
            <text:p>4.6511627907</text:p>
          </table:table-cell>
        </table:table-row>
        <table:table-row table:style-name="ro1">
          <table:table-cell office:value-type="float" office:value="0.0188492063492063" calcext:value-type="float">
            <text:p>0.0188492063</text:p>
          </table:table-cell>
          <table:table-cell office:value-type="float" office:value="11.3636363636364" calcext:value-type="float">
            <text:p>11.3636363636</text:p>
          </table:table-cell>
        </table:table-row>
        <table:table-row table:style-name="ro1">
          <table:table-cell office:value-type="float" office:value="0.0178571428571429" calcext:value-type="float">
            <text:p>0.0178571429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793650793650794" calcext:value-type="float">
            <text:p>0.00793650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148809523809524" calcext:value-type="float">
            <text:p>0.0014880952</text:p>
          </table:table-cell>
          <table:table-cell office:value-type="float" office:value="8.86075949367089" calcext:value-type="float">
            <text:p>8.8607594937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0396825396825397" calcext:value-type="float">
            <text:p>0.003968254</text:p>
          </table:table-cell>
          <table:table-cell office:value-type="float" office:value="10.8695652173913" calcext:value-type="float">
            <text:p>10.8695652174</text:p>
          </table:table-cell>
        </table:table-row>
        <table:table-row table:style-name="ro1" table:visibility="filter">
          <table:table-cell office:value-type="float" office:value="0.0114087301587302" calcext:value-type="float">
            <text:p>0.0114087302</text:p>
          </table:table-cell>
          <table:table-cell office:value-type="float" office:value="16.2790697674419" calcext:value-type="float">
            <text:p>16.2790697674</text:p>
          </table:table-cell>
        </table:table-row>
        <table:table-row table:style-name="ro1">
          <table:table-cell office:value-type="float" office:value="0.0109126984126984" calcext:value-type="float">
            <text:p>0.0109126984</text:p>
          </table:table-cell>
          <table:table-cell office:value-type="float" office:value="23.943661971831" calcext:value-type="float">
            <text:p>23.9436619718</text:p>
          </table:table-cell>
        </table:table-row>
        <table:table-row table:style-name="ro1">
          <table:table-cell office:value-type="float" office:value="0.000992063492063492" calcext:value-type="float">
            <text:p>0.0009920635</text:p>
          </table:table-cell>
          <table:table-cell office:value-type="float" office:value="10.3896103896104" calcext:value-type="float">
            <text:p>10.3896103896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248015873015873" calcext:value-type="float">
            <text:p>0.0248015873</text:p>
          </table:table-cell>
          <table:table-cell office:value-type="float" office:value="6.77966101694915" calcext:value-type="float">
            <text:p>6.7796610169</text:p>
          </table:table-cell>
        </table:table-row>
        <table:table-row table:style-name="ro1">
          <table:table-cell office:value-type="float" office:value="0.00297619047619048" calcext:value-type="float">
            <text:p>0.002976190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198412698412698" calcext:value-type="float">
            <text:p>0.00198412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699751861042184" calcext:value-type="float">
            <text:p>0.0699751861</text:p>
          </table:table-cell>
          <table:table-cell office:value-type="float" office:value="47.3684210526316" calcext:value-type="float">
            <text:p>47.3684210526</text:p>
          </table:table-cell>
        </table:table-row>
        <table:table-row table:style-name="ro1">
          <table:table-cell office:value-type="float" office:value="0.0133995037220844" calcext:value-type="float">
            <text:p>0.0133995037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0794044665012407" calcext:value-type="float">
            <text:p>0.0079404467</text:p>
          </table:table-cell>
          <table:table-cell office:value-type="float" office:value="18.6440677966102" calcext:value-type="float">
            <text:p>18.6440677966</text:p>
          </table:table-cell>
        </table:table-row>
        <table:table-row table:style-name="ro1">
          <table:table-cell office:value-type="float" office:value="0.00893300248138958" calcext:value-type="float">
            <text:p>0.0089330025</text:p>
          </table:table-cell>
          <table:table-cell office:value-type="float" office:value="12.1212121212121" calcext:value-type="float">
            <text:p>12.1212121212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14.6666666666667" calcext:value-type="float">
            <text:p>14.6666666667</text:p>
          </table:table-cell>
        </table:table-row>
        <table:table-row table:style-name="ro1">
          <table:table-cell office:value-type="float" office:value="0.0218362282878412" calcext:value-type="float">
            <text:p>0.0218362283</text:p>
          </table:table-cell>
          <table:table-cell office:value-type="float" office:value="18.3673469387755" calcext:value-type="float">
            <text:p>18.3673469388</text:p>
          </table:table-cell>
        </table:table-row>
        <table:table-row table:style-name="ro1">
          <table:table-cell office:value-type="float" office:value="0.00843672456575682" calcext:value-type="float">
            <text:p>0.0084367246</text:p>
          </table:table-cell>
          <table:table-cell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float" office:value="0.00297766749379653" calcext:value-type="float">
            <text:p>0.0029776675</text:p>
          </table:table-cell>
          <table:table-cell office:value-type="float" office:value="19.3548387096774" calcext:value-type="float">
            <text:p>19.3548387097</text:p>
          </table:table-cell>
        </table:table-row>
        <table:table-row table:style-name="ro1">
          <table:table-cell office:value-type="float" office:value="0.00645161290322581" calcext:value-type="float">
            <text:p>0.0064516129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208436724565757" calcext:value-type="float">
            <text:p>0.0208436725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0446650124069479" calcext:value-type="float">
            <text:p>0.0044665012</text:p>
          </table:table-cell>
          <table:table-cell office:value-type="float" office:value="12.8571428571429" calcext:value-type="float">
            <text:p>12.8571428571</text:p>
          </table:table-cell>
        </table:table-row>
        <table:table-row table:style-name="ro1">
          <table:table-cell office:value-type="float" office:value="0.00148883374689826" calcext:value-type="float">
            <text:p>0.0014888337</text:p>
          </table:table-cell>
          <table:table-cell office:value-type="float" office:value="9.80392156862745" calcext:value-type="float">
            <text:p>9.8039215686</text:p>
          </table:table-cell>
        </table:table-row>
        <table:table-row table:style-name="ro1">
          <table:table-cell office:value-type="float" office:value="0.00248138957816377" calcext:value-type="float">
            <text:p>0.00248138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38213399503722" calcext:value-type="float">
            <text:p>0.02382134</text:p>
          </table:table-cell>
          <table:table-cell office:value-type="float" office:value="22.8070175438596" calcext:value-type="float">
            <text:p>22.8070175439</text:p>
          </table:table-cell>
        </table:table-row>
        <table:table-row table:style-name="ro1">
          <table:table-cell office:value-type="float" office:value="0.00942928039702233" calcext:value-type="float">
            <text:p>0.0094292804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00496277915632754" calcext:value-type="float">
            <text:p>0.0004962779</text:p>
          </table:table-cell>
          <table:table-cell office:value-type="float" office:value="15.5555555555556" calcext:value-type="float">
            <text:p>15.5555555556</text:p>
          </table:table-cell>
        </table:table-row>
        <table:table-row table:style-name="ro1">
          <table:table-cell office:value-type="float" office:value="0.00645161290322581" calcext:value-type="float">
            <text:p>0.0064516129</text:p>
          </table:table-cell>
          <table:table-cell office:value-type="float" office:value="7.93650793650794" calcext:value-type="float">
            <text:p>7.9365079365</text:p>
          </table:table-cell>
        </table:table-row>
        <table:table-row table:style-name="ro1">
          <table:table-cell office:value-type="float" office:value="0.0476426799007444" calcext:value-type="float">
            <text:p>0.0476426799</text:p>
          </table:table-cell>
          <table:table-cell office:value-type="float" office:value="8.86075949367089" calcext:value-type="float">
            <text:p>8.8607594937</text:p>
          </table:table-cell>
        </table:table-row>
        <table:table-row table:style-name="ro1">
          <table:table-cell office:value-type="float" office:value="0.00397022332506203" calcext:value-type="float">
            <text:p>0.0039702233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119106699751861" calcext:value-type="float">
            <text:p>0.01191067</text:p>
          </table:table-cell>
          <table:table-cell office:value-type="float" office:value="18.0555555555556" calcext:value-type="float">
            <text:p>18.0555555556</text:p>
          </table:table-cell>
        </table:table-row>
        <table:table-row table:style-name="ro1">
          <table:table-cell office:value-type="float" office:value="0.0223325062034739" calcext:value-type="float">
            <text:p>0.0223325062</text:p>
          </table:table-cell>
          <table:table-cell office:value-type="float" office:value="20.4081632653061" calcext:value-type="float">
            <text:p>20.4081632653</text:p>
          </table:table-cell>
        </table:table-row>
        <table:table-row table:style-name="ro1">
          <table:table-cell office:value-type="float" office:value="0.00744786494538232" calcext:value-type="float">
            <text:p>0.0074478649</text:p>
          </table:table-cell>
          <table:table-cell office:value-type="float" office:value="14.0350877192982" calcext:value-type="float">
            <text:p>14.0350877193</text:p>
          </table:table-cell>
        </table:table-row>
        <table:table-row table:style-name="ro1">
          <table:table-cell office:value-type="float" office:value="0.0402184707050646" calcext:value-type="float">
            <text:p>0.0402184707</text:p>
          </table:table-cell>
          <table:table-cell office:value-type="float" office:value="6.75675675675676" calcext:value-type="float">
            <text:p>6.7567567568</text:p>
          </table:table-cell>
        </table:table-row>
        <table:table-row table:style-name="ro1">
          <table:table-cell office:value-type="float" office:value="0.00695134061569017" calcext:value-type="float">
            <text:p>0.0069513406</text:p>
          </table:table-cell>
          <table:table-cell office:value-type="float" office:value="12.7272727272727" calcext:value-type="float">
            <text:p>12.7272727273</text:p>
          </table:table-cell>
        </table:table-row>
        <table:table-row table:style-name="ro1">
          <table:table-cell office:value-type="float" office:value="0.0302879841112214" calcext:value-type="float">
            <text:p>0.0302879841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>
          <table:table-cell office:value-type="float" office:value="0.0143992055610725" calcext:value-type="float">
            <text:p>0.0143992056</text:p>
          </table:table-cell>
          <table:table-cell office:value-type="float" office:value="9.30232558139535" calcext:value-type="float">
            <text:p>9.3023255814</text:p>
          </table:table-cell>
        </table:table-row>
        <table:table-row table:style-name="ro1">
          <table:table-cell office:value-type="float" office:value="0.0427010923535253" calcext:value-type="float">
            <text:p>0.0427010924</text:p>
          </table:table-cell>
          <table:table-cell office:value-type="float" office:value="26.6666666666667" calcext:value-type="float">
            <text:p>26.6666666667</text:p>
          </table:table-cell>
        </table:table-row>
        <table:table-row table:style-name="ro1">
          <table:table-cell office:value-type="float" office:value="0.0124131082423039" calcext:value-type="float">
            <text:p>0.0124131082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28.0701754385965" calcext:value-type="float">
            <text:p>28.0701754386</text:p>
          </table:table-cell>
        </table:table-row>
        <table:table-row table:style-name="ro1" table:visibility="filter">
          <table:table-cell office:value-type="float" office:value="0.0104270109235353" calcext:value-type="float">
            <text:p>0.01042701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198609731876862" calcext:value-type="float">
            <text:p>0.0019860973</text:p>
          </table:table-cell>
          <table:table-cell office:value-type="float" office:value="16.9491525423729" calcext:value-type="float">
            <text:p>16.9491525424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218470705064548" calcext:value-type="float">
            <text:p>0.0218470705</text:p>
          </table:table-cell>
          <table:table-cell office:value-type="float" office:value="10.958904109589" calcext:value-type="float">
            <text:p>10.9589041096</text:p>
          </table:table-cell>
        </table:table-row>
        <table:table-row table:style-name="ro1">
          <table:table-cell office:value-type="float" office:value="0.00794438927507448" calcext:value-type="float">
            <text:p>0.0079443893</text:p>
          </table:table-cell>
          <table:table-cell office:value-type="float" office:value="17.7777777777778" calcext:value-type="float">
            <text:p>17.7777777778</text:p>
          </table:table-cell>
        </table:table-row>
        <table:table-row table:style-name="ro1">
          <table:table-cell office:value-type="float" office:value="0.0099304865938431" calcext:value-type="float">
            <text:p>0.0099304866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486593843098312" calcext:value-type="float">
            <text:p>0.0486593843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292949354518371" calcext:value-type="float">
            <text:p>0.02929493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382323733862959" calcext:value-type="float">
            <text:p>0.0382323734</text:p>
          </table:table-cell>
          <table:table-cell office:value-type="float" office:value="7.79220779220779" calcext:value-type="float">
            <text:p>7.7922077922</text:p>
          </table:table-cell>
        </table:table-row>
        <table:table-row table:style-name="ro1">
          <table:table-cell office:value-type="float" office:value="0.00248262164846077" calcext:value-type="float">
            <text:p>0.0024826216</text:p>
          </table:table-cell>
          <table:table-cell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0.0258192651439921" calcext:value-type="float">
            <text:p>0.0258192651</text:p>
          </table:table-cell>
          <table:table-cell office:value-type="float" office:value="16.1764705882353" calcext:value-type="float">
            <text:p>16.1764705882</text:p>
          </table:table-cell>
        </table:table-row>
        <table:table-row table:style-name="ro1">
          <table:table-cell office:value-type="float" office:value="0.0054617676266137" calcext:value-type="float">
            <text:p>0.0054617676</text:p>
          </table:table-cell>
          <table:table-cell office:value-type="float" office:value="15.8730158730159" calcext:value-type="float">
            <text:p>15.873015873</text:p>
          </table:table-cell>
        </table:table-row>
        <table:table-row table:style-name="ro1">
          <table:table-cell office:value-type="float" office:value="0.00248262164846077" calcext:value-type="float">
            <text:p>0.0024826216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844091360476663" calcext:value-type="float">
            <text:p>0.0084409136</text:p>
          </table:table-cell>
          <table:table-cell office:value-type="float" office:value="24.3589743589744" calcext:value-type="float">
            <text:p>24.35897435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.7272727272727" calcext:value-type="float">
            <text:p>12.7272727273</text:p>
          </table:table-cell>
        </table:table-row>
        <table:table-row table:style-name="ro1">
          <table:table-cell office:value-type="float" office:value="0.00496524329692155" calcext:value-type="float">
            <text:p>0.0049652433</text:p>
          </table:table-cell>
          <table:table-cell office:value-type="float" office:value="20.7547169811321" calcext:value-type="float">
            <text:p>20.7547169811</text:p>
          </table:table-cell>
        </table:table-row>
        <table:table-row table:style-name="ro1">
          <table:table-cell office:value-type="float" office:value="0.0322740814299901" calcext:value-type="float">
            <text:p>0.0322740814</text:p>
          </table:table-cell>
          <table:table-cell office:value-type="float" office:value="19.6078431372549" calcext:value-type="float">
            <text:p>19.6078431373</text:p>
          </table:table-cell>
        </table:table-row>
        <table:table-row table:style-name="ro1">
          <table:table-cell office:value-type="float" office:value="0.0148957298907646" calcext:value-type="float">
            <text:p>0.0148957299</text:p>
          </table:table-cell>
          <table:table-cell office:value-type="float" office:value="9.75609756097561" calcext:value-type="float">
            <text:p>9.756097561</text:p>
          </table:table-cell>
        </table:table-row>
        <table:table-row table:style-name="ro1">
          <table:table-cell office:value-type="float" office:value="0.0153922542204568" calcext:value-type="float">
            <text:p>0.0153922542</text:p>
          </table:table-cell>
          <table:table-cell office:value-type="float" office:value="8.47457627118644" calcext:value-type="float">
            <text:p>8.4745762712</text:p>
          </table:table-cell>
        </table:table-row>
        <table:table-row table:style-name="ro1">
          <table:table-cell office:value-type="float" office:value="0.0213505461767627" calcext:value-type="float">
            <text:p>0.0213505462</text:p>
          </table:table-cell>
          <table:table-cell office:value-type="float" office:value="18.6046511627907" calcext:value-type="float">
            <text:p>18.6046511628</text:p>
          </table:table-cell>
        </table:table-row>
        <table:table-row table:style-name="ro1">
          <table:table-cell office:value-type="float" office:value="0.00446871896722939" calcext:value-type="float">
            <text:p>0.004468719</text:p>
          </table:table-cell>
          <table:table-cell office:value-type="float" office:value="17.4603174603175" calcext:value-type="float">
            <text:p>17.460317460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0148957298907646" calcext:value-type="float">
            <text:p>0.001489573</text:p>
          </table:table-cell>
          <table:table-cell office:value-type="float" office:value="5.66037735849057" calcext:value-type="float">
            <text:p>5.6603773585</text:p>
          </table:table-cell>
        </table:table-row>
        <table:table-row table:style-name="ro1">
          <table:table-cell office:value-type="float" office:value="0.0233366434955313" calcext:value-type="float">
            <text:p>0.0233366435</text:p>
          </table:table-cell>
          <table:table-cell office:value-type="float" office:value="23.2323232323232" calcext:value-type="float">
            <text:p>23.2323232323</text:p>
          </table:table-cell>
        </table:table-row>
        <table:table-row table:style-name="ro1">
          <table:table-cell office:value-type="float" office:value="0.0119165839126117" calcext:value-type="float">
            <text:p>0.0119165839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0297914597815293" calcext:value-type="float">
            <text:p>0.002979146</text:p>
          </table:table-cell>
          <table:table-cell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float" office:value="0.0114200595829196" calcext:value-type="float">
            <text:p>0.011420059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595829195630586" calcext:value-type="float">
            <text:p>0.005958292</text:p>
          </table:table-cell>
          <table:table-cell office:value-type="float" office:value="23.75" calcext:value-type="float">
            <text:p>23.75</text:p>
          </table:table-cell>
        </table:table-row>
        <table:table-row table:style-name="ro1">
          <table:table-cell office:value-type="float" office:value="0.0436941410129096" calcext:value-type="float">
            <text:p>0.043694141</text:p>
          </table:table-cell>
          <table:table-cell office:value-type="float" office:value="9.23076923076923" calcext:value-type="float">
            <text:p>9.2307692308</text:p>
          </table:table-cell>
        </table:table-row>
        <table:table-row table:style-name="ro1">
          <table:table-cell office:value-type="float" office:value="0.0283018867924528" calcext:value-type="float">
            <text:p>0.0283018868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.0109235352532274" calcext:value-type="float">
            <text:p>0.0109235353</text:p>
          </table:table-cell>
          <table:table-cell office:value-type="float" office:value="10.6666666666667" calcext:value-type="float">
            <text:p>10.6666666667</text:p>
          </table:table-cell>
        </table:table-row>
        <table:table-row table:style-name="ro1">
          <table:table-cell office:value-type="float" office:value="0.022343594836147" calcext:value-type="float">
            <text:p>0.02234359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248262164846077" calcext:value-type="float">
            <text:p>0.0248262165</text:p>
          </table:table-cell>
          <table:table-cell office:value-type="float" office:value="5.35714285714286" calcext:value-type="float">
            <text:p>5.3571428571</text:p>
          </table:table-cell>
        </table:table-row>
        <table:table-row table:style-name="ro1">
          <table:table-cell office:value-type="float" office:value="0.0228401191658391" calcext:value-type="float">
            <text:p>0.0228401192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9364448857994" calcext:value-type="float">
            <text:p>0.0193644489</text:p>
          </table:table-cell>
          <table:table-cell office:value-type="float" office:value="15.929203539823" calcext:value-type="float">
            <text:p>15.9292035398</text:p>
          </table:table-cell>
        </table:table-row>
        <table:table-row table:style-name="ro1">
          <table:table-cell office:value-type="float" office:value="0.00546448087431694" calcext:value-type="float">
            <text:p>0.0054644809</text:p>
          </table:table-cell>
          <table:table-cell office:value-type="float" office:value="9.61538461538462" calcext:value-type="float">
            <text:p>9.6153846154</text:p>
          </table:table-cell>
        </table:table-row>
        <table:table-row table:style-name="ro1">
          <table:table-cell office:value-type="float" office:value="0.00347739692001987" calcext:value-type="float">
            <text:p>0.0034773969</text:p>
          </table:table-cell>
          <table:table-cell office:value-type="float" office:value="10.2564102564103" calcext:value-type="float">
            <text:p>10.2564102564</text:p>
          </table:table-cell>
        </table:table-row>
        <table:table-row table:style-name="ro1">
          <table:table-cell office:value-type="float" office:value="0.00546448087431694" calcext:value-type="float">
            <text:p>0.0054644809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919026328862394" calcext:value-type="float">
            <text:p>0.0919026329</text:p>
          </table:table-cell>
          <table:table-cell office:value-type="float" office:value="12.8205128205128" calcext:value-type="float">
            <text:p>12.8205128205</text:p>
          </table:table-cell>
        </table:table-row>
        <table:table-row table:style-name="ro1">
          <table:table-cell office:value-type="float" office:value="0.022354694485842" calcext:value-type="float">
            <text:p>0.0223546945</text:p>
          </table:table-cell>
          <table:table-cell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0.0342771982116244" calcext:value-type="float">
            <text:p>0.0342771982</text:p>
          </table:table-cell>
          <table:table-cell office:value-type="float" office:value="17.7777777777778" calcext:value-type="float">
            <text:p>17.7777777778</text:p>
          </table:table-cell>
        </table:table-row>
        <table:table-row table:style-name="ro1">
          <table:table-cell office:value-type="float" office:value="0.0153999006458023" calcext:value-type="float">
            <text:p>0.01539990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362642821659215" calcext:value-type="float">
            <text:p>0.0362642822</text:p>
          </table:table-cell>
          <table:table-cell office:value-type="float" office:value="9.83606557377049" calcext:value-type="float">
            <text:p>9.8360655738</text:p>
          </table:table-cell>
        </table:table-row>
        <table:table-row table:style-name="ro1">
          <table:table-cell office:value-type="float" office:value="0.00397416790859414" calcext:value-type="float">
            <text:p>0.0039741679</text:p>
          </table:table-cell>
          <table:table-cell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0.0268256333830104" calcext:value-type="float">
            <text:p>0.026825633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19.6078431372549" calcext:value-type="float">
            <text:p>19.6078431373</text:p>
          </table:table-cell>
        </table:table-row>
        <table:table-row table:style-name="ro1">
          <table:table-cell office:value-type="float" office:value="0.00645802285146547" calcext:value-type="float">
            <text:p>0.0064580229</text:p>
          </table:table-cell>
          <table:table-cell office:value-type="float" office:value="15.2173913043478" calcext:value-type="float">
            <text:p>15.2173913043</text:p>
          </table:table-cell>
        </table:table-row>
        <table:table-row table:style-name="ro1">
          <table:table-cell office:value-type="float" office:value="0.00198708395429707" calcext:value-type="float">
            <text:p>0.001987084</text:p>
          </table:table-cell>
          <table:table-cell office:value-type="float" office:value="8.82352941176471" calcext:value-type="float">
            <text:p>8.8235294118</text:p>
          </table:table-cell>
        </table:table-row>
        <table:table-row table:style-name="ro1">
          <table:table-cell office:value-type="float" office:value="0.0367610531544958" calcext:value-type="float">
            <text:p>0.0367610532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float" office:value="0.0208643815201192" calcext:value-type="float">
            <text:p>0.0208643815</text:p>
          </table:table-cell>
          <table:table-cell office:value-type="float" office:value="5.88235294117647" calcext:value-type="float">
            <text:p>5.8823529412</text:p>
          </table:table-cell>
        </table:table-row>
        <table:table-row table:style-name="ro1">
          <table:table-cell office:value-type="float" office:value="0.0193740685543964" calcext:value-type="float">
            <text:p>0.0193740686</text:p>
          </table:table-cell>
          <table:table-cell office:value-type="float" office:value="10.2941176470588" calcext:value-type="float">
            <text:p>10.2941176471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6.3934426229508" calcext:value-type="float">
            <text:p>16.393442623</text:p>
          </table:table-cell>
        </table:table-row>
        <table:table-row table:style-name="ro1">
          <table:table-cell office:value-type="float" office:value="0.0163934426229508" calcext:value-type="float">
            <text:p>0.0163934426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44063586686538" calcext:value-type="float">
            <text:p>0.0144063587</text:p>
          </table:table-cell>
          <table:table-cell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0.00844510680576254" calcext:value-type="float">
            <text:p>0.0084451068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447093889716841" calcext:value-type="float">
            <text:p>0.00447093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496770988574267" calcext:value-type="float">
            <text:p>0.0049677099</text:p>
          </table:table-cell>
          <table:table-cell office:value-type="float" office:value="20.3389830508475" calcext:value-type="float">
            <text:p>20.3389830508</text:p>
          </table:table-cell>
        </table:table-row>
        <table:table-row table:style-name="ro1">
          <table:table-cell office:value-type="float" office:value="0.00745156482861401" calcext:value-type="float">
            <text:p>0.0074515648</text:p>
          </table:table-cell>
          <table:table-cell office:value-type="float" office:value="16.4179104477612" calcext:value-type="float">
            <text:p>16.4179104478</text:p>
          </table:table-cell>
        </table:table-row>
        <table:table-row table:style-name="ro1">
          <table:table-cell office:value-type="float" office:value="0.107302533532042" calcext:value-type="float">
            <text:p>0.1073025335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387481371087928" calcext:value-type="float">
            <text:p>0.0387481371</text:p>
          </table:table-cell>
          <table:table-cell office:value-type="float" office:value="8.92857142857143" calcext:value-type="float">
            <text:p>8.9285714286</text:p>
          </table:table-cell>
        </table:table-row>
        <table:table-row table:style-name="ro1">
          <table:table-cell office:value-type="float" office:value="0.00894187779433681" calcext:value-type="float">
            <text:p>0.0089418778</text:p>
          </table:table-cell>
          <table:table-cell office:value-type="float" office:value="12.1951219512195" calcext:value-type="float">
            <text:p>12.1951219512</text:p>
          </table:table-cell>
        </table:table-row>
        <table:table-row table:style-name="ro1">
          <table:table-cell office:value-type="float" office:value="0.0273224043715847" calcext:value-type="float">
            <text:p>0.0273224044</text:p>
          </table:table-cell>
          <table:table-cell office:value-type="float" office:value="9.47368421052632" calcext:value-type="float">
            <text:p>9.4736842105</text:p>
          </table:table-cell>
        </table:table-row>
        <table:table-row table:style-name="ro1">
          <table:table-cell office:value-type="float" office:value="0.00248385494287134" calcext:value-type="float">
            <text:p>0.00248385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327868852459016" calcext:value-type="float">
            <text:p>0.0327868852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0.0491803278688525" calcext:value-type="float">
            <text:p>0.0491803279</text:p>
          </table:table-cell>
          <table:table-cell office:value-type="float" office:value="14.5833333333333" calcext:value-type="float">
            <text:p>14.5833333333</text:p>
          </table:table-cell>
        </table:table-row>
        <table:table-row table:style-name="ro1">
          <table:table-cell office:value-type="float" office:value="0.0735221063089916" calcext:value-type="float">
            <text:p>0.0735221063</text:p>
          </table:table-cell>
          <table:table-cell office:value-type="float" office:value="6.45161290322581" calcext:value-type="float">
            <text:p>6.4516129032</text:p>
          </table:table-cell>
        </table:table-row>
        <table:table-row table:style-name="ro1" table:visibility="filter">
          <table:table-cell office:value-type="float" office:value="0.0114257327372081" calcext:value-type="float">
            <text:p>0.0114257327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0993541977148534" calcext:value-type="float">
            <text:p>0.0099354198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233482364629906" calcext:value-type="float">
            <text:p>0.0233482365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422465208747515" calcext:value-type="float">
            <text:p>0.0422465209</text:p>
          </table:table-cell>
          <table:table-cell office:value-type="float" office:value="17.6470588235294" calcext:value-type="float">
            <text:p>17.6470588235</text:p>
          </table:table-cell>
        </table:table-row>
        <table:table-row table:style-name="ro1">
          <table:table-cell office:value-type="float" office:value="0.00298210735586481" calcext:value-type="float">
            <text:p>0.0029821074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168986083499006" calcext:value-type="float">
            <text:p>0.0168986083</text:p>
          </table:table-cell>
          <table:table-cell office:value-type="float" office:value="16.1764705882353" calcext:value-type="float">
            <text:p>16.1764705882</text:p>
          </table:table-cell>
        </table:table-row>
        <table:table-row table:style-name="ro1">
          <table:table-cell office:value-type="float" office:value="0.0437375745526839" calcext:value-type="float">
            <text:p>0.0437375746</text:p>
          </table:table-cell>
          <table:table-cell office:value-type="float" office:value="10.9756097560976" calcext:value-type="float">
            <text:p>10.9756097561</text:p>
          </table:table-cell>
        </table:table-row>
        <table:table-row table:style-name="ro1">
          <table:table-cell office:value-type="float" office:value="0.0372763419483101" calcext:value-type="float">
            <text:p>0.0372763419</text:p>
          </table:table-cell>
          <table:table-cell office:value-type="float" office:value="6.89655172413793" calcext:value-type="float">
            <text:p>6.8965517241</text:p>
          </table:table-cell>
        </table:table-row>
        <table:table-row table:style-name="ro1">
          <table:table-cell office:value-type="float" office:value="0.0208747514910537" calcext:value-type="float">
            <text:p>0.0208747515</text:p>
          </table:table-cell>
          <table:table-cell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0.0725646123260437" calcext:value-type="float">
            <text:p>0.0725646123</text:p>
          </table:table-cell>
          <table:table-cell office:value-type="float" office:value="19.2307692307692" calcext:value-type="float">
            <text:p>19.2307692308</text:p>
          </table:table-cell>
        </table:table-row>
        <table:table-row table:style-name="ro1">
          <table:table-cell office:value-type="float" office:value="0.00099403578528827" calcext:value-type="float">
            <text:p>0.0009940358</text:p>
          </table:table-cell>
          <table:table-cell office:value-type="float" office:value="13.7931034482759" calcext:value-type="float">
            <text:p>13.7931034483</text:p>
          </table:table-cell>
        </table:table-row>
        <table:table-row table:style-name="ro1">
          <table:table-cell office:value-type="float" office:value="0.0203777335984095" calcext:value-type="float">
            <text:p>0.0203777336</text:p>
          </table:table-cell>
          <table:table-cell office:value-type="float" office:value="6.06060606060606" calcext:value-type="float">
            <text:p>6.0606060606</text:p>
          </table:table-cell>
        </table:table-row>
        <table:table-row table:style-name="ro1">
          <table:table-cell office:value-type="float" office:value="0.0099403578528827" calcext:value-type="float">
            <text:p>0.0099403579</text:p>
          </table:table-cell>
          <table:table-cell office:value-type="float" office:value="4.8780487804878" calcext:value-type="float">
            <text:p>4.8780487805</text:p>
          </table:table-cell>
        </table:table-row>
        <table:table-row table:style-name="ro1">
          <table:table-cell office:value-type="float" office:value="0.00198807157057654" calcext:value-type="float">
            <text:p>0.0019880716</text:p>
          </table:table-cell>
          <table:table-cell office:value-type="float" office:value="16.1290322580645" calcext:value-type="float">
            <text:p>16.1290322581</text:p>
          </table:table-cell>
        </table:table-row>
        <table:table-row table:style-name="ro1">
          <table:table-cell office:value-type="float" office:value="0.0099403578528827" calcext:value-type="float">
            <text:p>0.00994035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541749502982107" calcext:value-type="float">
            <text:p>0.0541749503</text:p>
          </table:table-cell>
          <table:table-cell office:value-type="float" office:value="12.6984126984127" calcext:value-type="float">
            <text:p>12.6984126984</text:p>
          </table:table-cell>
        </table:table-row>
        <table:table-row table:style-name="ro1">
          <table:table-cell office:value-type="float" office:value="0.0129224652087475" calcext:value-type="float">
            <text:p>0.0129224652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0795228628230616" calcext:value-type="float">
            <text:p>0.0079522863</text:p>
          </table:table-cell>
          <table:table-cell office:value-type="float" office:value="17.7777777777778" calcext:value-type="float">
            <text:p>17.7777777778</text:p>
          </table:table-cell>
        </table:table-row>
        <table:table-row table:style-name="ro1">
          <table:table-cell office:value-type="float" office:value="0.0084493041749503" calcext:value-type="float">
            <text:p>0.0084493042</text:p>
          </table:table-cell>
          <table:table-cell office:value-type="float" office:value="12.0689655172414" calcext:value-type="float">
            <text:p>12.068965517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6.3636363636364" calcext:value-type="float">
            <text:p>16.3636363636</text:p>
          </table:table-cell>
        </table:table-row>
        <table:table-row table:style-name="ro1">
          <table:table-cell office:value-type="float" office:value="0.0333001988071571" calcext:value-type="float">
            <text:p>0.0333001988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0.00596718050721034" calcext:value-type="float">
            <text:p>0.0059671805</text:p>
          </table:table-cell>
          <table:table-cell office:value-type="float" office:value="13.9240506329114" calcext:value-type="float">
            <text:p>13.9240506329</text:p>
          </table:table-cell>
        </table:table-row>
        <table:table-row table:style-name="ro1">
          <table:table-cell office:value-type="float" office:value="0.0149179512680259" calcext:value-type="float">
            <text:p>0.0149179513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149179512680259" calcext:value-type="float">
            <text:p>0.0014917951</text:p>
          </table:table-cell>
          <table:table-cell office:value-type="float" office:value="25.6410256410256" calcext:value-type="float">
            <text:p>25.641025641</text:p>
          </table:table-cell>
        </table:table-row>
        <table:table-row table:style-name="ro1">
          <table:table-cell office:value-type="float" office:value="0.0268523122824465" calcext:value-type="float">
            <text:p>0.0268523123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000994530084535057" calcext:value-type="float">
            <text:p>0.0009945301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626553953257086" calcext:value-type="float">
            <text:p>0.0626553953</text:p>
          </table:table-cell>
          <table:table-cell office:value-type="float" office:value="11.7647058823529" calcext:value-type="float">
            <text:p>11.7647058824</text:p>
          </table:table-cell>
        </table:table-row>
        <table:table-row table:style-name="ro1">
          <table:table-cell office:value-type="float" office:value="0.21929388363998" calcext:value-type="float">
            <text:p>0.2192938836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0.0278468423669816" calcext:value-type="float">
            <text:p>0.0278468424</text:p>
          </table:table-cell>
          <table:table-cell office:value-type="float" office:value="12.3456790123457" calcext:value-type="float">
            <text:p>12.3456790123</text:p>
          </table:table-cell>
        </table:table-row>
        <table:table-row table:style-name="ro1">
          <table:table-cell office:value-type="float" office:value="0.00646444554947787" calcext:value-type="float">
            <text:p>0.0064644455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0895077076081551" calcext:value-type="float">
            <text:p>0.0089507708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104425658876181" calcext:value-type="float">
            <text:p>0.0104425659</text:p>
          </table:table-cell>
          <table:table-cell office:value-type="float" office:value="18.3098591549296" calcext:value-type="float">
            <text:p>18.3098591549</text:p>
          </table:table-cell>
        </table:table-row>
        <table:table-row table:style-name="ro1">
          <table:table-cell office:value-type="float" office:value="0.0989557434112382" calcext:value-type="float">
            <text:p>0.0989557434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377921432123322" calcext:value-type="float">
            <text:p>0.0377921432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0.0377921432123322" calcext:value-type="float">
            <text:p>0.0377921432</text:p>
          </table:table-cell>
          <table:table-cell office:value-type="float" office:value="14.7058823529412" calcext:value-type="float">
            <text:p>14.7058823529</text:p>
          </table:table-cell>
        </table:table-row>
        <table:table-row table:style-name="ro1">
          <table:table-cell office:value-type="float" office:value="0.103431128791646" calcext:value-type="float">
            <text:p>0.1034311288</text:p>
          </table:table-cell>
          <table:table-cell office:value-type="float" office:value="21.2121212121212" calcext:value-type="float">
            <text:p>21.2121212121</text:p>
          </table:table-cell>
        </table:table-row>
        <table:table-row table:style-name="ro1">
          <table:table-cell office:value-type="float" office:value="0.140726006961711" calcext:value-type="float">
            <text:p>0.140726007</text:p>
          </table:table-cell>
          <table:table-cell office:value-type="float" office:value="23.2558139534884" calcext:value-type="float">
            <text:p>23.2558139535</text:p>
          </table:table-cell>
        </table:table-row>
        <table:table-row table:style-name="ro1">
          <table:table-cell office:value-type="float" office:value="0.0109398309298856" calcext:value-type="float">
            <text:p>0.0109398309</text:p>
          </table:table-cell>
          <table:table-cell office:value-type="float" office:value="13.1147540983607" calcext:value-type="float">
            <text:p>13.1147540984</text:p>
          </table:table-cell>
        </table:table-row>
        <table:table-row table:style-name="ro1">
          <table:table-cell office:value-type="float" office:value="0.016907011437096" calcext:value-type="float">
            <text:p>0.01690701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213930348258706" calcext:value-type="float">
            <text:p>0.0213930348</text:p>
          </table:table-cell>
          <table:table-cell office:value-type="float" office:value="12.1951219512195" calcext:value-type="float">
            <text:p>12.1951219512</text:p>
          </table:table-cell>
        </table:table-row>
        <table:table-row table:style-name="ro1">
          <table:table-cell office:value-type="float" office:value="0.0278606965174129" calcext:value-type="float">
            <text:p>0.0278606965</text:p>
          </table:table-cell>
          <table:table-cell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float" office:value="0.0482587064676617" calcext:value-type="float">
            <text:p>0.0482587065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0.00696517412935323" calcext:value-type="float">
            <text:p>0.0069651741</text:p>
          </table:table-cell>
          <table:table-cell office:value-type="float" office:value="16.9811320754717" calcext:value-type="float">
            <text:p>16.9811320755</text:p>
          </table:table-cell>
        </table:table-row>
        <table:table-row table:style-name="ro1">
          <table:table-cell office:value-type="float" office:value="0.0442786069651741" calcext:value-type="float">
            <text:p>0.044278607</text:p>
          </table:table-cell>
          <table:table-cell office:value-type="float" office:value="10.4477611940298" calcext:value-type="float">
            <text:p>10.447761194</text:p>
          </table:table-cell>
        </table:table-row>
        <table:table-row table:style-name="ro1">
          <table:table-cell office:value-type="float" office:value="0.0606965174129353" calcext:value-type="float">
            <text:p>0.0606965174</text:p>
          </table:table-cell>
          <table:table-cell office:value-type="float" office:value="16.4948453608247" calcext:value-type="float">
            <text:p>16.4948453608</text:p>
          </table:table-cell>
        </table:table-row>
        <table:table-row table:style-name="ro1">
          <table:table-cell office:value-type="float" office:value="0.0407960199004975" calcext:value-type="float">
            <text:p>0.0407960199</text:p>
          </table:table-cell>
          <table:table-cell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0.0164179104477612" calcext:value-type="float">
            <text:p>0.0164179104</text:p>
          </table:table-cell>
          <table:table-cell office:value-type="float" office:value="6.12244897959184" calcext:value-type="float">
            <text:p>6.1224489796</text:p>
          </table:table-cell>
        </table:table-row>
        <table:table-row table:style-name="ro1">
          <table:table-cell office:value-type="float" office:value="0.00746268656716418" calcext:value-type="float">
            <text:p>0.00746268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447761194029851" calcext:value-type="float">
            <text:p>0.0044776119</text:p>
          </table:table-cell>
          <table:table-cell office:value-type="float" office:value="16.2790697674419" calcext:value-type="float">
            <text:p>16.2790697674</text:p>
          </table:table-cell>
        </table:table-row>
        <table:table-row table:style-name="ro1">
          <table:table-cell office:value-type="float" office:value="0.026865671641791" calcext:value-type="float">
            <text:p>0.0268656716</text:p>
          </table:table-cell>
          <table:table-cell office:value-type="float" office:value="28.3018867924528" calcext:value-type="float">
            <text:p>28.3018867925</text:p>
          </table:table-cell>
        </table:table-row>
        <table:table-row table:style-name="ro1">
          <table:table-cell office:value-type="float" office:value="0.036318407960199" calcext:value-type="float">
            <text:p>0.036318408</text:p>
          </table:table-cell>
          <table:table-cell office:value-type="float" office:value="7.8125" calcext:value-type="float">
            <text:p>7.8125</text:p>
          </table:table-cell>
        </table:table-row>
        <table:table-row table:style-name="ro1">
          <table:table-cell office:value-type="float" office:value="0.00298507462686567" calcext:value-type="float">
            <text:p>0.0029850746</text:p>
          </table:table-cell>
          <table:table-cell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0.0184171229467397" calcext:value-type="float">
            <text:p>0.0184171229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21901443504231" calcext:value-type="float">
            <text:p>0.0219014435</text:p>
          </table:table-cell>
          <table:table-cell office:value-type="float" office:value="19.1489361702128" calcext:value-type="float">
            <text:p>19.1489361702</text:p>
          </table:table-cell>
        </table:table-row>
        <table:table-row table:style-name="ro1">
          <table:table-cell office:value-type="float" office:value="0.0497760079641613" calcext:value-type="float">
            <text:p>0.049776008</text:p>
          </table:table-cell>
          <table:table-cell office:value-type="float" office:value="15.6862745098039" calcext:value-type="float">
            <text:p>15.6862745098</text:p>
          </table:table-cell>
        </table:table-row>
        <table:table-row table:style-name="ro1">
          <table:table-cell office:value-type="float" office:value="0.0293678446988552" calcext:value-type="float">
            <text:p>0.0293678447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119960179193629" calcext:value-type="float">
            <text:p>0.1199601792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134395221503235" calcext:value-type="float">
            <text:p>0.0134395222</text:p>
          </table:table-cell>
          <table:table-cell office:value-type="float" office:value="22.4489795918367" calcext:value-type="float">
            <text:p>22.4489795918</text:p>
          </table:table-cell>
        </table:table-row>
        <table:table-row table:style-name="ro1">
          <table:table-cell office:value-type="float" office:value="0.00696864111498258" calcext:value-type="float">
            <text:p>0.0069686411</text:p>
          </table:table-cell>
          <table:table-cell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float" office:value="0.00995520159283225" calcext:value-type="float">
            <text:p>0.0099552016</text:p>
          </table:table-cell>
          <table:table-cell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float" office:value="0.105525136884022" calcext:value-type="float">
            <text:p>0.1055251369</text:p>
          </table:table-cell>
          <table:table-cell office:value-type="float" office:value="4.25531914893617" calcext:value-type="float">
            <text:p>4.2553191489</text:p>
          </table:table-cell>
        </table:table-row>
        <table:table-row table:style-name="ro1">
          <table:table-cell office:value-type="float" office:value="0.0248880039820806" calcext:value-type="float">
            <text:p>0.024888004</text:p>
          </table:table-cell>
          <table:table-cell office:value-type="float" office:value="20.5882352941176" calcext:value-type="float">
            <text:p>20.588235294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0273768043802887" calcext:value-type="float">
            <text:p>0.0273768044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0.0104529616724739" calcext:value-type="float">
            <text:p>0.0104529617</text:p>
          </table:table-cell>
          <table:table-cell office:value-type="float" office:value="5.55555555555556" calcext:value-type="float">
            <text:p>5.5555555556</text:p>
          </table:table-cell>
        </table:table-row>
        <table:table-row table:style-name="ro1">
          <table:table-cell office:value-type="float" office:value="0.0502487562189055" calcext:value-type="float">
            <text:p>0.0502487562</text:p>
          </table:table-cell>
          <table:table-cell office:value-type="float" office:value="20.6896551724138" calcext:value-type="float">
            <text:p>20.6896551724</text:p>
          </table:table-cell>
        </table:table-row>
        <table:table-row table:style-name="ro1">
          <table:table-cell office:value-type="float" office:value="0.108955223880597" calcext:value-type="float">
            <text:p>0.1089552239</text:p>
          </table:table-cell>
          <table:table-cell office:value-type="float" office:value="17.3913043478261" calcext:value-type="float">
            <text:p>17.3913043478</text:p>
          </table:table-cell>
        </table:table-row>
        <table:table-row table:style-name="ro1">
          <table:table-cell office:value-type="float" office:value="0.129850746268657" calcext:value-type="float">
            <text:p>0.1298507463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.114427860696517" calcext:value-type="float">
            <text:p>0.1144278607</text:p>
          </table:table-cell>
          <table:table-cell office:value-type="float" office:value="19.047619047619" calcext:value-type="float">
            <text:p>19.0476190476</text:p>
          </table:table-cell>
        </table:table-row>
        <table:table-row table:style-name="ro1">
          <table:table-cell office:value-type="float" office:value="0.0402985074626866" calcext:value-type="float">
            <text:p>0.0402985075</text:p>
          </table:table-cell>
          <table:table-cell office:value-type="float" office:value="18.4210526315789" calcext:value-type="float">
            <text:p>18.4210526316</text:p>
          </table:table-cell>
        </table:table-row>
        <table:table-row table:style-name="ro1">
          <table:table-cell office:value-type="float" office:value="0.0303482587064677" calcext:value-type="float">
            <text:p>0.0303482587</text:p>
          </table:table-cell>
          <table:table-cell office:value-type="float" office:value="10.8108108108108" calcext:value-type="float">
            <text:p>10.8108108108</text:p>
          </table:table-cell>
        </table:table-row>
        <table:table-row table:style-name="ro1">
          <table:table-cell office:value-type="float" office:value="0.0348258706467662" calcext:value-type="float">
            <text:p>0.03482587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23880597014925" calcext:value-type="float">
            <text:p>0.0223880597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141791044776119" calcext:value-type="float">
            <text:p>0.1417910448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>
          <table:table-cell office:value-type="float" office:value="0.133333333333333" calcext:value-type="float">
            <text:p>0.1333333333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139303482587065" calcext:value-type="float">
            <text:p>0.0139303483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 table:visibility="filter">
          <table:table-cell office:value-type="float" office:value="0.103980099502488" calcext:value-type="float">
            <text:p>0.1039800995</text:p>
          </table:table-cell>
          <table:table-cell office:value-type="float" office:value="29.0322580645161" calcext:value-type="float">
            <text:p>29.0322580645</text:p>
          </table:table-cell>
        </table:table-row>
        <table:table-row table:style-name="ro1">
          <table:table-cell office:value-type="float" office:value="0.0099502487562189" calcext:value-type="float">
            <text:p>0.00995024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6318407960199" calcext:value-type="float">
            <text:p>0.036318408</text:p>
          </table:table-cell>
          <table:table-cell office:value-type="float" office:value="38.0952380952381" calcext:value-type="float">
            <text:p>38.0952380952</text:p>
          </table:table-cell>
        </table:table-row>
        <table:table-row table:style-name="ro1">
          <table:table-cell office:value-type="float" office:value="0.0786069651741293" calcext:value-type="float">
            <text:p>0.0786069652</text:p>
          </table:table-cell>
          <table:table-cell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float" office:value="0.0278606965174129" calcext:value-type="float">
            <text:p>0.0278606965</text:p>
          </table:table-cell>
          <table:table-cell office:value-type="float" office:value="8.10810810810811" calcext:value-type="float">
            <text:p>8.1081081081</text:p>
          </table:table-cell>
        </table:table-row>
        <table:table-row table:style-name="ro1">
          <table:table-cell office:value-type="float" office:value="0.081592039800995" calcext:value-type="float">
            <text:p>0.0815920398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.0641791044776119" calcext:value-type="float">
            <text:p>0.0641791045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562189054726368" calcext:value-type="float">
            <text:p>0.0562189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348258706467662" calcext:value-type="float">
            <text:p>0.0348258706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162686567164179" calcext:value-type="float">
            <text:p>0.1626865672</text:p>
          </table:table-cell>
          <table:table-cell office:value-type="float" office:value="30.7692307692308" calcext:value-type="float">
            <text:p>30.7692307692</text:p>
          </table:table-cell>
        </table:table-row>
        <table:table-row table:style-name="ro1">
          <table:table-cell office:value-type="float" office:value="0.0736318407960199" calcext:value-type="float">
            <text:p>0.0736318408</text:p>
          </table:table-cell>
          <table:table-cell office:value-type="float" office:value="14.6341463414634" calcext:value-type="float">
            <text:p>14.6341463415</text:p>
          </table:table-cell>
        </table:table-row>
        <table:table-row table:style-name="ro1">
          <table:table-cell office:value-type="float" office:value="0.0422885572139304" calcext:value-type="float">
            <text:p>0.042288557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661691542288557" calcext:value-type="float">
            <text:p>0.0661691542</text:p>
          </table:table-cell>
          <table:table-cell office:value-type="float" office:value="13.8888888888889" calcext:value-type="float">
            <text:p>13.8888888889</text:p>
          </table:table-cell>
        </table:table-row>
        <table:table-row table:style-name="ro1">
          <table:table-cell office:value-type="float" office:value="0.0308457711442786" calcext:value-type="float">
            <text:p>0.0308457711</text:p>
          </table:table-cell>
          <table:table-cell office:value-type="float" office:value="4.54545454545455" calcext:value-type="float">
            <text:p>4.5454545455</text:p>
          </table:table-cell>
        </table:table-row>
        <table:table-row table:style-name="ro1">
          <table:table-cell office:value-type="float" office:value="0.045273631840796" calcext:value-type="float">
            <text:p>0.045273631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572139303482587" calcext:value-type="float">
            <text:p>0.0572139303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0.0592039800995025" calcext:value-type="float">
            <text:p>0.0592039801</text:p>
          </table:table-cell>
          <table:table-cell office:value-type="float" office:value="23.9130434782609" calcext:value-type="float">
            <text:p>23.9130434783</text:p>
          </table:table-cell>
        </table:table-row>
        <table:table-row table:style-name="ro1">
          <table:table-cell office:value-type="float" office:value="0.0621890547263682" calcext:value-type="float">
            <text:p>0.0621890547</text:p>
          </table:table-cell>
          <table:table-cell office:value-type="float" office:value="13.0434782608696" calcext:value-type="float">
            <text:p>13.0434782609</text:p>
          </table:table-cell>
        </table:table-row>
        <table:table-row table:style-name="ro1">
          <table:table-cell office:value-type="float" office:value="0.026865671641791" calcext:value-type="float">
            <text:p>0.0268656716</text:p>
          </table:table-cell>
          <table:table-cell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0.0587064676616915" calcext:value-type="float">
            <text:p>0.0587064677</text:p>
          </table:table-cell>
          <table:table-cell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0.0572139303482587" calcext:value-type="float">
            <text:p>0.05721393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53233830845771" calcext:value-type="float">
            <text:p>0.1532338308</text:p>
          </table:table-cell>
          <table:table-cell office:value-type="float" office:value="15.1515151515152" calcext:value-type="float">
            <text:p>15.1515151515</text:p>
          </table:table-cell>
        </table:table-row>
        <table:table-row table:style-name="ro1">
          <table:table-cell office:value-type="float" office:value="0.0099502487562189" calcext:value-type="float">
            <text:p>0.0099502488</text:p>
          </table:table-cell>
          <table:table-cell office:value-type="float" office:value="9.09090909090909" calcext:value-type="float">
            <text:p>9.0909090909</text:p>
          </table:table-cell>
        </table:table-row>
        <table:table-row table:style-name="ro1">
          <table:table-cell office:value-type="float" office:value="0.0139303482587065" calcext:value-type="float">
            <text:p>0.0139303483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577114427860696" calcext:value-type="float">
            <text:p>0.0577114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6268656716418" calcext:value-type="float">
            <text:p>0.074626865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552238805970149" calcext:value-type="float">
            <text:p>0.0552238806</text:p>
          </table:table-cell>
          <table:table-cell office:value-type="float" office:value="35.7142857142857" calcext:value-type="float">
            <text:p>35.7142857143</text:p>
          </table:table-cell>
        </table:table-row>
        <table:table-row table:style-name="ro1">
          <table:table-cell office:value-type="float" office:value="0.00796019900497512" calcext:value-type="float">
            <text:p>0.007960199</text:p>
          </table:table-cell>
          <table:table-cell office:value-type="float" office:value="22.2222222222222" calcext:value-type="float">
            <text:p>22.2222222222</text:p>
          </table:table-cell>
        </table:table-row>
        <table:table-row table:style-name="ro1">
          <table:table-cell office:value-type="float" office:value="0.0119402985074627" calcext:value-type="float">
            <text:p>0.0119402985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 table:visibility="filter">
          <table:table-cell office:value-type="float" office:value="0.0104477611940299" calcext:value-type="float">
            <text:p>0.010447761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.00497512437810945" calcext:value-type="float">
            <text:p>0.0049751244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office:value-type="float" office:value="0.0477611940298507" calcext:value-type="float">
            <text:p>0.047761194</text:p>
          </table:table-cell>
          <table:table-cell office:value-type="float" office:value="11.6279069767442" calcext:value-type="float">
            <text:p>11.6279069767</text:p>
          </table:table-cell>
        </table:table-row>
        <table:table-row table:style-name="ro1">
          <table:table-cell office:value-type="float" office:value="0.054228855721393" calcext:value-type="float">
            <text:p>0.0542288557</text:p>
          </table:table-cell>
          <table:table-cell office:value-type="float" office:value="7.69230769230769" calcext:value-type="float">
            <text:p>7.6923076923</text:p>
          </table:table-cell>
        </table:table-row>
        <table:table-row table:style-name="ro1">
          <table:table-cell office:value-type="float" office:value="0.0681592039800995" calcext:value-type="float">
            <text:p>0.068159204</text:p>
          </table:table-cell>
          <table:table-cell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float" office:value="0.0303482587064677" calcext:value-type="float">
            <text:p>0.0303482587</text:p>
          </table:table-cell>
          <table:table-cell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0.0651741293532338" calcext:value-type="float">
            <text:p>0.0651741294</text:p>
          </table:table-cell>
          <table:table-cell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0.0288557213930348" calcext:value-type="float">
            <text:p>0.0288557214</text:p>
          </table:table-cell>
          <table:table-cell office:value-type="float" office:value="30.4347826086957" calcext:value-type="float">
            <text:p>30.4347826087</text:p>
          </table:table-cell>
        </table:table-row>
        <table:table-row table:style-name="ro1">
          <table:table-cell office:value-type="float" office:value="0.109950248756219" calcext:value-type="float">
            <text:p>0.1099502488</text:p>
          </table:table-cell>
          <table:table-cell office:value-type="float" office:value="35.8974358974359" calcext:value-type="float">
            <text:p>35.8974358974</text:p>
          </table:table-cell>
        </table:table-row>
        <table:table-row table:style-name="ro1">
          <table:table-cell office:value-type="float" office:value="0.0706467661691542" calcext:value-type="float">
            <text:p>0.0706467662</text:p>
          </table:table-cell>
          <table:table-cell office:value-type="float" office:value="13.6363636363636" calcext:value-type="float">
            <text:p>13.6363636364</text:p>
          </table:table-cell>
        </table:table-row>
        <table:table-row table:style-name="ro1">
          <table:table-cell office:value-type="float" office:value="0.0388059701492537" calcext:value-type="float">
            <text:p>0.0388059701</text:p>
          </table:table-cell>
          <table:table-cell office:value-type="float" office:value="11.5384615384615" calcext:value-type="float">
            <text:p>11.538461538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</table:table-row>
        <table:table-row table:style-name="ro1">
          <table:table-cell office:value-type="float" office:value="0.0253731343283582" calcext:value-type="float">
            <text:p>0.02537313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96517412935323" calcext:value-type="float">
            <text:p>0.006965174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502487562189" calcext:value-type="float">
            <text:p>0.00099502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8507462686567" calcext:value-type="float">
            <text:p>0.0298507463</text:p>
          </table:table-cell>
          <table:table-cell office:value-type="float" office:value="3.44827586206897" calcext:value-type="float">
            <text:p>3.44827586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.26315789473684" calcext:value-type="float">
            <text:p>5.2631578947</text:p>
          </table:table-cell>
        </table:table-row>
        <table:table-row table:style-name="ro1" table:visibility="filter">
          <table:table-cell office:value-type="float" office:value="0.0104477611940299" calcext:value-type="float">
            <text:p>0.0104477612</text:p>
          </table:table-cell>
          <table:table-cell office:value-type="float" office:value="12.5" calcext:value-type="float">
            <text:p>12.5</text:p>
          </table:table-cell>
        </table:table-row>
      </table:table>
      <table:named-expressions/>
      <table:database-ranges>
        <table:database-range table:name="__Anonymous_Sheet_DB__0" table:target-range-address="Sheet1.I11:Sheet1.I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1:11:06.437509839</meta:creation-date>
    <dc:date>2019-07-30T11:23:44.348221248</dc:date>
    <meta:editing-duration>PT12M37S</meta:editing-duration>
    <meta:editing-cycles>2</meta:editing-cycles>
    <meta:generator>LibreOffice/5.1.6.2$Linux_X86_64 LibreOffice_project/10m0$Build-2</meta:generator>
    <meta:document-statistic meta:table-count="1" meta:cell-count="7096" meta:object-count="0"/>
  </office:meta>
</office:document-meta>
</file>